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pitch="variable"/>
    <style:font-face style:name="Palatino Linotype1" svg:font-family="'Palatino Linotype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4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18cm" fo:min-width="3.47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0.7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9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7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2.38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.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41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82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.4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48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64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61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48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16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5.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2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9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8.7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.5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5.14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2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55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62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48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5.32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.93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66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7.62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7.55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84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7.14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65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0000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12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47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47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7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9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32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06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85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89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49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76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9.18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3.03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5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5.00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68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7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5.28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57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3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3.19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4.39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9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2cm" fo:min-width="0.47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0.0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73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47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08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11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3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8.5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4.99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3.60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1.11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6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6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0.46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79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1.88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1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6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77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95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9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78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38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6.95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3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5.45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5.34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2.09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8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6.92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93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6.97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2.02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82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5.62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22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1.22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5.56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6.0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6.46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97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59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3.45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1.06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4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31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6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4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88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81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6.11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9.90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2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4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5.54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9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57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9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4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7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7.28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15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48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4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5.43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5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7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4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3.98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9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3.13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70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2.28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69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4.35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90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6.186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713cm" fo:min-width="16.13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713cm" fo:min-width="17.278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3.38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04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39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52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3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15.47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133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962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216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437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3.63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52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39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494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1.713cm" fo:min-width="15.826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617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952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7.44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4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13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123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6.122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4.63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48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10.84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676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1.182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666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0.377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38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5.172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35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221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9.575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509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85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456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0.456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1.881cm" fo:min-width="14.531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72cm" fo:min-width="0.468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0.456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4.362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.908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73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456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532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3.32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12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2.659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55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14.184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755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284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5.383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26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573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464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6.299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674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899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615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478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592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5.347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577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1.285cm" fo:min-width="15.318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58cm" fo:min-width="0.634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4.383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1.285cm" fo:min-width="15.852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16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56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444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558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0.444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3.006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258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6.148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4.214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558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757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67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6.973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518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3.308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541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2.924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6.618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133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089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0.441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444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075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966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145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518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3.673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9.249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4.457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732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3.678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2.998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2.364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46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07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49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78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31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65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0.449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99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58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9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0.45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25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5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4.353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48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49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63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0.45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12.236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45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61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29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92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17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23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83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59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76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19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71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21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4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22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14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98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54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5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5.204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795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5.377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3.46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07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49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2.827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693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79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0.45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6.163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6.576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8.697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449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476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5.75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5.751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701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5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5.155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5.75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5.751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701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45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3.956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456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0.911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282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995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905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0.014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831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334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644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566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521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5.543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5.259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6.974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3.454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58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635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52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7.052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466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416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867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484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2.8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2.338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.849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.963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5.228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889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4.012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6.389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4.542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.931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4.967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5.415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3.49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3.582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3.33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fo:font-size="15.8999996185303pt" style:font-size-asian="12pt" style:font-size-complex="12pt"/>
    </style:style>
    <style:style style:name="P3" style:family="paragraph">
      <loext:graphic-properties draw:fill="none"/>
      <style:paragraph-properties fo:text-align="start"/>
      <style:text-properties fo:font-size="6.69999980926514pt" style:font-size-asian="5pt" style:font-size-complex="5pt"/>
    </style:style>
    <style:style style:name="P4" style:family="paragraph">
      <loext:graphic-properties draw:fill="none"/>
      <style:paragraph-properties fo:text-align="start"/>
      <style:text-properties fo:font-size="12pt" style:font-size-asian="9pt" style:font-size-complex="9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start" style:writing-mode="lr-tb"/>
      <style:text-properties fo:background-color="#ffff00"/>
    </style:style>
    <style:style style:name="P8" style:family="paragraph">
      <loext:graphic-properties draw:fill="none"/>
      <style:paragraph-properties fo:text-align="start"/>
      <style:text-properties fo:font-size="12pt" fo:background-color="#ffff00" style:font-size-asian="12pt" style:font-size-complex="12pt"/>
    </style:style>
    <style:style style:name="P9" style:family="paragraph">
      <loext:graphic-properties draw:fill="none"/>
      <style:paragraph-properties fo:text-align="start"/>
      <style:text-properties fo:font-size="15.8999996185303pt" fo:background-color="#ffff00" style:font-size-asian="12pt" style:font-size-complex="12pt"/>
    </style:style>
    <style:style style:name="T1" style:family="text">
      <style:text-properties fo:color="#000000" loext:opacity="100%" style:font-name="Palatino Linotype1" fo:font-size="12pt" fo:font-weight="normal" style:font-name-asian="Palatino Linotype1" style:font-size-asian="12pt" style:font-weight-asian="normal" style:font-name-complex="Palatino Linotype1" style:font-size-complex="12pt" style:font-weight-complex="normal"/>
    </style:style>
    <style:style style:name="T2" style:family="text">
      <style:text-properties fo:color="#000000" loext:opacity="100%" style:font-name="Arial1" fo:font-size="5pt" fo:font-weight="normal" style:font-name-asian="Arial1" style:font-size-asian="5pt" style:font-weight-asian="normal" style:font-name-complex="Arial1" style:font-size-complex="5pt" style:font-weight-complex="normal"/>
    </style:style>
    <style:style style:name="T3" style:family="text">
      <style:text-properties fo:color="#000000" loext:opacity="100%" style:font-name="Palatino Linotype1" fo:font-size="12pt" fo:font-weight="bold" style:font-name-asian="Palatino Linotype1" style:font-size-asian="12pt" style:font-weight-asian="bold" style:font-name-complex="Palatino Linotype1" style:font-size-complex="12pt" style:font-weight-complex="bold"/>
    </style:style>
    <style:style style:name="T4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6" style:family="text">
      <style:text-properties fo:color="#000000" loext:opacity="100%" style:font-name="Palatino Linotype1" fo:font-size="12pt" fo:font-style="italic" fo:font-weight="normal" style:font-name-asian="Palatino Linotype1" style:font-size-asian="12pt" style:font-style-asian="italic" style:font-weight-asian="normal" style:font-name-complex="Palatino Linotype1" style:font-size-complex="12pt" style:font-style-complex="italic" style:font-weight-complex="normal"/>
    </style:style>
    <style:style style:name="T7" style:family="text">
      <style:text-properties fo:color="#000000" loext:opacity="100%" style:font-name="Palatino Linotype1" fo:font-size="9pt" fo:font-weight="normal" style:font-name-asian="Palatino Linotype1" style:font-size-asian="9pt" style:font-weight-asian="normal" style:font-name-complex="Palatino Linotype1" style:font-size-complex="9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loext:opacity="100%" style:font-name="Palatino Linotype1" fo:font-size="12pt" fo:font-weight="normal" fo:background-color="#ffff00" style:font-name-asian="Palatino Linotype1" style:font-size-asian="12pt" style:font-weight-asian="normal" style:font-name-complex="Palatino Linotype1" style:font-size-complex="12pt" style:font-weight-complex="normal"/>
    </style:style>
    <style:style style:name="T10" style:family="text">
      <style:text-properties fo:color="#000000" loext:opacity="100%" fo:font-size="12pt" fo:font-weight="normal" fo:background-color="#ffff00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88cm" svg:height="0.469cm" svg:x="1.263cm" svg:y="0.1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475cm" svg:height="0.218cm" svg:x="17.692cm" svg:y="27.544cm">
          <draw:text-box>
            <text:p text:style-name="P1"><text:span text:style-name="T2">www.DIVORCEmate.com <text:s/>2024.0201 </text:span></text:p>
          </draw:text-box>
        </draw:frame>
        <draw:frame draw:style-name="gr3" draw:text-style-name="P2" draw:layer="layout" svg:width="10.746cm" svg:height="0.468cm" svg:x="1.263cm" svg:y="1.538cm">
          <draw:text-box>
            <text:p text:style-name="P1"><text:span text:style-name="T1">THIS IS A SEPARATION AGREEMENT DATED </text:span></text:p>
          </draw:text-box>
        </draw:frame>
        <draw:frame draw:style-name="gr1" draw:text-style-name="P2" draw:layer="layout" svg:width="0.488cm" svg:height="0.469cm" svg:x="1.263cm" svg:y="2.163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1.98cm" svg:height="0.469cm" svg:x="1.263cm" svg:y="2.787cm">
          <draw:text-box>
            <text:p text:style-name="P1"><text:span text:style-name="T1">Between </text:span></text:p>
          </draw:text-box>
        </draw:frame>
        <draw:frame draw:style-name="gr1" draw:text-style-name="P2" draw:layer="layout" svg:width="0.488cm" svg:height="0.469cm" svg:x="1.263cm" svg:y="3.412cm">
          <draw:text-box>
            <text:p text:style-name="P1"><text:span text:style-name="T1"><text:s/></text:span></text:p>
          </draw:text-box>
        </draw:frame>
        <draw:frame draw:style-name="gr5" draw:text-style-name="P2" draw:layer="layout" svg:width="5.723cm" svg:height="0.469cm" svg:x="8.07cm" svg:y="4.036cm">
          <draw:text-box>
            <text:p text:style-name="P1"><text:span text:style-name="T1">Natashia Lynn Michinski <text:s/></text:span></text:p>
          </draw:text-box>
        </draw:frame>
        <draw:frame draw:style-name="gr6" draw:text-style-name="P2" draw:layer="layout" svg:width="2.383cm" svg:height="0.468cm" svg:x="18.1cm" svg:y="4.657cm">
          <draw:text-box>
            <text:p text:style-name="P1"><text:span text:style-name="T1">(Natashia) </text:span></text:p>
          </draw:text-box>
        </draw:frame>
        <draw:frame draw:style-name="gr7" draw:text-style-name="P2" draw:layer="layout" svg:width="1.29cm" svg:height="0.468cm" svg:x="10.229cm" svg:y="5.281cm">
          <draw:text-box>
            <text:p text:style-name="P1"><text:span text:style-name="T1">AND </text:span></text:p>
          </draw:text-box>
        </draw:frame>
        <draw:frame draw:style-name="gr1" draw:text-style-name="P2" draw:layer="layout" svg:width="0.488cm" svg:height="0.469cm" svg:x="1.263cm" svg:y="5.90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4.419cm" svg:height="0.469cm" svg:x="8.72cm" svg:y="6.529cm">
          <draw:text-box>
            <text:p text:style-name="P1"><text:span text:style-name="T1">Justin Skyler Zanth <text:s/></text:span></text:p>
          </draw:text-box>
        </draw:frame>
        <draw:frame draw:style-name="gr9" draw:text-style-name="P2" draw:layer="layout" svg:width="1.824cm" svg:height="0.469cm" svg:x="18.664cm" svg:y="7.154cm">
          <draw:text-box>
            <text:p text:style-name="P1"><text:span text:style-name="T1">(Skyler) </text:span></text:p>
          </draw:text-box>
        </draw:frame>
        <draw:frame draw:style-name="gr1" draw:text-style-name="P2" draw:layer="layout" svg:width="0.488cm" svg:height="0.469cm" svg:x="1.263cm" svg:y="7.778cm">
          <draw:text-box>
            <text:p text:style-name="P1"><text:span text:style-name="T1"><text:s/></text:span></text:p>
          </draw:text-box>
        </draw:frame>
        <draw:frame draw:style-name="gr10" draw:text-style-name="P2" draw:layer="layout" svg:width="0.488cm" svg:height="0.468cm" svg:x="1.263cm" svg:y="8.4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88cm" svg:height="0.469cm" svg:x="1.263cm" svg:y="9.491cm">
          <draw:text-box>
            <text:p text:style-name="P1"><text:span text:style-name="T3">1.</text:span></text:p>
          </draw:text-box>
        </draw:frame>
        <draw:frame draw:style-name="gr11" draw:text-style-name="P2" draw:layer="layout" svg:width="0.489cm" svg:height="0.519cm" svg:x="1.63cm" svg:y="9.411cm">
          <draw:text-box>
            <text:p text:style-name="P1"><text:span text:style-name="T4"><text:s/></text:span></text:p>
          </draw:text-box>
        </draw:frame>
        <draw:frame draw:style-name="gr12" draw:text-style-name="P2" draw:layer="layout" svg:width="2.646cm" svg:height="0.469cm" svg:x="2.733cm" svg:y="9.491cm">
          <draw:text-box>
            <text:p text:style-name="P1"><text:span text:style-name="T3">Definitions </text:span></text:p>
          </draw:text-box>
        </draw:frame>
        <draw:frame draw:style-name="gr13" draw:text-style-name="P2" draw:layer="layout" svg:width="0.614cm" svg:height="0.469cm" svg:x="1.263cm" svg:y="10.578cm">
          <draw:text-box>
            <text:p text:style-name="P1"><text:span text:style-name="T1">1.1</text:span></text:p>
          </draw:text-box>
        </draw:frame>
        <draw:frame draw:style-name="gr14" draw:text-style-name="P2" draw:layer="layout" svg:width="0.488cm" svg:height="0.519cm" svg:x="1.875cm" svg:y="10.498cm">
          <draw:text-box>
            <text:p text:style-name="P1"><text:span text:style-name="T5"><text:s/></text:span></text:p>
          </draw:text-box>
        </draw:frame>
        <draw:frame draw:style-name="gr15" draw:text-style-name="P2" draw:layer="layout" svg:width="4.169cm" svg:height="0.469cm" svg:x="2.733cm" svg:y="10.578cm">
          <draw:text-box>
            <text:p text:style-name="P1"><text:span text:style-name="T1">In this Agreement: </text:span></text:p>
          </draw:text-box>
        </draw:frame>
        <draw:frame draw:style-name="gr16" draw:text-style-name="P2" draw:layer="layout" svg:width="0.569cm" svg:height="0.469cm" svg:x="2.733cm" svg:y="11.744cm">
          <draw:text-box>
            <text:p text:style-name="P1"><text:span text:style-name="T1">(a)</text:span></text:p>
          </draw:text-box>
        </draw:frame>
        <draw:frame draw:style-name="gr11" draw:text-style-name="P2" draw:layer="layout" svg:width="0.489cm" svg:height="0.519cm" svg:x="3.304cm" svg:y="11.664cm">
          <draw:text-box>
            <text:p text:style-name="P1"><text:span text:style-name="T5"><text:s/></text:span></text:p>
          </draw:text-box>
        </draw:frame>
        <draw:frame draw:style-name="gr17" draw:text-style-name="P2" draw:layer="layout" svg:width="15.76cm" svg:height="0.469cm" svg:x="4.201cm" svg:y="11.744cm">
          <draw:text-box>
            <text:p text:style-name="P1"><text:span text:style-name="T1">"cohabit" means to live with another person in a relationship resembling </text:span></text:p>
          </draw:text-box>
        </draw:frame>
        <draw:frame draw:style-name="gr18" draw:text-style-name="P2" draw:layer="layout" svg:width="2.211cm" svg:height="0.469cm" svg:x="4.201cm" svg:y="12.682cm">
          <draw:text-box>
            <text:p text:style-name="P1"><text:span text:style-name="T1">marriage; </text:span></text:p>
          </draw:text-box>
        </draw:frame>
        <draw:frame draw:style-name="gr19" draw:text-style-name="P2" draw:layer="layout" svg:width="0.594cm" svg:height="0.469cm" svg:x="2.733cm" svg:y="13.848cm">
          <draw:text-box>
            <text:p text:style-name="P1"><text:span text:style-name="T1">(b)</text:span></text:p>
          </draw:text-box>
        </draw:frame>
        <draw:frame draw:style-name="gr11" draw:text-style-name="P2" draw:layer="layout" svg:width="0.489cm" svg:height="0.519cm" svg:x="3.329cm" svg:y="13.768cm">
          <draw:text-box>
            <text:p text:style-name="P1"><text:span text:style-name="T5"><text:s/></text:span></text:p>
          </draw:text-box>
        </draw:frame>
        <draw:frame draw:style-name="gr20" draw:text-style-name="P2" draw:layer="layout" svg:width="8.772cm" svg:height="0.469cm" svg:x="4.201cm" svg:y="13.848cm">
          <draw:text-box>
            <text:p text:style-name="P1"><text:span text:style-name="T1">"CRA" means Canada Revenue Agency; </text:span></text:p>
          </draw:text-box>
        </draw:frame>
        <draw:frame draw:style-name="gr21" draw:text-style-name="P2" draw:layer="layout" svg:width="0.54cm" svg:height="0.468cm" svg:x="2.733cm" svg:y="15.016cm">
          <draw:text-box>
            <text:p text:style-name="P1"><text:span text:style-name="T1">(c)</text:span></text:p>
          </draw:text-box>
        </draw:frame>
        <draw:frame draw:style-name="gr14" draw:text-style-name="P2" draw:layer="layout" svg:width="0.488cm" svg:height="0.519cm" svg:x="3.276cm" svg:y="14.936cm">
          <draw:text-box>
            <text:p text:style-name="P1"><text:span text:style-name="T5"><text:s/></text:span></text:p>
          </draw:text-box>
        </draw:frame>
        <draw:frame draw:style-name="gr22" draw:text-style-name="P2" draw:layer="layout" svg:width="15.142cm" svg:height="0.468cm" svg:x="4.201cm" svg:y="15.016cm">
          <draw:text-box>
            <text:p text:style-name="P1"><text:span text:style-name="T1">"FRO" means the Family Responsibility Office described in the </text:span><text:span text:style-name="T6">Family </text:span></text:p>
          </draw:text-box>
        </draw:frame>
        <draw:frame draw:style-name="gr23" draw:text-style-name="P2" draw:layer="layout" svg:width="16.283cm" svg:height="0.469cm" svg:x="4.201cm" svg:y="15.954cm">
          <draw:text-box>
            <text:p text:style-name="P1"><text:span text:style-name="T6">Responsibility and Support Arrears Enforcement Act</text:span><text:span text:style-name="T1">, or any successor support </text:span></text:p>
          </draw:text-box>
        </draw:frame>
        <draw:frame draw:style-name="gr24" draw:text-style-name="P2" draw:layer="layout" svg:width="5.556cm" svg:height="0.469cm" svg:x="4.201cm" svg:y="16.888cm">
          <draw:text-box>
            <text:p text:style-name="P1"><text:span text:style-name="T1">enforcement agency; and </text:span></text:p>
          </draw:text-box>
        </draw:frame>
        <draw:frame draw:style-name="gr25" draw:text-style-name="P2" draw:layer="layout" svg:width="0.624cm" svg:height="0.469cm" svg:x="2.733cm" svg:y="18.054cm">
          <draw:text-box>
            <text:p text:style-name="P1"><text:span text:style-name="T1">(d)</text:span></text:p>
          </draw:text-box>
        </draw:frame>
        <draw:frame draw:style-name="gr26" draw:text-style-name="P2" draw:layer="layout" svg:width="0.489cm" svg:height="0.518cm" svg:x="3.359cm" svg:y="17.975cm">
          <draw:text-box>
            <text:p text:style-name="P1"><text:span text:style-name="T5"><text:s/></text:span></text:p>
          </draw:text-box>
        </draw:frame>
        <draw:frame draw:style-name="gr27" draw:text-style-name="P2" draw:layer="layout" svg:width="15.328cm" svg:height="0.469cm" svg:x="4.201cm" svg:y="18.054cm">
          <draw:text-box>
            <text:p text:style-name="P1"><text:span text:style-name="T1">"family home" means the property at 15490 Ashburn Road in Berwick, </text:span></text:p>
          </draw:text-box>
        </draw:frame>
        <draw:frame draw:style-name="gr28" draw:text-style-name="P2" draw:layer="layout" svg:width="1.931cm" svg:height="0.468cm" svg:x="4.201cm" svg:y="18.993cm">
          <draw:text-box>
            <text:p text:style-name="P1"><text:span text:style-name="T1">Ontario. </text:span></text:p>
          </draw:text-box>
        </draw:frame>
        <draw:frame draw:style-name="gr13" draw:text-style-name="P2" draw:layer="layout" svg:width="0.614cm" svg:height="0.469cm" svg:x="1.263cm" svg:y="20.158cm">
          <draw:text-box>
            <text:p text:style-name="P1"><text:span text:style-name="T1">1.2</text:span></text:p>
          </draw:text-box>
        </draw:frame>
        <draw:frame draw:style-name="gr14" draw:text-style-name="P2" draw:layer="layout" svg:width="0.488cm" svg:height="0.519cm" svg:x="1.875cm" svg:y="20.079cm">
          <draw:text-box>
            <text:p text:style-name="P1"><text:span text:style-name="T5"><text:s/></text:span></text:p>
          </draw:text-box>
        </draw:frame>
        <draw:frame draw:style-name="gr29" draw:text-style-name="P2" draw:layer="layout" svg:width="17.665cm" svg:height="0.469cm" svg:x="2.733cm" svg:y="20.158cm">
          <draw:text-box>
            <text:p text:style-name="P1"><text:span text:style-name="T1">Any reference to a statute means the legislation bearing that name at the time the </text:span></text:p>
          </draw:text-box>
        </draw:frame>
        <draw:frame draw:style-name="gr30" draw:text-style-name="P2" draw:layer="layout" svg:width="17.625cm" svg:height="0.468cm" svg:x="2.733cm" svg:y="21.099cm">
          <draw:text-box>
            <text:p text:style-name="P1"><text:span text:style-name="T1">Agreement is signed and includes its regulations and any amending or successor </text:span></text:p>
          </draw:text-box>
        </draw:frame>
        <draw:frame draw:style-name="gr31" draw:text-style-name="P2" draw:layer="layout" svg:width="17.556cm" svg:height="0.468cm" svg:x="2.733cm" svg:y="22.034cm">
          <draw:text-box>
            <text:p text:style-name="P1"><text:span text:style-name="T1">legislation. For example, "</text:span><text:span text:style-name="T6">Family Law Act</text:span><text:span text:style-name="T1">" means the </text:span><text:span text:style-name="T6">Family Law Act</text:span><text:span text:style-name="T1">, R.S.O. 1990, </text:span></text:p>
          </draw:text-box>
        </draw:frame>
        <draw:frame draw:style-name="gr32" draw:text-style-name="P2" draw:layer="layout" svg:width="16.841cm" svg:height="0.469cm" svg:x="2.733cm" svg:y="22.968cm">
          <draw:text-box>
            <text:p text:style-name="P1"><text:span text:style-name="T1">c. F.3, as amended, and includes R.R.O. 1990, Reg. 368, R.R.O. 1990, Reg. 367, <text:s/></text:span></text:p>
          </draw:text-box>
        </draw:frame>
        <draw:frame draw:style-name="gr33" draw:text-style-name="P2" draw:layer="layout" svg:width="7.142cm" svg:height="0.469cm" svg:x="2.733cm" svg:y="23.906cm">
          <draw:text-box>
            <text:p text:style-name="P1"><text:span text:style-name="T1">O.Reg. 391/97 and O.Reg 190/15. </text:span></text:p>
          </draw:text-box>
        </draw:frame>
      </draw:page>
      <draw:page draw:name="page2" draw:style-name="dp1" draw:master-page-name="master-page28">
        <draw:frame draw:style-name="gr34" draw:text-style-name="P4" draw:layer="layout" svg:width="3.652cm" svg:height="0.353cm" svg:x="0.51cm" svg:y="0.294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20.098cm" svg:height="0.019cm" svg:x="0.453cm" svg:y="0.686cm" svg:viewBox="0 0 20099 20" draw:points="0,20 20099,20 20099,0 0,0">
          <text:p/>
        </draw:polygon>
        <draw:frame draw:style-name="gr36" draw:text-style-name="P4" draw:layer="layout" svg:width="1.129cm" svg:height="0.353cm" svg:x="19.461cm" svg:y="0.294cm">
          <draw:text-box>
            <text:p text:style-name="P1"><text:span text:style-name="T7">Page 2 </text:span></text:p>
          </draw:text-box>
        </draw:frame>
        <draw:frame draw:style-name="gr37" draw:text-style-name="P2" draw:layer="layout" svg:width="0.475cm" svg:height="0.469cm" svg:x="1.225cm" svg:y="27.471cm">
          <draw:text-box>
            <text:p text:style-name="P1"><text:span text:style-name="T1"><text:s/></text:span></text:p>
          </draw:text-box>
        </draw:frame>
        <draw:frame draw:style-name="gr37" draw:text-style-name="P2" draw:layer="layout" svg:width="0.475cm" svg:height="0.469cm" svg:x="1.225cm" svg:y="1.717cm">
          <draw:text-box>
            <text:p text:style-name="P1"><text:span text:style-name="T3">2.</text:span></text:p>
          </draw:text-box>
        </draw:frame>
        <draw:frame draw:style-name="gr38" draw:text-style-name="P2" draw:layer="layout" svg:width="0.475cm" svg:height="0.519cm" svg:x="1.582cm" svg:y="1.638cm">
          <draw:text-box>
            <text:p text:style-name="P1"><text:span text:style-name="T4"><text:s/></text:span></text:p>
          </draw:text-box>
        </draw:frame>
        <draw:frame draw:style-name="gr39" draw:text-style-name="P2" draw:layer="layout" svg:width="2.76cm" svg:height="0.469cm" svg:x="2.653cm" svg:y="1.717cm">
          <draw:text-box>
            <text:p text:style-name="P1"><text:span text:style-name="T3">Background </text:span></text:p>
          </draw:text-box>
        </draw:frame>
        <draw:frame draw:style-name="gr40" draw:text-style-name="P2" draw:layer="layout" svg:width="0.596cm" svg:height="0.469cm" svg:x="1.225cm" svg:y="2.805cm">
          <draw:text-box>
            <text:p text:style-name="P1"><text:span text:style-name="T1">2.1</text:span></text:p>
          </draw:text-box>
        </draw:frame>
        <draw:frame draw:style-name="gr38" draw:text-style-name="P2" draw:layer="layout" svg:width="0.475cm" svg:height="0.519cm" svg:x="1.819cm" svg:y="2.725cm">
          <draw:text-box>
            <text:p text:style-name="P1"><text:span text:style-name="T5"><text:s/></text:span></text:p>
          </draw:text-box>
        </draw:frame>
        <draw:frame draw:style-name="gr41" draw:text-style-name="P2" draw:layer="layout" svg:width="11.329cm" svg:height="0.469cm" svg:x="2.653cm" svg:y="2.805cm">
          <draw:text-box>
            <text:p text:style-name="P1"><text:span text:style-name="T1">Natashia and Skyler began cohabiting on 12/01/2016. <text:s/></text:span></text:p>
          </draw:text-box>
        </draw:frame>
        <draw:frame draw:style-name="gr40" draw:text-style-name="P2" draw:layer="layout" svg:width="0.596cm" svg:height="0.469cm" svg:x="1.225cm" svg:y="3.972cm">
          <draw:text-box>
            <text:p text:style-name="P1"><text:span text:style-name="T1">2.2</text:span></text:p>
          </draw:text-box>
        </draw:frame>
        <draw:frame draw:style-name="gr38" draw:text-style-name="P2" draw:layer="layout" svg:width="0.475cm" svg:height="0.519cm" svg:x="1.819cm" svg:y="3.892cm">
          <draw:text-box>
            <text:p text:style-name="P1"><text:span text:style-name="T5"><text:s/></text:span></text:p>
          </draw:text-box>
        </draw:frame>
        <draw:frame draw:style-name="gr42" draw:text-style-name="P2" draw:layer="layout" svg:width="17.066cm" svg:height="0.469cm" svg:x="2.653cm" svg:y="3.972cm">
          <draw:text-box>
            <text:p text:style-name="P1"><text:span text:style-name="T1">Natashia and Skyler separated in August 2023, and continue to live separate and </text:span></text:p>
          </draw:text-box>
        </draw:frame>
        <draw:frame draw:style-name="gr43" draw:text-style-name="P2" draw:layer="layout" svg:width="16.852cm" svg:height="0.469cm" svg:x="2.653cm" svg:y="4.91cm">
          <draw:text-box>
            <text:p text:style-name="P1"><text:span text:style-name="T1">apart, albeit in the same property, namely the family home. Upon the execution </text:span></text:p>
          </draw:text-box>
        </draw:frame>
        <draw:frame draw:style-name="gr44" draw:text-style-name="P2" draw:layer="layout" svg:width="16.895cm" svg:height="0.469cm" svg:x="2.653cm" svg:y="5.845cm">
          <draw:text-box>
            <text:p text:style-name="P1"><text:span text:style-name="T1">of this Agreement, Skyler will vacate the family home. The parties will continue </text:span></text:p>
          </draw:text-box>
        </draw:frame>
        <draw:frame draw:style-name="gr45" draw:text-style-name="P2" draw:layer="layout" svg:width="5.497cm" svg:height="0.469cm" svg:x="2.653cm" svg:y="6.78cm">
          <draw:text-box>
            <text:p text:style-name="P1"><text:span text:style-name="T1">living separate and apart. </text:span></text:p>
          </draw:text-box>
        </draw:frame>
        <draw:frame draw:style-name="gr40" draw:text-style-name="P2" draw:layer="layout" svg:width="0.596cm" svg:height="0.469cm" svg:x="1.225cm" svg:y="7.951cm">
          <draw:text-box>
            <text:p text:style-name="P1"><text:span text:style-name="T1">2.3</text:span></text:p>
          </draw:text-box>
        </draw:frame>
        <draw:frame draw:style-name="gr38" draw:text-style-name="P2" draw:layer="layout" svg:width="0.475cm" svg:height="0.519cm" svg:x="1.819cm" svg:y="7.87cm">
          <draw:text-box>
            <text:p text:style-name="P1"><text:span text:style-name="T5"><text:s/></text:span></text:p>
          </draw:text-box>
        </draw:frame>
        <draw:frame draw:style-name="gr46" draw:text-style-name="P2" draw:layer="layout" svg:width="16.761cm" svg:height="0.469cm" svg:x="2.653cm" svg:y="7.951cm">
          <draw:text-box>
            <text:p text:style-name="P1"><text:span text:style-name="T1">Natashia was born on 03/21/1992 and is currently 32 years old. Skyler was born </text:span></text:p>
          </draw:text-box>
        </draw:frame>
        <draw:frame draw:style-name="gr47" draw:text-style-name="P2" draw:layer="layout" svg:width="9.189cm" svg:height="0.469cm" svg:x="2.653cm" svg:y="8.887cm">
          <draw:text-box>
            <text:p text:style-name="P1"><text:span text:style-name="T1">on 06/15/1988 and is currently 35 years old. </text:span></text:p>
          </draw:text-box>
        </draw:frame>
        <draw:frame draw:style-name="gr40" draw:text-style-name="P2" draw:layer="layout" svg:width="0.596cm" svg:height="0.469cm" svg:x="1.225cm" svg:y="10.053cm">
          <draw:text-box>
            <text:p text:style-name="P1"><text:span text:style-name="T1">2.4</text:span></text:p>
          </draw:text-box>
        </draw:frame>
        <draw:frame draw:style-name="gr38" draw:text-style-name="P2" draw:layer="layout" svg:width="0.475cm" svg:height="0.519cm" svg:x="1.819cm" svg:y="9.972cm">
          <draw:text-box>
            <text:p text:style-name="P1"><text:span text:style-name="T5"><text:s/></text:span></text:p>
          </draw:text-box>
        </draw:frame>
        <draw:frame draw:style-name="gr48" draw:text-style-name="P2" draw:layer="layout" svg:width="13.036cm" svg:height="0.469cm" svg:x="2.653cm" svg:y="10.053cm">
          <draw:text-box>
            <text:p text:style-name="P1"><text:span text:style-name="T1">The parties' education/employment information is as follows: </text:span></text:p>
          </draw:text-box>
        </draw:frame>
        <draw:frame draw:style-name="gr49" draw:text-style-name="P2" draw:layer="layout" svg:width="0.553cm" svg:height="0.469cm" svg:x="2.653cm" svg:y="11.223cm">
          <draw:text-box>
            <text:p text:style-name="P1"><text:span text:style-name="T1">(a)</text:span></text:p>
          </draw:text-box>
        </draw:frame>
        <draw:frame draw:style-name="gr38" draw:text-style-name="P2" draw:layer="layout" svg:width="0.475cm" svg:height="0.519cm" svg:x="3.208cm" svg:y="11.143cm">
          <draw:text-box>
            <text:p text:style-name="P1"><text:span text:style-name="T5"><text:s/></text:span></text:p>
          </draw:text-box>
        </draw:frame>
        <draw:frame draw:style-name="gr50" draw:text-style-name="P2" draw:layer="layout" svg:width="15.002cm" svg:height="0.469cm" svg:x="4.079cm" svg:y="11.223cm">
          <draw:text-box>
            <text:p text:style-name="P1"><text:span text:style-name="T1">Natashia is employed as radiation technologist by the Ottawa Hospital </text:span></text:p>
          </draw:text-box>
        </draw:frame>
        <draw:frame draw:style-name="gr51" draw:text-style-name="P2" draw:layer="layout" svg:width="11.682cm" svg:height="0.469cm" svg:x="4.079cm" svg:y="12.158cm">
          <draw:text-box>
            <text:p text:style-name="P1"><text:span text:style-name="T1">and earns an annual income of approximately $95,000. <text:s/></text:span></text:p>
          </draw:text-box>
        </draw:frame>
        <draw:frame draw:style-name="gr52" draw:text-style-name="P2" draw:layer="layout" svg:width="0.577cm" svg:height="0.469cm" svg:x="2.653cm" svg:y="13.329cm">
          <draw:text-box>
            <text:p text:style-name="P1"><text:span text:style-name="T1">(b)</text:span></text:p>
          </draw:text-box>
        </draw:frame>
        <draw:frame draw:style-name="gr38" draw:text-style-name="P2" draw:layer="layout" svg:width="0.475cm" svg:height="0.519cm" svg:x="3.232cm" svg:y="13.249cm">
          <draw:text-box>
            <text:p text:style-name="P1"><text:span text:style-name="T5"><text:s/></text:span></text:p>
          </draw:text-box>
        </draw:frame>
        <draw:frame draw:style-name="gr53" draw:text-style-name="P2" draw:layer="layout" svg:width="15.282cm" svg:height="0.469cm" svg:x="4.079cm" svg:y="13.329cm">
          <draw:text-box>
            <text:p text:style-name="P1"><text:span text:style-name="T1">Skyler is employed as a commissioned sales person by Harley Davidson </text:span></text:p>
          </draw:text-box>
        </draw:frame>
        <draw:frame draw:style-name="gr51" draw:text-style-name="P2" draw:layer="layout" svg:width="11.682cm" svg:height="0.469cm" svg:x="4.079cm" svg:y="14.263cm">
          <draw:text-box>
            <text:p text:style-name="P1"><text:span text:style-name="T1">and earns an annual income of approximately $24,000. <text:s/></text:span></text:p>
          </draw:text-box>
        </draw:frame>
        <draw:frame draw:style-name="gr40" draw:text-style-name="P2" draw:layer="layout" svg:width="0.596cm" svg:height="0.469cm" svg:x="1.225cm" svg:y="15.43cm">
          <draw:text-box>
            <text:p text:style-name="P1"><text:span text:style-name="T1">2.5</text:span></text:p>
          </draw:text-box>
        </draw:frame>
        <draw:frame draw:style-name="gr38" draw:text-style-name="P2" draw:layer="layout" svg:width="0.475cm" svg:height="0.519cm" svg:x="1.819cm" svg:y="15.349cm">
          <draw:text-box>
            <text:p text:style-name="P1"><text:span text:style-name="T5"><text:s/></text:span></text:p>
          </draw:text-box>
        </draw:frame>
        <draw:frame draw:style-name="gr54" draw:text-style-name="P2" draw:layer="layout" svg:width="11.571cm" svg:height="0.469cm" svg:x="2.653cm" svg:y="15.43cm">
          <draw:text-box>
            <text:p text:style-name="P1"><text:span text:style-name="T1">Natashia and Skyler each intend this Agreement to be: </text:span></text:p>
          </draw:text-box>
        </draw:frame>
        <draw:frame draw:style-name="gr49" draw:text-style-name="P2" draw:layer="layout" svg:width="0.553cm" svg:height="0.469cm" svg:x="2.653cm" svg:y="16.6cm">
          <draw:text-box>
            <text:p text:style-name="P1"><text:span text:style-name="T1">(a)</text:span></text:p>
          </draw:text-box>
        </draw:frame>
        <draw:frame draw:style-name="gr38" draw:text-style-name="P2" draw:layer="layout" svg:width="0.475cm" svg:height="0.519cm" svg:x="3.208cm" svg:y="16.52cm">
          <draw:text-box>
            <text:p text:style-name="P1"><text:span text:style-name="T5"><text:s/></text:span></text:p>
          </draw:text-box>
        </draw:frame>
        <draw:frame draw:style-name="gr55" draw:text-style-name="P2" draw:layer="layout" svg:width="4.36cm" svg:height="0.469cm" svg:x="4.079cm" svg:y="16.6cm">
          <draw:text-box>
            <text:p text:style-name="P1"><text:span text:style-name="T1">a final settlement of: </text:span></text:p>
          </draw:text-box>
        </draw:frame>
        <draw:frame draw:style-name="gr37" draw:text-style-name="P2" draw:layer="layout" svg:width="0.475cm" svg:height="0.469cm" svg:x="4.079cm" svg:y="17.766cm">
          <draw:text-box>
            <text:p text:style-name="P1"><text:span text:style-name="T1">(i)</text:span></text:p>
          </draw:text-box>
        </draw:frame>
        <draw:frame draw:style-name="gr38" draw:text-style-name="P2" draw:layer="layout" svg:width="0.475cm" svg:height="0.519cm" svg:x="4.536cm" svg:y="17.687cm">
          <draw:text-box>
            <text:p text:style-name="P1"><text:span text:style-name="T5"><text:s/></text:span></text:p>
          </draw:text-box>
        </draw:frame>
        <draw:frame draw:style-name="gr56" draw:text-style-name="P2" draw:layer="layout" svg:width="13.199cm" svg:height="0.469cm" svg:x="5.507cm" svg:y="17.766cm">
          <draw:text-box>
            <text:p text:style-name="P1"><text:span text:style-name="T1">their respective rights in or to the property (which includes all </text:span></text:p>
          </draw:text-box>
        </draw:frame>
        <draw:frame draw:style-name="gr57" draw:text-style-name="P2" draw:layer="layout" svg:width="14.397cm" svg:height="0.469cm" svg:x="5.507cm" svg:y="18.701cm">
          <draw:text-box>
            <text:p text:style-name="P1"><text:span text:style-name="T1">assets and debts) of the other and the property held by them jointly; </text:span></text:p>
          </draw:text-box>
        </draw:frame>
        <draw:frame draw:style-name="gr58" draw:text-style-name="P2" draw:layer="layout" svg:width="0.592cm" svg:height="0.469cm" svg:x="4.079cm" svg:y="19.871cm">
          <draw:text-box>
            <text:p text:style-name="P1"><text:span text:style-name="T1">(ii)</text:span></text:p>
          </draw:text-box>
        </draw:frame>
        <draw:frame draw:style-name="gr59" draw:text-style-name="P2" draw:layer="layout" svg:width="0.474cm" svg:height="0.52cm" svg:x="4.675cm" svg:y="19.791cm">
          <draw:text-box>
            <text:p text:style-name="P1"><text:span text:style-name="T5"><text:s/></text:span></text:p>
          </draw:text-box>
        </draw:frame>
        <draw:frame draw:style-name="gr60" draw:text-style-name="P2" draw:layer="layout" svg:width="10.015cm" svg:height="0.469cm" svg:x="5.507cm" svg:y="19.871cm">
          <draw:text-box>
            <text:p text:style-name="P1"><text:span text:style-name="T1">their respective rights in the estate of the other; </text:span></text:p>
          </draw:text-box>
        </draw:frame>
        <draw:frame draw:style-name="gr61" draw:text-style-name="P2" draw:layer="layout" svg:width="0.731cm" svg:height="0.469cm" svg:x="4.079cm" svg:y="21.037cm">
          <draw:text-box>
            <text:p text:style-name="P1"><text:span text:style-name="T1">(iii)</text:span></text:p>
          </draw:text-box>
        </draw:frame>
        <draw:frame draw:style-name="gr62" draw:text-style-name="P2" draw:layer="layout" svg:width="0.474cm" svg:height="0.519cm" svg:x="4.812cm" svg:y="20.958cm">
          <draw:text-box>
            <text:p text:style-name="P1"><text:span text:style-name="T5"><text:s/></text:span></text:p>
          </draw:text-box>
        </draw:frame>
        <draw:frame draw:style-name="gr63" draw:text-style-name="P2" draw:layer="layout" svg:width="11.081cm" svg:height="0.469cm" svg:x="5.507cm" svg:y="21.037cm">
          <draw:text-box>
            <text:p text:style-name="P1"><text:span text:style-name="T1">all issues otherwise arising out of their cohabitation. </text:span></text:p>
          </draw:text-box>
        </draw:frame>
        <draw:frame draw:style-name="gr40" draw:text-style-name="P2" draw:layer="layout" svg:width="0.596cm" svg:height="0.469cm" svg:x="1.225cm" svg:y="22.209cm">
          <draw:text-box>
            <text:p text:style-name="P1"><text:span text:style-name="T1">2.6</text:span></text:p>
          </draw:text-box>
        </draw:frame>
        <draw:frame draw:style-name="gr38" draw:text-style-name="P2" draw:layer="layout" svg:width="0.475cm" svg:height="0.519cm" svg:x="1.819cm" svg:y="22.13cm">
          <draw:text-box>
            <text:p text:style-name="P1"><text:span text:style-name="T5"><text:s/></text:span></text:p>
          </draw:text-box>
        </draw:frame>
        <draw:frame draw:style-name="gr64" draw:text-style-name="P2" draw:layer="layout" svg:width="17.119cm" svg:height="0.469cm" svg:x="2.653cm" svg:y="22.209cm">
          <draw:text-box>
            <text:p text:style-name="P1"><text:span text:style-name="T1">The parties agree to be bound by this Agreement which settles all issues between </text:span></text:p>
          </draw:text-box>
        </draw:frame>
        <draw:frame draw:style-name="gr65" draw:text-style-name="P2" draw:layer="layout" svg:width="1.32cm" svg:height="0.469cm" svg:x="2.653cm" svg:y="23.144cm">
          <draw:text-box>
            <text:p text:style-name="P1"><text:span text:style-name="T1">them. </text:span></text:p>
          </draw:text-box>
        </draw:frame>
        <draw:frame draw:style-name="gr40" draw:text-style-name="P2" draw:layer="layout" svg:width="0.596cm" svg:height="0.469cm" svg:x="1.225cm" svg:y="24.31cm">
          <draw:text-box>
            <text:p text:style-name="P1"><text:span text:style-name="T1">2.7</text:span></text:p>
          </draw:text-box>
        </draw:frame>
        <draw:frame draw:style-name="gr38" draw:text-style-name="P2" draw:layer="layout" svg:width="0.475cm" svg:height="0.519cm" svg:x="1.819cm" svg:y="24.23cm">
          <draw:text-box>
            <text:p text:style-name="P1"><text:span text:style-name="T5"><text:s/></text:span></text:p>
          </draw:text-box>
        </draw:frame>
        <draw:frame draw:style-name="gr66" draw:text-style-name="P2" draw:layer="layout" svg:width="8.57cm" svg:height="0.469cm" svg:x="2.653cm" svg:y="24.31cm">
          <draw:text-box>
            <text:p text:style-name="P1"><text:span text:style-name="T1">Natashia and Skyler intend to and have: </text:span></text:p>
          </draw:text-box>
        </draw:frame>
        <draw:frame draw:style-name="gr49" draw:text-style-name="P2" draw:layer="layout" svg:width="0.553cm" svg:height="0.469cm" svg:x="2.653cm" svg:y="25.481cm">
          <draw:text-box>
            <text:p text:style-name="P1"><text:span text:style-name="T1">(a)</text:span></text:p>
          </draw:text-box>
        </draw:frame>
        <draw:frame draw:style-name="gr38" draw:text-style-name="P2" draw:layer="layout" svg:width="0.475cm" svg:height="0.519cm" svg:x="3.208cm" svg:y="25.401cm">
          <draw:text-box>
            <text:p text:style-name="P1"><text:span text:style-name="T5"><text:s/></text:span></text:p>
          </draw:text-box>
        </draw:frame>
        <draw:frame draw:style-name="gr67" draw:text-style-name="P2" draw:layer="layout" svg:width="14.992cm" svg:height="0.469cm" svg:x="4.079cm" svg:y="25.481cm">
          <draw:text-box>
            <text:p text:style-name="P1"><text:span text:style-name="T1">negotiated this Agreement in good faith and with the utmost integrity; </text:span></text:p>
          </draw:text-box>
        </draw:frame>
      </draw:page>
      <draw:page draw:name="page3" draw:style-name="dp1" draw:master-page-name="master-page28">
        <draw:frame draw:style-name="gr68" draw:text-style-name="P4" draw:layer="layout" svg:width="3.602cm" svg:height="0.349cm" svg:x="1.056cm" svg:y="0.244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9.823cm" svg:height="0.018cm" svg:x="1cm" svg:y="0.631cm" svg:viewBox="0 0 19824 19" draw:points="0,19 19824,19 19824,0 0,0">
          <text:p/>
        </draw:polygon>
        <draw:frame draw:style-name="gr69" draw:text-style-name="P4" draw:layer="layout" svg:width="1.114cm" svg:height="0.349cm" svg:x="19.747cm" svg:y="0.244cm">
          <draw:text-box>
            <text:p text:style-name="P1"><text:span text:style-name="T7">Page 3 </text:span></text:p>
          </draw:text-box>
        </draw:frame>
        <draw:frame draw:style-name="gr70" draw:text-style-name="P2" draw:layer="layout" svg:width="0.468cm" svg:height="0.463cm" svg:x="1.762cm" svg:y="27.081cm">
          <draw:text-box>
            <text:p text:style-name="P1"><text:span text:style-name="T1"><text:s/></text:span></text:p>
          </draw:text-box>
        </draw:frame>
        <draw:frame draw:style-name="gr71" draw:text-style-name="P2" draw:layer="layout" svg:width="0.569cm" svg:height="0.463cm" svg:x="3.17cm" svg:y="1.649cm">
          <draw:text-box>
            <text:p text:style-name="P1"><text:span text:style-name="T1">(b)</text:span></text:p>
          </draw:text-box>
        </draw:frame>
        <draw:frame draw:style-name="gr72" draw:text-style-name="P2" draw:layer="layout" svg:width="0.468cm" svg:height="0.512cm" svg:x="3.741cm" svg:y="1.571cm">
          <draw:text-box>
            <text:p text:style-name="P1"><text:span text:style-name="T5"><text:s/></text:span></text:p>
          </draw:text-box>
        </draw:frame>
        <draw:frame draw:style-name="gr73" draw:text-style-name="P2" draw:layer="layout" svg:width="14.796cm" svg:height="0.463cm" svg:x="4.577cm" svg:y="1.649cm">
          <draw:text-box>
            <text:p text:style-name="P1"><text:span text:style-name="T1">reached this Agreement freely and voluntarily, with independent legal </text:span></text:p>
          </draw:text-box>
        </draw:frame>
        <draw:frame draw:style-name="gr74" draw:text-style-name="P2" draw:layer="layout" svg:width="11.882cm" svg:height="0.463cm" svg:x="4.577cm" svg:y="2.572cm">
          <draw:text-box>
            <text:p text:style-name="P1"><text:span text:style-name="T1">advice, without any undue influence, coercion or duress; </text:span></text:p>
          </draw:text-box>
        </draw:frame>
        <draw:frame draw:style-name="gr75" draw:text-style-name="P2" draw:layer="layout" svg:width="0.518cm" svg:height="0.463cm" svg:x="3.17cm" svg:y="3.729cm">
          <draw:text-box>
            <text:p text:style-name="P1"><text:span text:style-name="T1">(c)</text:span></text:p>
          </draw:text-box>
        </draw:frame>
        <draw:frame draw:style-name="gr76" draw:text-style-name="P2" draw:layer="layout" svg:width="0.468cm" svg:height="0.513cm" svg:x="3.69cm" svg:y="3.65cm">
          <draw:text-box>
            <text:p text:style-name="P1"><text:span text:style-name="T5"><text:s/></text:span></text:p>
          </draw:text-box>
        </draw:frame>
        <draw:frame draw:style-name="gr77" draw:text-style-name="P2" draw:layer="layout" svg:width="14.777cm" svg:height="0.463cm" svg:x="4.577cm" svg:y="3.729cm">
          <draw:text-box>
            <text:p text:style-name="P1"><text:span text:style-name="T1">considered how a court might decide any issues addressed herein, and </text:span></text:p>
          </draw:text-box>
        </draw:frame>
        <draw:frame draw:style-name="gr78" draw:text-style-name="P2" draw:layer="layout" svg:width="14.956cm" svg:height="0.464cm" svg:x="4.577cm" svg:y="4.652cm">
          <draw:text-box>
            <text:p text:style-name="P1"><text:span text:style-name="T1">have elected to make this Agreement irrespective of what a court might </text:span></text:p>
          </draw:text-box>
        </draw:frame>
        <draw:frame draw:style-name="gr79" draw:text-style-name="P2" draw:layer="layout" svg:width="3cm" svg:height="0.463cm" svg:x="4.577cm" svg:y="5.575cm">
          <draw:text-box>
            <text:p text:style-name="P1"><text:span text:style-name="T1">have decided; </text:span></text:p>
          </draw:text-box>
        </draw:frame>
        <draw:frame draw:style-name="gr80" draw:text-style-name="P2" draw:layer="layout" svg:width="0.598cm" svg:height="0.463cm" svg:x="3.17cm" svg:y="6.731cm">
          <draw:text-box>
            <text:p text:style-name="P1"><text:span text:style-name="T1">(d)</text:span></text:p>
          </draw:text-box>
        </draw:frame>
        <draw:frame draw:style-name="gr76" draw:text-style-name="P2" draw:layer="layout" svg:width="0.468cm" svg:height="0.513cm" svg:x="3.77cm" svg:y="6.652cm">
          <draw:text-box>
            <text:p text:style-name="P1"><text:span text:style-name="T5"><text:s/></text:span></text:p>
          </draw:text-box>
        </draw:frame>
        <draw:frame draw:style-name="gr81" draw:text-style-name="P2" draw:layer="layout" svg:width="14.786cm" svg:height="0.463cm" svg:x="4.577cm" svg:y="6.731cm">
          <draw:text-box>
            <text:p text:style-name="P1"><text:span text:style-name="T1">recognized the importance of being able to rely on this Agreement and </text:span></text:p>
          </draw:text-box>
        </draw:frame>
        <draw:frame draw:style-name="gr82" draw:text-style-name="P2" draw:layer="layout" svg:width="14.382cm" svg:height="0.463cm" svg:x="4.577cm" svg:y="7.654cm">
          <draw:text-box>
            <text:p text:style-name="P1"><text:span text:style-name="T1">that this reliance outweighs the risk that the Agreement may operate </text:span></text:p>
          </draw:text-box>
        </draw:frame>
        <draw:frame draw:style-name="gr83" draw:text-style-name="P2" draw:layer="layout" svg:width="6.951cm" svg:height="0.464cm" svg:x="4.577cm" svg:y="8.582cm">
          <draw:text-box>
            <text:p text:style-name="P1"><text:span text:style-name="T1">unfairly at some future date; and </text:span></text:p>
          </draw:text-box>
        </draw:frame>
        <draw:frame draw:style-name="gr84" draw:text-style-name="P2" draw:layer="layout" svg:width="0.537cm" svg:height="0.463cm" svg:x="3.17cm" svg:y="9.734cm">
          <draw:text-box>
            <text:p text:style-name="P1"><text:span text:style-name="T1">(e)</text:span></text:p>
          </draw:text-box>
        </draw:frame>
        <draw:frame draw:style-name="gr76" draw:text-style-name="P2" draw:layer="layout" svg:width="0.468cm" svg:height="0.513cm" svg:x="3.709cm" svg:y="9.655cm">
          <draw:text-box>
            <text:p text:style-name="P1"><text:span text:style-name="T5"><text:s/></text:span></text:p>
          </draw:text-box>
        </draw:frame>
        <draw:frame draw:style-name="gr85" draw:text-style-name="P2" draw:layer="layout" svg:width="15.458cm" svg:height="0.463cm" svg:x="4.577cm" svg:y="9.734cm">
          <draw:text-box>
            <text:p text:style-name="P1"><text:span text:style-name="T1">entered this Agreement relying on it to be enforced according to its terms; </text:span></text:p>
          </draw:text-box>
        </draw:frame>
        <draw:frame draw:style-name="gr70" draw:text-style-name="P2" draw:layer="layout" svg:width="0.468cm" svg:height="0.463cm" svg:x="3.17cm" svg:y="10.886cm">
          <draw:text-box>
            <text:p text:style-name="P1"><text:span text:style-name="T1">(f)</text:span></text:p>
          </draw:text-box>
        </draw:frame>
        <draw:frame draw:style-name="gr76" draw:text-style-name="P2" draw:layer="layout" svg:width="0.468cm" svg:height="0.513cm" svg:x="3.639cm" svg:y="10.807cm">
          <draw:text-box>
            <text:p text:style-name="P1"><text:span text:style-name="T5"><text:s/></text:span></text:p>
          </draw:text-box>
        </draw:frame>
        <draw:frame draw:style-name="gr86" draw:text-style-name="P2" draw:layer="layout" svg:width="15.349cm" svg:height="0.463cm" svg:x="4.577cm" svg:y="10.886cm">
          <draw:text-box>
            <text:p text:style-name="P1"><text:span text:style-name="T1">resolved all issues between them privately, without court intervention, as </text:span></text:p>
          </draw:text-box>
        </draw:frame>
        <draw:frame draw:style-name="gr87" draw:text-style-name="P2" draw:layer="layout" svg:width="2.094cm" svg:height="0.463cm" svg:x="4.577cm" svg:y="11.813cm">
          <draw:text-box>
            <text:p text:style-name="P1"><text:span text:style-name="T1">intended. </text:span></text:p>
          </draw:text-box>
        </draw:frame>
        <draw:frame draw:style-name="gr88" draw:text-style-name="P2" draw:layer="layout" svg:width="0.588cm" svg:height="0.463cm" svg:x="1.762cm" svg:y="12.964cm">
          <draw:text-box>
            <text:p text:style-name="P1"><text:span text:style-name="T1">2.8</text:span></text:p>
          </draw:text-box>
        </draw:frame>
        <draw:frame draw:style-name="gr72" draw:text-style-name="P2" draw:layer="layout" svg:width="0.468cm" svg:height="0.512cm" svg:x="2.348cm" svg:y="12.886cm">
          <draw:text-box>
            <text:p text:style-name="P1"><text:span text:style-name="T5"><text:s/></text:span></text:p>
          </draw:text-box>
        </draw:frame>
        <draw:frame draw:style-name="gr89" draw:text-style-name="P2" draw:layer="layout" svg:width="16.925cm" svg:height="0.463cm" svg:x="3.17cm" svg:y="12.964cm">
          <draw:text-box>
            <text:p text:style-name="P1"><text:span text:style-name="T1">No application claiming relief under the </text:span><text:span text:style-name="T6">Family Law Act</text:span><text:span text:style-name="T1">, has been commenced by </text:span></text:p>
          </draw:text-box>
        </draw:frame>
        <draw:frame draw:style-name="gr90" draw:text-style-name="P2" draw:layer="layout" svg:width="14.936cm" svg:height="0.463cm" svg:x="3.17cm" svg:y="13.887cm">
          <draw:text-box>
            <text:p text:style-name="P1"><text:span text:style-name="T1">either party in any court to resolve any of the parties' family law issues. </text:span></text:p>
          </draw:text-box>
        </draw:frame>
        <draw:frame draw:style-name="gr88" draw:text-style-name="P2" draw:layer="layout" svg:width="0.588cm" svg:height="0.463cm" svg:x="1.762cm" svg:y="15.044cm">
          <draw:text-box>
            <text:p text:style-name="P1"><text:span text:style-name="T1">2.9</text:span></text:p>
          </draw:text-box>
        </draw:frame>
        <draw:frame draw:style-name="gr72" draw:text-style-name="P2" draw:layer="layout" svg:width="0.468cm" svg:height="0.512cm" svg:x="2.348cm" svg:y="14.966cm">
          <draw:text-box>
            <text:p text:style-name="P1"><text:span text:style-name="T5"><text:s/></text:span></text:p>
          </draw:text-box>
        </draw:frame>
        <draw:frame draw:style-name="gr91" draw:text-style-name="P2" draw:layer="layout" svg:width="16.973cm" svg:height="0.463cm" svg:x="3.17cm" svg:y="15.044cm">
          <draw:text-box>
            <text:p text:style-name="P1"><text:span text:style-name="T1">This Agreement replaces all oral or written agreements made between the parties </text:span></text:p>
          </draw:text-box>
        </draw:frame>
        <draw:frame draw:style-name="gr92" draw:text-style-name="P2" draw:layer="layout" svg:width="12.023cm" svg:height="0.463cm" svg:x="3.17cm" svg:y="15.967cm">
          <draw:text-box>
            <text:p text:style-name="P1"><text:span text:style-name="T1">with respect to the issues arising out of their relationship. </text:span></text:p>
          </draw:text-box>
        </draw:frame>
        <draw:frame draw:style-name="gr93" draw:text-style-name="P2" draw:layer="layout" svg:width="0.823cm" svg:height="0.463cm" svg:x="1.762cm" svg:y="17.123cm">
          <draw:text-box>
            <text:p text:style-name="P1"><text:span text:style-name="T1">2.10</text:span></text:p>
          </draw:text-box>
        </draw:frame>
        <draw:frame draw:style-name="gr76" draw:text-style-name="P2" draw:layer="layout" svg:width="0.468cm" svg:height="0.513cm" svg:x="2.583cm" svg:y="17.044cm">
          <draw:text-box>
            <text:p text:style-name="P1"><text:span text:style-name="T5"><text:s/></text:span></text:p>
          </draw:text-box>
        </draw:frame>
        <draw:frame draw:style-name="gr94" draw:text-style-name="P2" draw:layer="layout" svg:width="15.626cm" svg:height="0.463cm" svg:x="3.17cm" svg:y="17.123cm">
          <draw:text-box>
            <text:p text:style-name="P1"><text:span text:style-name="T1">All background statements of fact form part of this Agreement. Each of the </text:span></text:p>
          </draw:text-box>
        </draw:frame>
        <draw:frame draw:style-name="gr95" draw:text-style-name="P2" draw:layer="layout" svg:width="14.227cm" svg:height="0.463cm" svg:x="3.17cm" svg:y="18.046cm">
          <draw:text-box>
            <text:p text:style-name="P1"><text:span text:style-name="T1">parties warrants that the background statements of fact are true and </text:span></text:p>
          </draw:text-box>
        </draw:frame>
        <draw:frame draw:style-name="gr96" draw:text-style-name="P2" draw:layer="layout" svg:width="11.229cm" svg:height="0.463cm" svg:x="3.17cm" svg:y="18.969cm">
          <draw:text-box>
            <text:p text:style-name="P1"><text:span text:style-name="T1">acknowledges that the other party is relying on them. </text:span></text:p>
          </draw:text-box>
        </draw:frame>
        <draw:frame draw:style-name="gr70" draw:text-style-name="P2" draw:layer="layout" svg:width="0.468cm" svg:height="0.463cm" svg:x="1.762cm" svg:y="20.354cm">
          <draw:text-box>
            <text:p text:style-name="P1"><text:span text:style-name="T3">3.</text:span></text:p>
          </draw:text-box>
        </draw:frame>
        <draw:frame draw:style-name="gr76" draw:text-style-name="P2" draw:layer="layout" svg:width="0.468cm" svg:height="0.513cm" svg:x="2.114cm" svg:y="20.274cm">
          <draw:text-box>
            <text:p text:style-name="P1"><text:span text:style-name="T4"><text:s/></text:span></text:p>
          </draw:text-box>
        </draw:frame>
        <draw:frame draw:style-name="gr97" draw:text-style-name="P2" draw:layer="layout" svg:width="5.562cm" svg:height="0.463cm" svg:x="3.17cm" svg:y="20.354cm">
          <draw:text-box>
            <text:p text:style-name="P1"><text:span text:style-name="T3">Freedom From The Other </text:span></text:p>
          </draw:text-box>
        </draw:frame>
        <draw:frame draw:style-name="gr88" draw:text-style-name="P2" draw:layer="layout" svg:width="0.588cm" svg:height="0.463cm" svg:x="1.762cm" svg:y="21.428cm">
          <draw:text-box>
            <text:p text:style-name="P1"><text:span text:style-name="T1">3.1</text:span></text:p>
          </draw:text-box>
        </draw:frame>
        <draw:frame draw:style-name="gr72" draw:text-style-name="P2" draw:layer="layout" svg:width="0.468cm" svg:height="0.512cm" svg:x="2.348cm" svg:y="21.35cm">
          <draw:text-box>
            <text:p text:style-name="P1"><text:span text:style-name="T5"><text:s/></text:span></text:p>
          </draw:text-box>
        </draw:frame>
        <draw:frame draw:style-name="gr98" draw:text-style-name="P2" draw:layer="layout" svg:width="16.09cm" svg:height="0.463cm" svg:x="3.17cm" svg:y="21.428cm">
          <draw:text-box>
            <text:p text:style-name="P1"><text:span text:style-name="T1">Neither party will go on property where the other lives or works without the </text:span></text:p>
          </draw:text-box>
        </draw:frame>
        <draw:frame draw:style-name="gr99" draw:text-style-name="P2" draw:layer="layout" svg:width="16.461cm" svg:height="0.857cm" svg:x="3.17cm" svg:y="22.351cm">
          <draw:text-box>
            <text:p text:style-name="P1"><text:span text:style-name="T1">other's consent. Exception will be made for health emergencies and where Skyler would</text:span></text:p>
            <text:p text:style-name="P1"><text:span text:style-name="T1">Not need to inform Natashia to receive health care. </text:span></text:p>
          </draw:text-box>
        </draw:frame>
        <draw:frame draw:style-name="gr70" draw:text-style-name="P2" draw:layer="layout" svg:width="0.468cm" svg:height="0.463cm" svg:x="1.762cm" svg:y="23.732cm">
          <draw:text-box>
            <text:p text:style-name="P1"><text:span text:style-name="T3">4.</text:span></text:p>
          </draw:text-box>
        </draw:frame>
        <draw:frame draw:style-name="gr76" draw:text-style-name="P2" draw:layer="layout" svg:width="0.468cm" svg:height="0.513cm" svg:x="2.114cm" svg:y="23.652cm">
          <draw:text-box>
            <text:p text:style-name="P1"><text:span text:style-name="T4"><text:s/></text:span></text:p>
          </draw:text-box>
        </draw:frame>
        <draw:frame draw:style-name="gr100" draw:text-style-name="P2" draw:layer="layout" svg:width="1.972cm" svg:height="0.463cm" svg:x="3.17cm" svg:y="23.732cm">
          <draw:text-box>
            <text:p text:style-name="P1"><text:span text:style-name="T3">Property </text:span></text:p>
          </draw:text-box>
        </draw:frame>
        <draw:frame draw:style-name="gr88" draw:text-style-name="P2" draw:layer="layout" svg:width="0.588cm" svg:height="0.463cm" svg:x="1.762cm" svg:y="24.805cm">
          <draw:text-box>
            <text:p text:style-name="P1"><text:span text:style-name="T1">4.1</text:span></text:p>
          </draw:text-box>
        </draw:frame>
        <draw:frame draw:style-name="gr72" draw:text-style-name="P2" draw:layer="layout" svg:width="0.468cm" svg:height="0.512cm" svg:x="2.348cm" svg:y="24.726cm">
          <draw:text-box>
            <text:p text:style-name="P1"><text:span text:style-name="T5"><text:s/></text:span></text:p>
          </draw:text-box>
        </draw:frame>
        <draw:frame draw:style-name="gr101" draw:text-style-name="P2" draw:layer="layout" svg:width="15.115cm" svg:height="0.463cm" svg:x="3.17cm" svg:y="24.805cm">
          <draw:text-box>
            <text:p text:style-name="P1"><text:span text:style-name="T1">Skyler has possession of the white Chrysler 300. <text:s/>From the date of the house sale </text:span></text:p>
          </draw:text-box>
        </draw:frame>
      </draw:page>
      <draw:page draw:name="page4" draw:style-name="dp1" draw:master-page-name="master-page28">
        <draw:frame draw:style-name="gr102" draw:text-style-name="P4" draw:layer="layout" svg:width="3.454cm" svg:height="0.349cm" svg:x="1.054cm" svg:y="0.21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9.01cm" svg:height="0.018cm" svg:x="1cm" svg:y="0.598cm" svg:viewBox="0 0 19011 19" draw:points="0,19 19011,19 19011,0 0,0">
          <text:p/>
        </draw:polygon>
        <draw:frame draw:style-name="gr103" draw:text-style-name="P4" draw:layer="layout" svg:width="1.068cm" svg:height="0.349cm" svg:x="18.979cm" svg:y="0.21cm">
          <draw:text-box>
            <text:p text:style-name="P1"><text:span text:style-name="T7">Page 4 </text:span></text:p>
          </draw:text-box>
        </draw:frame>
        <draw:frame draw:style-name="gr104" draw:text-style-name="P2" draw:layer="layout" svg:width="0.449cm" svg:height="0.464cm" svg:x="1.73cm" svg:y="27.08cm">
          <draw:text-box>
            <text:p text:style-name="P1"><text:span text:style-name="T1"><text:s/></text:span></text:p>
          </draw:text-box>
        </draw:frame>
        <draw:frame draw:style-name="gr105" draw:text-style-name="P2" draw:layer="layout" svg:width="8.317cm" svg:height="0.464cm" svg:x="3.081cm" svg:y="1.617cm">
          <draw:text-box>
            <text:p text:style-name="P1"><text:span text:style-name="T1"><text:s/></text:span><text:span text:style-name="T1">Skyler will insure the vehicle. </text:span></text:p>
          </draw:text-box>
        </draw:frame>
        <draw:frame draw:style-name="gr106" draw:text-style-name="P2" draw:layer="layout" svg:width="0.564cm" svg:height="0.464cm" svg:x="1.73cm" svg:y="2.77cm">
          <draw:text-box>
            <text:p text:style-name="P1"><text:span text:style-name="T1">4.2</text:span></text:p>
          </draw:text-box>
        </draw:frame>
        <draw:frame draw:style-name="gr107" draw:text-style-name="P2" draw:layer="layout" svg:width="0.449cm" svg:height="0.514cm" svg:x="2.292cm" svg:y="2.691cm">
          <draw:text-box>
            <text:p text:style-name="P1"><text:span text:style-name="T5"><text:s/></text:span></text:p>
          </draw:text-box>
        </draw:frame>
        <draw:frame draw:style-name="gr108" draw:text-style-name="P2" draw:layer="layout" svg:width="15.886cm" svg:height="0.464cm" svg:x="3.081cm" svg:y="2.77cm">
          <draw:text-box>
            <text:p text:style-name="P1"><text:span text:style-name="T1">Skyler has possession of a cell phone. From the date of the house sale, Natashia </text:span></text:p>
          </draw:text-box>
        </draw:frame>
        <draw:frame draw:style-name="gr109" draw:text-style-name="P2" draw:layer="layout" svg:width="14.818cm" svg:height="0.464cm" svg:x="3.081cm" svg:y="3.699cm">
          <draw:text-box>
            <text:p text:style-name="P1"><text:span text:style-name="T1">will cancel the account and Skyler will transfer the phone to his own plan. </text:span></text:p>
          </draw:text-box>
        </draw:frame>
        <draw:frame draw:style-name="gr106" draw:text-style-name="P2" draw:layer="layout" svg:width="0.564cm" svg:height="0.464cm" svg:x="1.73cm" svg:y="4.852cm">
          <draw:text-box>
            <text:p text:style-name="P1"><text:span text:style-name="T1">4.3</text:span></text:p>
          </draw:text-box>
        </draw:frame>
        <draw:frame draw:style-name="gr107" draw:text-style-name="P2" draw:layer="layout" svg:width="0.449cm" svg:height="0.514cm" svg:x="2.292cm" svg:y="4.773cm">
          <draw:text-box>
            <text:p text:style-name="P1"><text:span text:style-name="T5"><text:s/></text:span></text:p>
          </draw:text-box>
        </draw:frame>
        <draw:frame draw:style-name="gr110" draw:text-style-name="P2" draw:layer="layout" svg:width="16.116cm" svg:height="0.464cm" svg:x="3.081cm" svg:y="4.852cm">
          <draw:text-box>
            <text:p text:style-name="P1"><text:span text:style-name="T1">Skyler currently has possession of the following items in the family home, and is </text:span></text:p>
          </draw:text-box>
        </draw:frame>
        <draw:frame draw:style-name="gr111" draw:text-style-name="P2" draw:layer="layout" svg:width="9.901cm" svg:height="0.464cm" svg:x="3.081cm" svg:y="5.776cm">
          <draw:text-box>
            <text:p text:style-name="P1"><text:span text:style-name="T1">expected to take them with him when he vacates: </text:span></text:p>
          </draw:text-box>
        </draw:frame>
        <draw:frame draw:style-name="gr112" draw:text-style-name="P2" draw:layer="layout" svg:width="0.523cm" svg:height="0.464cm" svg:x="3.081cm" svg:y="6.933cm">
          <draw:text-box>
            <text:p text:style-name="P1"><text:span text:style-name="T1">(a)</text:span></text:p>
          </draw:text-box>
        </draw:frame>
        <draw:frame draw:style-name="gr113" draw:text-style-name="P2" draw:layer="layout" svg:width="0.449cm" svg:height="0.513cm" svg:x="3.081cm" svg:y="6.855cm">
          <draw:text-box>
            <text:p text:style-name="P1"><text:span text:style-name="T5"><text:s/></text:span></text:p>
          </draw:text-box>
        </draw:frame>
        <draw:frame draw:style-name="gr114" draw:text-style-name="P2" draw:layer="layout" svg:width="5.548cm" svg:height="0.464cm" svg:x="4.43cm" svg:y="6.933cm">
          <draw:text-box>
            <text:p text:style-name="P1"><text:span text:style-name="T1">King size mattress and frame </text:span></text:p>
          </draw:text-box>
        </draw:frame>
        <draw:frame draw:style-name="gr115" draw:text-style-name="P6" draw:layer="layout" svg:width="0.493cm" svg:height="0.471cm" svg:x="3.081cm" svg:y="7.647cm">
          <draw:text-box>
            <text:p text:style-name="P1"><text:span text:style-name="T8">(b)</text:span></text:p>
          </draw:text-box>
        </draw:frame>
        <draw:frame draw:style-name="gr107" draw:text-style-name="P2" draw:layer="layout" svg:width="0.449cm" svg:height="0.514cm" svg:x="3.629cm" svg:y="8.008cm">
          <draw:text-box>
            <text:p text:style-name="P1"><text:span text:style-name="T5"><text:s/></text:span></text:p>
          </draw:text-box>
        </draw:frame>
        <draw:frame draw:style-name="gr116" draw:text-style-name="P2" draw:layer="layout" svg:width="2.576cm" svg:height="0.464cm" svg:x="4.43cm" svg:y="7.782cm">
          <draw:text-box>
            <text:p text:style-name="P1"><text:span text:style-name="T1">Tv, fire cube </text:span></text:p>
          </draw:text-box>
        </draw:frame>
        <draw:frame draw:style-name="gr117" draw:text-style-name="P2" draw:layer="layout" svg:width="0.497cm" svg:height="0.464cm" svg:x="3.081cm" svg:y="8.431cm">
          <draw:text-box>
            <text:p text:style-name="P1"><text:span text:style-name="T1">(c)</text:span></text:p>
          </draw:text-box>
        </draw:frame>
        <draw:frame draw:style-name="gr113" draw:text-style-name="P2" draw:layer="layout" svg:width="0.449cm" svg:height="0.513cm" svg:x="3.081cm" svg:y="8.352cm">
          <draw:text-box>
            <text:p text:style-name="P1"><text:span text:style-name="T5"><text:s/></text:span></text:p>
          </draw:text-box>
        </draw:frame>
        <draw:frame draw:style-name="gr118" draw:text-style-name="P2" draw:layer="layout" svg:width="1.41cm" svg:height="0.464cm" svg:x="4.43cm" svg:y="8.431cm">
          <draw:text-box>
            <text:p text:style-name="P1"><text:span text:style-name="T1">Couch </text:span></text:p>
          </draw:text-box>
        </draw:frame>
        <draw:frame draw:style-name="gr119" draw:text-style-name="P2" draw:layer="layout" svg:width="0.573cm" svg:height="0.464cm" svg:x="3.081cm" svg:y="9.075cm">
          <draw:text-box>
            <text:p text:style-name="P1"><text:span text:style-name="T1">(d)</text:span></text:p>
          </draw:text-box>
        </draw:frame>
        <draw:frame draw:style-name="gr113" draw:text-style-name="P2" draw:layer="layout" svg:width="0.449cm" svg:height="0.513cm" svg:x="3.656cm" svg:y="8.996cm">
          <draw:text-box>
            <text:p text:style-name="P1"><text:span text:style-name="T5"><text:s/></text:span></text:p>
          </draw:text-box>
        </draw:frame>
        <draw:frame draw:style-name="gr120" draw:text-style-name="P2" draw:layer="layout" svg:width="7.283cm" svg:height="0.464cm" svg:x="4.43cm" svg:y="9.075cm">
          <draw:text-box>
            <text:p text:style-name="P1"><text:span text:style-name="T1">His desk, computer, and office chair </text:span></text:p>
          </draw:text-box>
        </draw:frame>
        <draw:frame draw:style-name="gr121" draw:text-style-name="P2" draw:layer="layout" svg:width="0.515cm" svg:height="0.464cm" svg:x="3.081cm" svg:y="9.753cm">
          <draw:text-box>
            <text:p text:style-name="P1"><text:span text:style-name="T1">(e)</text:span></text:p>
          </draw:text-box>
        </draw:frame>
        <draw:frame draw:style-name="gr113" draw:text-style-name="P2" draw:layer="layout" svg:width="0.449cm" svg:height="0.513cm" svg:x="3.631cm" svg:y="9.674cm">
          <draw:text-box>
            <text:p text:style-name="P1"><text:span text:style-name="T5"><text:s/></text:span></text:p>
          </draw:text-box>
        </draw:frame>
        <draw:frame draw:style-name="gr122" draw:text-style-name="P2" draw:layer="layout" svg:width="2.486cm" svg:height="0.464cm" svg:x="4.43cm" svg:y="9.753cm">
          <draw:text-box>
            <text:p text:style-name="P1"><text:span text:style-name="T1">Coffee table </text:span></text:p>
          </draw:text-box>
        </draw:frame>
        <draw:frame draw:style-name="gr123" draw:text-style-name="P2" draw:layer="layout" svg:width="0.448cm" svg:height="0.464cm" svg:x="3.081cm" svg:y="10.401cm">
          <draw:text-box>
            <text:p text:style-name="P1"><text:span text:style-name="T1">(f)</text:span></text:p>
          </draw:text-box>
        </draw:frame>
        <draw:frame draw:style-name="gr107" draw:text-style-name="P2" draw:layer="layout" svg:width="0.449cm" svg:height="0.514cm" svg:x="3.081cm" svg:y="10.322cm">
          <draw:text-box>
            <text:p text:style-name="P1"><text:span text:style-name="T5"><text:s/></text:span></text:p>
          </draw:text-box>
        </draw:frame>
        <draw:frame draw:style-name="gr124" draw:text-style-name="P2" draw:layer="layout" svg:width="5.438cm" svg:height="0.464cm" svg:x="4.43cm" svg:y="10.401cm">
          <draw:text-box>
            <text:p text:style-name="P1"><text:span text:style-name="T1">Shag rug from living room </text:span></text:p>
          </draw:text-box>
        </draw:frame>
        <draw:frame draw:style-name="gr125" draw:text-style-name="P2" draw:layer="layout" svg:width="0.55cm" svg:height="0.464cm" svg:x="3.081cm" svg:y="11.013cm">
          <draw:text-box>
            <text:p text:style-name="P1"><text:span text:style-name="T1">(g)</text:span></text:p>
          </draw:text-box>
        </draw:frame>
        <draw:frame draw:style-name="gr107" draw:text-style-name="P2" draw:layer="layout" svg:width="0.449cm" svg:height="0.514cm" svg:x="3.697cm" svg:y="10.933cm">
          <draw:text-box>
            <text:p text:style-name="P1"><text:span text:style-name="T5"><text:s/></text:span></text:p>
          </draw:text-box>
        </draw:frame>
        <draw:frame draw:style-name="gr126" draw:text-style-name="P2" draw:layer="layout" svg:width="0.959cm" svg:height="0.464cm" svg:x="4.43cm" svg:y="11.013cm">
          <draw:text-box>
            <text:p text:style-name="P1"><text:span text:style-name="T1">BBQ </text:span></text:p>
          </draw:text-box>
        </draw:frame>
        <draw:frame draw:style-name="gr127" draw:text-style-name="P2" draw:layer="layout" svg:width="0.56cm" svg:height="0.464cm" svg:x="3.081cm" svg:y="11.656cm">
          <draw:text-box>
            <text:p text:style-name="P1"><text:span text:style-name="T1">(h)</text:span></text:p>
          </draw:text-box>
        </draw:frame>
        <draw:frame draw:style-name="gr128" draw:text-style-name="P2" draw:layer="layout" svg:width="0.448cm" svg:height="0.514cm" svg:x="3.744cm" svg:y="11.576cm">
          <draw:text-box>
            <text:p text:style-name="P1"><text:span text:style-name="T5"><text:s/></text:span></text:p>
          </draw:text-box>
        </draw:frame>
        <draw:frame draw:style-name="gr129" draw:text-style-name="P2" draw:layer="layout" svg:width="3.985cm" svg:height="0.464cm" svg:x="4.43cm" svg:y="11.656cm">
          <draw:text-box>
            <text:p text:style-name="P1"><text:span text:style-name="T1">Nespresso machine </text:span></text:p>
          </draw:text-box>
        </draw:frame>
        <draw:frame draw:style-name="gr123" draw:text-style-name="P2" draw:layer="layout" svg:width="0.448cm" svg:height="0.464cm" svg:x="3.081cm" svg:y="12.305cm">
          <draw:text-box>
            <text:p text:style-name="P1"><text:span text:style-name="T1">(i)</text:span></text:p>
          </draw:text-box>
        </draw:frame>
        <draw:frame draw:style-name="gr107" draw:text-style-name="P2" draw:layer="layout" svg:width="0.449cm" svg:height="0.514cm" svg:x="3.682cm" svg:y="12.226cm">
          <draw:text-box>
            <text:p text:style-name="P1"><text:span text:style-name="T5"><text:s/></text:span></text:p>
          </draw:text-box>
        </draw:frame>
        <draw:frame draw:style-name="gr130" draw:text-style-name="P2" draw:layer="layout" svg:width="1.96cm" svg:height="0.464cm" svg:x="4.43cm" svg:y="12.305cm">
          <draw:text-box>
            <text:p text:style-name="P1"><text:span text:style-name="T1">Bow flex <text:s/></text:span></text:p>
          </draw:text-box>
        </draw:frame>
        <draw:frame draw:style-name="gr123" draw:text-style-name="P2" draw:layer="layout" svg:width="0.448cm" svg:height="0.464cm" svg:x="3.081cm" svg:y="13.051cm">
          <draw:text-box>
            <text:p text:style-name="P1"><text:span text:style-name="T1">(j)</text:span></text:p>
          </draw:text-box>
        </draw:frame>
        <draw:frame draw:style-name="gr107" draw:text-style-name="P2" draw:layer="layout" svg:width="0.449cm" svg:height="0.514cm" svg:x="3.722cm" svg:y="12.972cm">
          <draw:text-box>
            <text:p text:style-name="P1"><text:span text:style-name="T5"><text:s/></text:span></text:p>
          </draw:text-box>
        </draw:frame>
        <draw:frame draw:style-name="gr131" draw:text-style-name="P2" draw:layer="layout" svg:width="3.139cm" svg:height="0.464cm" svg:x="4.43cm" svg:y="13.051cm">
          <draw:text-box>
            <text:p text:style-name="P1"><text:span text:style-name="T1">Red set of pans </text:span></text:p>
          </draw:text-box>
        </draw:frame>
        <draw:frame draw:style-name="gr125" draw:text-style-name="P2" draw:layer="layout" svg:width="0.55cm" svg:height="0.464cm" svg:x="3.081cm" svg:y="13.767cm">
          <draw:text-box>
            <text:p text:style-name="P1"><text:span text:style-name="T1">(k)</text:span></text:p>
          </draw:text-box>
        </draw:frame>
        <draw:frame draw:style-name="gr107" draw:text-style-name="P2" draw:layer="layout" svg:width="0.449cm" svg:height="0.514cm" svg:x="3.765cm" svg:y="13.688cm">
          <draw:text-box>
            <text:p text:style-name="P1"><text:span text:style-name="T5"><text:s/></text:span></text:p>
          </draw:text-box>
        </draw:frame>
        <draw:frame draw:style-name="gr132" draw:text-style-name="P2" draw:layer="layout" svg:width="1.707cm" svg:height="0.464cm" svg:x="4.43cm" svg:y="13.767cm">
          <draw:text-box>
            <text:p text:style-name="P1"><text:span text:style-name="T1">Dish set </text:span></text:p>
          </draw:text-box>
        </draw:frame>
        <draw:frame draw:style-name="gr123" draw:text-style-name="P2" draw:layer="layout" svg:width="0.448cm" svg:height="0.464cm" svg:x="3.081cm" svg:y="14.378cm">
          <draw:text-box>
            <text:p text:style-name="P1"><text:span text:style-name="T1">(l)</text:span></text:p>
          </draw:text-box>
        </draw:frame>
        <draw:frame draw:style-name="gr107" draw:text-style-name="P2" draw:layer="layout" svg:width="0.449cm" svg:height="0.514cm" svg:x="3.715cm" svg:y="14.298cm">
          <draw:text-box>
            <text:p text:style-name="P1"><text:span text:style-name="T5"><text:s/></text:span></text:p>
          </draw:text-box>
        </draw:frame>
        <draw:frame draw:style-name="gr133" draw:text-style-name="P2" draw:layer="layout" svg:width="12.286cm" svg:height="0.464cm" svg:x="4.43cm" svg:y="14.378cm">
          <draw:text-box>
            <text:p text:style-name="P1"><text:span text:style-name="T1">Bedroom set (dresser and 2 end tables from master bedroom) </text:span></text:p>
          </draw:text-box>
        </draw:frame>
        <draw:frame draw:style-name="gr134" draw:text-style-name="P2" draw:layer="layout" svg:width="0.695cm" svg:height="0.464cm" svg:x="3.081cm" svg:y="15.09cm">
          <draw:text-box>
            <text:p text:style-name="P1"><text:span text:style-name="T1">(m)</text:span></text:p>
          </draw:text-box>
        </draw:frame>
        <draw:frame draw:style-name="gr128" draw:text-style-name="P2" draw:layer="layout" svg:width="0.448cm" svg:height="0.514cm" svg:x="3.812cm" svg:y="15.01cm">
          <draw:text-box>
            <text:p text:style-name="P1"><text:span text:style-name="T5"><text:s/></text:span></text:p>
          </draw:text-box>
        </draw:frame>
        <draw:frame draw:style-name="gr135" draw:text-style-name="P2" draw:layer="layout" svg:width="14.357cm" svg:height="0.857cm" svg:x="4.43cm" svg:y="15.09cm">
          <draw:text-box>
            <text:p text:style-name="P1"><text:span text:style-name="T1">Towels from main floor bathroom(along with any that are currently missing </text:span></text:p>
            <text:p text:style-name="P1"><text:span text:style-name="T1">From the first floor bathroom) </text:span></text:p>
          </draw:text-box>
        </draw:frame>
        <draw:frame draw:style-name="gr104" draw:text-style-name="P2" draw:layer="layout" svg:width="0.449cm" svg:height="0.464cm" svg:x="1.662cm" svg:y="24.685cm">
          <draw:text-box>
            <text:p text:style-name="P1"><text:span text:style-name="T3">5.</text:span></text:p>
          </draw:text-box>
        </draw:frame>
        <draw:frame draw:style-name="gr107" draw:text-style-name="P2" draw:layer="layout" svg:width="0.449cm" svg:height="0.514cm" svg:x="2cm" svg:y="24.605cm">
          <draw:text-box>
            <text:p text:style-name="P1"><text:span text:style-name="T4"><text:s/></text:span></text:p>
          </draw:text-box>
        </draw:frame>
        <draw:frame draw:style-name="gr136" draw:text-style-name="P2" draw:layer="layout" svg:width="2.904cm" svg:height="0.464cm" svg:x="3.013cm" svg:y="24.685cm">
          <draw:text-box>
            <text:p text:style-name="P1"><text:span text:style-name="T3">Family Home </text:span></text:p>
          </draw:text-box>
        </draw:frame>
        <draw:frame draw:style-name="gr107" draw:text-style-name="P2" draw:layer="layout" svg:width="0.449cm" svg:height="0.514cm" svg:x="2.224cm" svg:y="26.833cm">
          <draw:text-box>
            <text:p text:style-name="P1"><text:span text:style-name="T5"><text:s/></text:span></text:p>
          </draw:text-box>
        </draw:frame>
        <draw:frame draw:style-name="gr106" draw:text-style-name="P2" draw:layer="layout" svg:width="0.564cm" svg:height="0.464cm" svg:x="1.595cm" svg:y="25.725cm">
          <draw:text-box>
            <text:p text:style-name="P1"><text:span text:style-name="T1">5.3</text:span></text:p>
          </draw:text-box>
        </draw:frame>
        <draw:frame draw:style-name="gr107" draw:text-style-name="P2" draw:layer="layout" svg:width="0.449cm" svg:height="0.514cm" svg:x="2.292cm" svg:y="25.477cm">
          <draw:text-box>
            <text:p text:style-name="P1"><text:span text:style-name="T5"><text:s/></text:span></text:p>
          </draw:text-box>
        </draw:frame>
        <draw:frame draw:style-name="gr137" draw:text-style-name="P8" draw:layer="layout" svg:width="16.186cm" svg:height="0.857cm" svg:x="3.149cm" svg:y="25.623cm">
          <draw:text-box>
            <text:p text:style-name="P7"><text:span text:style-name="T9">The parties agree that the current mortgage on the family home is $444,445.06, as </text:span></text:p>
            <text:p text:style-name="P7"><text:span text:style-name="T9">of April 19, 2024. Natashia will provide provide proof of the mortgage balance.</text:span></text:p>
          </draw:text-box>
        </draw:frame>
        <draw:frame draw:style-name="gr106" draw:text-style-name="P2" draw:layer="layout" svg:width="0.564cm" svg:height="0.464cm" svg:x="1.696cm" svg:y="16.454cm">
          <draw:text-box>
            <text:p text:style-name="P1"><text:span text:style-name="T1">4.4</text:span></text:p>
          </draw:text-box>
        </draw:frame>
        <draw:frame draw:style-name="gr107" draw:text-style-name="P2" draw:layer="layout" svg:width="0.449cm" svg:height="0.514cm" svg:x="2.258cm" svg:y="16.375cm">
          <draw:text-box>
            <text:p text:style-name="P1"><text:span text:style-name="T5"><text:s/></text:span></text:p>
          </draw:text-box>
        </draw:frame>
        <draw:frame draw:style-name="gr138" draw:text-style-name="P2" draw:layer="layout" svg:width="16.525cm" svg:height="1.713cm" svg:x="2.945cm" svg:y="16.462cm">
          <draw:text-box>
            <text:p text:style-name="P1"><text:span text:style-name="T1">Any other material items that are currently on the property will be Natashias aside from</text:span></text:p>
            <text:p text:style-name="P1"><text:span text:style-name="T1">A couple of items in the garage. In exchange Natashia would pay $5500 to Skyler to </text:span></text:p>
            <text:p text:style-name="P1"><text:span text:style-name="T1">compensate and replace the items.</text:span></text:p>
          </draw:text-box>
        </draw:frame>
        <draw:frame draw:style-name="gr106" draw:text-style-name="P2" draw:layer="layout" svg:width="0.564cm" svg:height="0.464cm" svg:x="1.662cm" svg:y="18.93cm">
          <draw:text-box>
            <text:p text:style-name="P1"><text:span text:style-name="T1">4.5</text:span></text:p>
          </draw:text-box>
        </draw:frame>
        <draw:frame draw:style-name="gr107" draw:text-style-name="P2" draw:layer="layout" svg:width="0.449cm" svg:height="0.514cm" svg:x="2.224cm" svg:y="18.851cm">
          <draw:text-box>
            <text:p text:style-name="P1"><text:span text:style-name="T5"><text:s/></text:span></text:p>
          </draw:text-box>
        </draw:frame>
        <draw:frame draw:style-name="gr139" draw:text-style-name="P9" draw:layer="layout" svg:width="17.278cm" svg:height="1.713cm" svg:x="2.911cm" svg:y="18.938cm">
          <draw:text-box>
            <text:p text:style-name="P7"><text:span text:style-name="T9">In the event Skyler cannot remove his personal belongings in time for the agreed upon limit.</text:span></text:p>
            <text:p text:style-name="P7"><text:span text:style-name="T9">Due to the financial situation that he was put in, His belongings will be stored in the garage</text:span></text:p>
            <text:p text:style-name="P7"><text:span text:style-name="T9">For easy access and removal. Skyler will notify Natashia when he would be coming to</text:span></text:p>
            <text:p text:style-name="P7"><text:span text:style-name="T9">Retrieve his belongings.</text:span></text:p>
          </draw:text-box>
        </draw:frame>
      </draw:page>
      <draw:page draw:name="page5" draw:style-name="dp1" draw:master-page-name="master-page28">
        <draw:frame draw:style-name="gr140" draw:text-style-name="P4" draw:layer="layout" svg:width="3.38cm" svg:height="0.35cm" svg:x="1.053cm" svg:y="0.243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8.604cm" svg:height="0.018cm" svg:x="1cm" svg:y="0.631cm" svg:viewBox="0 0 18605 19" draw:points="0,19 18605,19 18605,0 0,0">
          <text:p/>
        </draw:polygon>
        <draw:frame draw:style-name="gr141" draw:text-style-name="P4" draw:layer="layout" svg:width="1.045cm" svg:height="0.35cm" svg:x="18.595cm" svg:y="0.243cm">
          <draw:text-box>
            <text:p text:style-name="P1"><text:span text:style-name="T7">Page 5 </text:span></text:p>
          </draw:text-box>
        </draw:frame>
        <draw:frame draw:style-name="gr142" draw:text-style-name="P2" draw:layer="layout" svg:width="0.439cm" svg:height="0.464cm" svg:x="1.715cm" svg:y="27.148cm">
          <draw:text-box>
            <text:p text:style-name="P1"><text:span text:style-name="T1"><text:s/></text:span></text:p>
          </draw:text-box>
        </draw:frame>
        <draw:frame draw:style-name="gr143" draw:text-style-name="P2" draw:layer="layout" svg:width="0.552cm" svg:height="0.465cm" svg:x="1.715cm" svg:y="2.806cm">
          <draw:text-box>
            <text:p text:style-name="P1"><text:span text:style-name="T1">5.4</text:span></text:p>
          </draw:text-box>
        </draw:frame>
        <draw:frame draw:style-name="gr144" draw:text-style-name="P2" draw:layer="layout" svg:width="0.439cm" svg:height="0.513cm" svg:x="2.265cm" svg:y="2.728cm">
          <draw:text-box>
            <text:p text:style-name="P1"><text:span text:style-name="T5"><text:s/></text:span></text:p>
          </draw:text-box>
        </draw:frame>
        <draw:frame draw:style-name="gr145" draw:text-style-name="P2" draw:layer="layout" svg:width="15.472cm" svg:height="0.465cm" svg:x="3.036cm" svg:y="2.806cm">
          <draw:text-box>
            <text:p text:style-name="P1"><text:span text:style-name="T1">On signing this Agreement, Natashia and Skyler will each designate the family </text:span></text:p>
          </draw:text-box>
        </draw:frame>
        <draw:frame draw:style-name="gr146" draw:text-style-name="P2" draw:layer="layout" svg:width="15.133cm" svg:height="0.464cm" svg:x="3.036cm" svg:y="3.737cm">
          <draw:text-box>
            <text:p text:style-name="P1"><text:span text:style-name="T1">home as their principal residence from the year of purchase until the year the </text:span></text:p>
          </draw:text-box>
        </draw:frame>
        <draw:frame draw:style-name="gr147" draw:text-style-name="P2" draw:layer="layout" svg:width="14.962cm" svg:height="0.464cm" svg:x="3.036cm" svg:y="4.663cm">
          <draw:text-box>
            <text:p text:style-name="P1"><text:span text:style-name="T1">Agreement is signed, and neither will designate another home as a principal </text:span></text:p>
          </draw:text-box>
        </draw:frame>
        <draw:frame draw:style-name="gr148" draw:text-style-name="P2" draw:layer="layout" svg:width="14.216cm" svg:height="0.464cm" svg:x="3.036cm" svg:y="5.588cm">
          <draw:text-box>
            <text:p text:style-name="P1"><text:span text:style-name="T1">residence during this time period. If either becomes liable for income tax </text:span></text:p>
          </draw:text-box>
        </draw:frame>
        <draw:frame draw:style-name="gr149" draw:text-style-name="P2" draw:layer="layout" svg:width="15.437cm" svg:height="0.464cm" svg:x="3.036cm" svg:y="6.517cm">
          <draw:text-box>
            <text:p text:style-name="P1"><text:span text:style-name="T1">resulting from the other's breach of this term, the breaching party will be liable </text:span></text:p>
          </draw:text-box>
        </draw:frame>
        <draw:frame draw:style-name="gr150" draw:text-style-name="P2" draw:layer="layout" svg:width="3.631cm" svg:height="0.465cm" svg:x="3.036cm" svg:y="7.442cm">
          <draw:text-box>
            <text:p text:style-name="P1"><text:span text:style-name="T1">for the other's tax. </text:span></text:p>
          </draw:text-box>
        </draw:frame>
        <draw:frame draw:style-name="gr151" draw:text-style-name="P2" draw:layer="layout" svg:width="0.552cm" svg:height="0.464cm" svg:x="1.715cm" svg:y="8.603cm">
          <draw:text-box>
            <text:p text:style-name="P1"><text:span text:style-name="T1">5.5</text:span></text:p>
          </draw:text-box>
        </draw:frame>
        <draw:frame draw:style-name="gr152" draw:text-style-name="P2" draw:layer="layout" svg:width="0.439cm" svg:height="0.514cm" svg:x="2.265cm" svg:y="8.524cm">
          <draw:text-box>
            <text:p text:style-name="P1"><text:span text:style-name="T5"><text:s/></text:span></text:p>
          </draw:text-box>
        </draw:frame>
        <draw:frame draw:style-name="gr153" draw:text-style-name="P2" draw:layer="layout" svg:width="15.494cm" svg:height="0.464cm" svg:x="3.036cm" svg:y="8.603cm">
          <draw:text-box>
            <text:p text:style-name="P1"><text:span text:style-name="T1">Skyler will vacate the family home 7 days once this agreement is signed. </text:span></text:p>
          </draw:text-box>
        </draw:frame>
        <draw:frame draw:style-name="gr151" draw:text-style-name="P2" draw:layer="layout" svg:width="0.552cm" svg:height="0.464cm" svg:x="1.715cm" svg:y="9.757cm">
          <draw:text-box>
            <text:p text:style-name="P1"><text:span text:style-name="T1">5.6</text:span></text:p>
          </draw:text-box>
        </draw:frame>
        <draw:frame draw:style-name="gr152" draw:text-style-name="P2" draw:layer="layout" svg:width="0.439cm" svg:height="0.514cm" svg:x="2.265cm" svg:y="9.678cm">
          <draw:text-box>
            <text:p text:style-name="P1"><text:span text:style-name="T5"><text:s/></text:span></text:p>
          </draw:text-box>
        </draw:frame>
        <draw:frame draw:style-name="gr154" draw:text-style-name="P9" draw:layer="layout" svg:width="16.161cm" svg:height="1.713cm" svg:x="2.968cm" svg:y="9.69cm">
          <draw:text-box>
            <text:p text:style-name="P7"><text:span text:style-name="T9">Natashia will list the family home for sale by April 30, 2024 with a realtor. If an offer is</text:span></text:p>
            <text:p text:style-name="P7"><text:span text:style-name="T9"><text:s/></text:span><text:span text:style-name="T9">signed by this time Any offer Made on the property will be agreed upon both parties </text:span></text:p>
            <text:p text:style-name="P7"><text:span text:style-name="T9">before accepting an offer. If A different realtor is used than previous, Skyler can get a </text:span></text:p>
            <text:p text:style-name="P7"><text:span text:style-name="T9">second opinion on comps To ensure a fair sale price has been set.</text:span></text:p>
          </draw:text-box>
        </draw:frame>
        <draw:frame draw:style-name="gr151" draw:text-style-name="P2" draw:layer="layout" svg:width="0.552cm" svg:height="0.464cm" svg:x="1.715cm" svg:y="11.841cm">
          <draw:text-box>
            <text:p text:style-name="P1"><text:span text:style-name="T1">5.7</text:span></text:p>
          </draw:text-box>
        </draw:frame>
        <draw:frame draw:style-name="gr152" draw:text-style-name="P2" draw:layer="layout" svg:width="0.439cm" svg:height="0.514cm" svg:x="2.265cm" svg:y="11.762cm">
          <draw:text-box>
            <text:p text:style-name="P1"><text:span text:style-name="T5"><text:s/></text:span></text:p>
          </draw:text-box>
        </draw:frame>
        <draw:frame draw:style-name="gr155" draw:text-style-name="P2" draw:layer="layout" svg:width="15.617cm" svg:height="0.464cm" svg:x="3.036cm" svg:y="11.841cm">
          <draw:text-box>
            <text:p text:style-name="P1"><text:span text:style-name="T1">Natashia will have possession of the family home until the sale closes, </text:span></text:p>
          </draw:text-box>
        </draw:frame>
        <draw:frame draw:style-name="gr156" draw:text-style-name="P2" draw:layer="layout" svg:width="15.952cm" svg:height="0.464cm" svg:x="3.036cm" svg:y="12.766cm">
          <draw:text-box>
            <text:p text:style-name="P1"><text:span text:style-name="T1">and will continue to pay utilities, mortgage, insurance, common expense charges, </text:span></text:p>
          </draw:text-box>
        </draw:frame>
        <draw:frame draw:style-name="gr157" draw:text-style-name="P2" draw:layer="layout" svg:width="7.44cm" svg:height="0.464cm" svg:x="3.036cm" svg:y="13.692cm">
          <draw:text-box>
            <text:p text:style-name="P1"><text:span text:style-name="T1">cable T.V., internet, and maintenance. </text:span></text:p>
          </draw:text-box>
        </draw:frame>
        <draw:frame draw:style-name="gr151" draw:text-style-name="P2" draw:layer="layout" svg:width="0.552cm" svg:height="0.464cm" svg:x="1.715cm" svg:y="14.852cm">
          <draw:text-box>
            <text:p text:style-name="P1"><text:span text:style-name="T1">5.8</text:span></text:p>
          </draw:text-box>
        </draw:frame>
        <draw:frame draw:style-name="gr144" draw:text-style-name="P2" draw:layer="layout" svg:width="0.439cm" svg:height="0.513cm" svg:x="2.265cm" svg:y="14.773cm">
          <draw:text-box>
            <text:p text:style-name="P1"><text:span text:style-name="T5"><text:s/></text:span></text:p>
          </draw:text-box>
        </draw:frame>
        <draw:frame draw:style-name="gr158" draw:text-style-name="P2" draw:layer="layout" svg:width="14.45cm" svg:height="0.464cm" svg:x="3.036cm" svg:y="14.852cm">
          <draw:text-box>
            <text:p text:style-name="P1"><text:span text:style-name="T1">The proceeds from the sale of the family home will be handled as follows: </text:span></text:p>
          </draw:text-box>
        </draw:frame>
        <draw:frame draw:style-name="gr159" draw:text-style-name="P2" draw:layer="layout" svg:width="0.513cm" svg:height="0.464cm" svg:x="3.036cm" svg:y="16.006cm">
          <draw:text-box>
            <text:p text:style-name="P1"><text:span text:style-name="T1">(a)</text:span></text:p>
          </draw:text-box>
        </draw:frame>
        <draw:frame draw:style-name="gr152" draw:text-style-name="P2" draw:layer="layout" svg:width="0.439cm" svg:height="0.514cm" svg:x="3.551cm" svg:y="15.927cm">
          <draw:text-box>
            <text:p text:style-name="P1"><text:span text:style-name="T5"><text:s/></text:span></text:p>
          </draw:text-box>
        </draw:frame>
        <draw:frame draw:style-name="gr160" draw:text-style-name="P2" draw:layer="layout" svg:width="14.123cm" svg:height="0.464cm" svg:x="4.357cm" svg:y="16.006cm">
          <draw:text-box>
            <text:p text:style-name="P1"><text:span text:style-name="T1">The parties will direct the lawyer on the sale to pay these expenses from </text:span></text:p>
          </draw:text-box>
        </draw:frame>
        <draw:frame draw:style-name="gr161" draw:text-style-name="P2" draw:layer="layout" svg:width="6.122cm" svg:height="0.465cm" svg:x="4.357cm" svg:y="16.935cm">
          <draw:text-box>
            <text:p text:style-name="P1"><text:span text:style-name="T1">the family home sale proceeds: </text:span></text:p>
          </draw:text-box>
        </draw:frame>
        <draw:frame draw:style-name="gr142" draw:text-style-name="P2" draw:layer="layout" svg:width="0.439cm" svg:height="0.464cm" svg:x="4.357cm" svg:y="18.09cm">
          <draw:text-box>
            <text:p text:style-name="P1"><text:span text:style-name="T1">(i)</text:span></text:p>
          </draw:text-box>
        </draw:frame>
        <draw:frame draw:style-name="gr152" draw:text-style-name="P2" draw:layer="layout" svg:width="0.439cm" svg:height="0.514cm" svg:x="4.78cm" svg:y="18.011cm">
          <draw:text-box>
            <text:p text:style-name="P1"><text:span text:style-name="T5"><text:s/></text:span></text:p>
          </draw:text-box>
        </draw:frame>
        <draw:frame draw:style-name="gr162" draw:text-style-name="P2" draw:layer="layout" svg:width="4.63cm" svg:height="0.464cm" svg:x="5.678cm" svg:y="18.09cm">
          <draw:text-box>
            <text:p text:style-name="P1"><text:span text:style-name="T1">real estate commission; </text:span></text:p>
          </draw:text-box>
        </draw:frame>
        <draw:frame draw:style-name="gr163" draw:text-style-name="P2" draw:layer="layout" svg:width="0.548cm" svg:height="0.465cm" svg:x="4.357cm" svg:y="19.244cm">
          <draw:text-box>
            <text:p text:style-name="P1"><text:span text:style-name="T1">(ii)</text:span></text:p>
          </draw:text-box>
        </draw:frame>
        <draw:frame draw:style-name="gr152" draw:text-style-name="P2" draw:layer="layout" svg:width="0.439cm" svg:height="0.514cm" svg:x="4.908cm" svg:y="19.165cm">
          <draw:text-box>
            <text:p text:style-name="P1"><text:span text:style-name="T5"><text:s/></text:span></text:p>
          </draw:text-box>
        </draw:frame>
        <draw:frame draw:style-name="gr164" draw:text-style-name="P2" draw:layer="layout" svg:width="10.849cm" svg:height="0.465cm" svg:x="5.678cm" svg:y="19.244cm">
          <draw:text-box>
            <text:p text:style-name="P1"><text:span text:style-name="T1">adjustments for taxes, utilities, municipal fees or levies; </text:span></text:p>
          </draw:text-box>
        </draw:frame>
        <draw:frame draw:style-name="gr165" draw:text-style-name="P2" draw:layer="layout" svg:width="0.676cm" svg:height="0.464cm" svg:x="4.357cm" svg:y="20.404cm">
          <draw:text-box>
            <text:p text:style-name="P1"><text:span text:style-name="T1">(iii)</text:span></text:p>
          </draw:text-box>
        </draw:frame>
        <draw:frame draw:style-name="gr152" draw:text-style-name="P2" draw:layer="layout" svg:width="0.439cm" svg:height="0.514cm" svg:x="5.035cm" svg:y="20.324cm">
          <draw:text-box>
            <text:p text:style-name="P1"><text:span text:style-name="T5"><text:s/></text:span></text:p>
          </draw:text-box>
        </draw:frame>
        <draw:frame draw:style-name="gr166" draw:text-style-name="P2" draw:layer="layout" svg:width="11.182cm" svg:height="0.464cm" svg:x="5.678cm" svg:y="20.404cm">
          <draw:text-box>
            <text:p text:style-name="P1"><text:span text:style-name="T1">amounts required to discharge registered encumbrances; </text:span></text:p>
          </draw:text-box>
        </draw:frame>
        <draw:frame draw:style-name="gr167" draw:text-style-name="P2" draw:layer="layout" svg:width="0.666cm" svg:height="0.464cm" svg:x="4.357cm" svg:y="21.559cm">
          <draw:text-box>
            <text:p text:style-name="P1"><text:span text:style-name="T1">(iv)</text:span></text:p>
          </draw:text-box>
        </draw:frame>
        <draw:frame draw:style-name="gr152" draw:text-style-name="P2" draw:layer="layout" svg:width="0.439cm" svg:height="0.514cm" svg:x="5.026cm" svg:y="21.48cm">
          <draw:text-box>
            <text:p text:style-name="P1"><text:span text:style-name="T5"><text:s/></text:span></text:p>
          </draw:text-box>
        </draw:frame>
        <draw:frame draw:style-name="gr168" draw:text-style-name="P2" draw:layer="layout" svg:width="10.377cm" svg:height="0.464cm" svg:x="5.678cm" svg:y="21.559cm">
          <draw:text-box>
            <text:p text:style-name="P1"><text:span text:style-name="T1">legal fees and disbursements relating to the sale; and </text:span></text:p>
          </draw:text-box>
        </draw:frame>
        <draw:frame draw:style-name="gr169" draw:text-style-name="P2" draw:layer="layout" svg:width="0.538cm" svg:height="0.465cm" svg:x="4.357cm" svg:y="22.713cm">
          <draw:text-box>
            <text:p text:style-name="P1"><text:span text:style-name="T1">(v)</text:span></text:p>
          </draw:text-box>
        </draw:frame>
        <draw:frame draw:style-name="gr144" draw:text-style-name="P2" draw:layer="layout" svg:width="0.439cm" svg:height="0.513cm" svg:x="4.898cm" svg:y="22.635cm">
          <draw:text-box>
            <text:p text:style-name="P1"><text:span text:style-name="T5"><text:s/></text:span></text:p>
          </draw:text-box>
        </draw:frame>
        <draw:frame draw:style-name="gr170" draw:text-style-name="P2" draw:layer="layout" svg:width="5.172cm" svg:height="0.465cm" svg:x="5.678cm" svg:y="22.713cm">
          <draw:text-box>
            <text:p text:style-name="P1"><text:span text:style-name="T1">all other sale adjustments. </text:span></text:p>
          </draw:text-box>
        </draw:frame>
        <draw:frame draw:style-name="gr171" draw:text-style-name="P2" draw:layer="layout" svg:width="0.535cm" svg:height="0.464cm" svg:x="3.036cm" svg:y="23.872cm">
          <draw:text-box>
            <text:p text:style-name="P1"><text:span text:style-name="T1">(b)</text:span></text:p>
          </draw:text-box>
        </draw:frame>
        <draw:frame draw:style-name="gr152" draw:text-style-name="P2" draw:layer="layout" svg:width="0.439cm" svg:height="0.514cm" svg:x="3.573cm" svg:y="23.793cm">
          <draw:text-box>
            <text:p text:style-name="P1"><text:span text:style-name="T5"><text:s/></text:span></text:p>
          </draw:text-box>
        </draw:frame>
        <draw:frame draw:style-name="gr172" draw:text-style-name="P2" draw:layer="layout" svg:width="14.221cm" svg:height="0.464cm" svg:x="4.357cm" svg:y="23.872cm">
          <draw:text-box>
            <text:p text:style-name="P1"><text:span text:style-name="T1">From the net proceeds (ie. after paying the expenses in (a) above), before </text:span></text:p>
          </draw:text-box>
        </draw:frame>
        <draw:frame draw:style-name="gr173" draw:text-style-name="P2" draw:layer="layout" svg:width="9.575cm" svg:height="0.465cm" svg:x="4.357cm" svg:y="24.797cm">
          <draw:text-box>
            <text:p text:style-name="P1"><text:span text:style-name="T1">distribution between the parties, the parties will: </text:span></text:p>
          </draw:text-box>
        </draw:frame>
      </draw:page>
      <draw:page draw:name="page6" draw:style-name="dp1" draw:master-page-name="master-page28">
        <draw:frame draw:style-name="gr174" draw:text-style-name="P4" draw:layer="layout" svg:width="3.509cm" svg:height="0.351cm" svg:x="1.293cm" svg:y="0.21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9.315cm" svg:height="0.019cm" svg:x="1.238cm" svg:y="0.6cm" svg:viewBox="0 0 19316 20" draw:points="0,20 19316,20 19316,0 0,0">
          <text:p/>
        </draw:polygon>
        <draw:frame draw:style-name="gr175" draw:text-style-name="P4" draw:layer="layout" svg:width="1.085cm" svg:height="0.351cm" svg:x="19.505cm" svg:y="0.21cm">
          <draw:text-box>
            <text:p text:style-name="P1"><text:span text:style-name="T7">Page 6 </text:span></text:p>
          </draw:text-box>
        </draw:frame>
        <draw:frame draw:style-name="gr176" draw:text-style-name="P2" draw:layer="layout" svg:width="0.456cm" svg:height="0.466cm" svg:x="1.98cm" svg:y="27.214cm">
          <draw:text-box>
            <text:p text:style-name="P1"><text:span text:style-name="T1"><text:s/></text:span></text:p>
          </draw:text-box>
        </draw:frame>
        <draw:frame draw:style-name="gr177" draw:text-style-name="P2" draw:layer="layout" svg:width="0.456cm" svg:height="0.516cm" svg:x="5.162cm" svg:y="1.545cm">
          <draw:text-box>
            <text:p text:style-name="P1"><text:span text:style-name="T5"><text:s/></text:span></text:p>
          </draw:text-box>
        </draw:frame>
        <draw:frame draw:style-name="gr178" draw:text-style-name="P9" draw:layer="layout" svg:width="14.531cm" svg:height="1.881cm" svg:x="6.105cm" svg:y="1.624cm">
          <draw:text-box>
            <text:p text:style-name="P7"><text:span text:style-name="T10">All debts incurred during the relationship to be paid in full. Including any debts </text:span></text:p>
            <text:p text:style-name="P7"><text:span text:style-name="T10">That Natashia has that Skyler is unaware of. Along with Skyler’s debts, RBC Credit</text:span></text:p>
            <text:p text:style-name="P7"><text:span text:style-name="T10">Line, RBC Chequing account, Scotia Bank Visa and ScotiaLine, Scotia Bank Savings</text:span></text:p>
            <text:p text:style-name="P7"><text:span text:style-name="T10">account and car loan.</text:span></text:p>
          </draw:text-box>
        </draw:frame>
        <draw:frame draw:style-name="gr177" draw:text-style-name="P2" draw:layer="layout" svg:width="0.456cm" svg:height="0.516cm" svg:x="5.227cm" svg:y="4.57cm">
          <draw:text-box>
            <text:p text:style-name="P1"><text:span text:style-name="T5"><text:s/></text:span></text:p>
          </draw:text-box>
        </draw:frame>
        <draw:frame draw:style-name="gr179" draw:text-style-name="P2" draw:layer="layout" svg:width="0.468cm" svg:height="0.572cm" svg:x="3.257cm" svg:y="5.121cm">
          <draw:text-box>
            <text:p text:style-name="P1"><text:span text:style-name="T1">(c)</text:span></text:p>
          </draw:text-box>
        </draw:frame>
        <draw:frame draw:style-name="gr180" draw:text-style-name="P2" draw:layer="layout" svg:width="0.456cm" svg:height="0.515cm" svg:x="3.623cm" svg:y="5.148cm">
          <draw:text-box>
            <text:p text:style-name="P1"><text:span text:style-name="T5"><text:s/></text:span></text:p>
          </draw:text-box>
        </draw:frame>
        <draw:frame draw:style-name="gr181" draw:text-style-name="P9" draw:layer="layout" svg:width="14.362cm" svg:height="0.857cm" svg:x="4.283cm" svg:y="5.091cm">
          <draw:text-box>
            <text:p text:style-name="P7"><text:span text:style-name="T9">After paying the amounts in (a) and (b) above, the remaining proceeds </text:span></text:p>
            <text:p text:style-name="P7"><text:span text:style-name="T9">will be evenly disbursed to Natashia and Skyler. </text:span></text:p>
          </draw:text-box>
        </draw:frame>
        <draw:frame draw:style-name="gr176" draw:text-style-name="P2" draw:layer="layout" svg:width="0.456cm" svg:height="0.466cm" svg:x="1.844cm" svg:y="9.382cm">
          <draw:text-box>
            <text:p text:style-name="P1"><text:span text:style-name="T3">6.</text:span></text:p>
          </draw:text-box>
        </draw:frame>
        <draw:frame draw:style-name="gr177" draw:text-style-name="P2" draw:layer="layout" svg:width="0.456cm" svg:height="0.516cm" svg:x="2.187cm" svg:y="9.302cm">
          <draw:text-box>
            <text:p text:style-name="P1"><text:span text:style-name="T4"><text:s/></text:span></text:p>
          </draw:text-box>
        </draw:frame>
        <draw:frame draw:style-name="gr182" draw:text-style-name="P2" draw:layer="layout" svg:width="1.908cm" svg:height="0.466cm" svg:x="3.216cm" svg:y="9.382cm">
          <draw:text-box>
            <text:p text:style-name="P1"><text:span text:style-name="T3">Releases </text:span></text:p>
          </draw:text-box>
        </draw:frame>
        <draw:frame draw:style-name="gr183" draw:text-style-name="P2" draw:layer="layout" svg:width="0.573cm" svg:height="0.465cm" svg:x="1.912cm" svg:y="10.328cm">
          <draw:text-box>
            <text:p text:style-name="P1"><text:span text:style-name="T1">6.1</text:span></text:p>
          </draw:text-box>
        </draw:frame>
        <draw:frame draw:style-name="gr177" draw:text-style-name="P2" draw:layer="layout" svg:width="0.456cm" svg:height="0.516cm" svg:x="2.483cm" svg:y="10.248cm">
          <draw:text-box>
            <text:p text:style-name="P1"><text:span text:style-name="T5"><text:s/></text:span></text:p>
          </draw:text-box>
        </draw:frame>
        <draw:frame draw:style-name="gr184" draw:text-style-name="P2" draw:layer="layout" svg:width="0.456cm" svg:height="0.465cm" svg:x="3.352cm" svg:y="9.208cm">
          <draw:text-box>
            <text:p text:style-name="P1"><text:span text:style-name="T1"><text:s text:c="2"/></text:span></text:p>
          </draw:text-box>
        </draw:frame>
        <draw:frame draw:style-name="gr185" draw:text-style-name="P2" draw:layer="layout" svg:width="0.532cm" svg:height="0.466cm" svg:x="3.352cm" svg:y="10.366cm">
          <draw:text-box>
            <text:p text:style-name="P1"><text:span text:style-name="T1">(a)</text:span></text:p>
          </draw:text-box>
        </draw:frame>
        <draw:frame draw:style-name="gr177" draw:text-style-name="P2" draw:layer="layout" svg:width="0.456cm" svg:height="0.516cm" svg:x="3.886cm" svg:y="10.287cm">
          <draw:text-box>
            <text:p text:style-name="P1"><text:span text:style-name="T5"><text:s/></text:span></text:p>
          </draw:text-box>
        </draw:frame>
        <draw:frame draw:style-name="gr186" draw:text-style-name="P2" draw:layer="layout" svg:width="13.32cm" svg:height="0.466cm" svg:x="4.723cm" svg:y="10.366cm">
          <draw:text-box>
            <text:p text:style-name="P1"><text:span text:style-name="T1">This Agreement is a full and final settlement of all issues between </text:span></text:p>
          </draw:text-box>
        </draw:frame>
        <draw:frame draw:style-name="gr187" draw:text-style-name="P2" draw:layer="layout" svg:width="14.12cm" svg:height="0.466cm" svg:x="4.723cm" svg:y="11.299cm">
          <draw:text-box>
            <text:p text:style-name="P1"><text:span text:style-name="T1">Natashia and Skyler and all rights and obligations arising out of their </text:span></text:p>
          </draw:text-box>
        </draw:frame>
        <draw:frame draw:style-name="gr188" draw:text-style-name="P2" draw:layer="layout" svg:width="2.659cm" svg:height="0.466cm" svg:x="4.723cm" svg:y="12.228cm">
          <draw:text-box>
            <text:p text:style-name="P1"><text:span text:style-name="T1">relationship. </text:span></text:p>
          </draw:text-box>
        </draw:frame>
        <draw:frame draw:style-name="gr189" draw:text-style-name="P2" draw:layer="layout" svg:width="0.555cm" svg:height="0.465cm" svg:x="3.352cm" svg:y="13.391cm">
          <draw:text-box>
            <text:p text:style-name="P1"><text:span text:style-name="T1">(b)</text:span></text:p>
          </draw:text-box>
        </draw:frame>
        <draw:frame draw:style-name="gr177" draw:text-style-name="P2" draw:layer="layout" svg:width="0.456cm" svg:height="0.516cm" svg:x="3.909cm" svg:y="13.311cm">
          <draw:text-box>
            <text:p text:style-name="P1"><text:span text:style-name="T5"><text:s/></text:span></text:p>
          </draw:text-box>
        </draw:frame>
        <draw:frame draw:style-name="gr190" draw:text-style-name="P2" draw:layer="layout" svg:width="14.184cm" svg:height="0.465cm" svg:x="4.723cm" svg:y="13.391cm">
          <draw:text-box>
            <text:p text:style-name="P1"><text:span text:style-name="T1">Except as otherwise provided in this Agreement, Natashia and Skyler </text:span></text:p>
          </draw:text-box>
        </draw:frame>
        <draw:frame draw:style-name="gr191" draw:text-style-name="P2" draw:layer="layout" svg:width="14.755cm" svg:height="0.466cm" svg:x="4.723cm" svg:y="14.321cm">
          <draw:text-box>
            <text:p text:style-name="P1"><text:span text:style-name="T1">release each other from all claims at common law, in equity or by statute </text:span></text:p>
          </draw:text-box>
        </draw:frame>
        <draw:frame draw:style-name="gr192" draw:text-style-name="P2" draw:layer="layout" svg:width="14.284cm" svg:height="0.466cm" svg:x="4.723cm" svg:y="15.249cm">
          <draw:text-box>
            <text:p text:style-name="P1"><text:span text:style-name="T1">against each other, including claims under the </text:span><text:span text:style-name="T6">Family Law Act</text:span><text:span text:style-name="T1">, and the </text:span></text:p>
          </draw:text-box>
        </draw:frame>
        <draw:frame draw:style-name="gr193" draw:text-style-name="P2" draw:layer="layout" svg:width="5.383cm" svg:height="0.466cm" svg:x="4.723cm" svg:y="16.183cm">
          <draw:text-box>
            <text:p text:style-name="P1"><text:span text:style-name="T6">Succession Law Reform Act</text:span><text:span text:style-name="T1">. </text:span></text:p>
          </draw:text-box>
        </draw:frame>
        <draw:frame draw:style-name="gr176" draw:text-style-name="P2" draw:layer="layout" svg:width="0.456cm" svg:height="0.466cm" svg:x="1.98cm" svg:y="17.571cm">
          <draw:text-box>
            <text:p text:style-name="P1"><text:span text:style-name="T3">7.</text:span></text:p>
          </draw:text-box>
        </draw:frame>
        <draw:frame draw:style-name="gr177" draw:text-style-name="P2" draw:layer="layout" svg:width="0.456cm" svg:height="0.516cm" svg:x="2.323cm" svg:y="17.492cm">
          <draw:text-box>
            <text:p text:style-name="P1"><text:span text:style-name="T4"><text:s/></text:span></text:p>
          </draw:text-box>
        </draw:frame>
        <draw:frame draw:style-name="gr194" draw:text-style-name="P2" draw:layer="layout" svg:width="3.226cm" svg:height="0.466cm" svg:x="3.352cm" svg:y="17.571cm">
          <draw:text-box>
            <text:p text:style-name="P1"><text:span text:style-name="T3">General Terms </text:span></text:p>
          </draw:text-box>
        </draw:frame>
        <draw:frame draw:style-name="gr195" draw:text-style-name="P2" draw:layer="layout" svg:width="0.573cm" svg:height="0.466cm" svg:x="1.98cm" svg:y="18.651cm">
          <draw:text-box>
            <text:p text:style-name="P1"><text:span text:style-name="T1">7.1</text:span></text:p>
          </draw:text-box>
        </draw:frame>
        <draw:frame draw:style-name="gr177" draw:text-style-name="P2" draw:layer="layout" svg:width="0.456cm" svg:height="0.516cm" svg:x="2.551cm" svg:y="18.572cm">
          <draw:text-box>
            <text:p text:style-name="P1"><text:span text:style-name="T5"><text:s/></text:span></text:p>
          </draw:text-box>
        </draw:frame>
        <draw:frame draw:style-name="gr196" draw:text-style-name="P2" draw:layer="layout" svg:width="15.464cm" svg:height="0.466cm" svg:x="3.25cm" svg:y="18.718cm">
          <draw:text-box>
            <text:p text:style-name="P1"><text:span text:style-name="T1">Natashia and Skyler each acknowledges and agrees that this Agreement is a </text:span></text:p>
          </draw:text-box>
        </draw:frame>
        <draw:frame draw:style-name="gr197" draw:text-style-name="P2" draw:layer="layout" svg:width="16.299cm" svg:height="0.466cm" svg:x="3.352cm" svg:y="19.58cm">
          <draw:text-box>
            <text:p text:style-name="P1"><text:span text:style-name="T1">separation agreement entered into under section 54 of the </text:span><text:span text:style-name="T6">Family Law Act</text:span><text:span text:style-name="T1">, and is </text:span></text:p>
          </draw:text-box>
        </draw:frame>
        <draw:frame draw:style-name="gr198" draw:text-style-name="P2" draw:layer="layout" svg:width="15.674cm" svg:height="0.466cm" svg:x="3.352cm" svg:y="20.514cm">
          <draw:text-box>
            <text:p text:style-name="P1"><text:span text:style-name="T1">a domestic contract that prevails over all matters dealt with in the </text:span><text:span text:style-name="T6">Family Law </text:span></text:p>
          </draw:text-box>
        </draw:frame>
        <draw:frame draw:style-name="gr199" draw:text-style-name="P2" draw:layer="layout" svg:width="0.899cm" svg:height="0.466cm" svg:x="3.351cm" svg:y="21.444cm">
          <draw:text-box>
            <text:p text:style-name="P1"><text:span text:style-name="T6">Act</text:span><text:span text:style-name="T1">. </text:span></text:p>
          </draw:text-box>
        </draw:frame>
        <draw:frame draw:style-name="gr195" draw:text-style-name="P2" draw:layer="layout" svg:width="0.573cm" svg:height="0.466cm" svg:x="1.98cm" svg:y="22.603cm">
          <draw:text-box>
            <text:p text:style-name="P1"><text:span text:style-name="T1">7.2</text:span></text:p>
          </draw:text-box>
        </draw:frame>
        <draw:frame draw:style-name="gr180" draw:text-style-name="P2" draw:layer="layout" svg:width="0.456cm" svg:height="0.515cm" svg:x="2.551cm" svg:y="22.523cm">
          <draw:text-box>
            <text:p text:style-name="P1"><text:span text:style-name="T5"><text:s/></text:span></text:p>
          </draw:text-box>
        </draw:frame>
        <draw:frame draw:style-name="gr200" draw:text-style-name="P2" draw:layer="layout" svg:width="15.615cm" svg:height="0.466cm" svg:x="3.352cm" svg:y="22.603cm">
          <draw:text-box>
            <text:p text:style-name="P1"><text:span text:style-name="T1">There are no representations, collateral agreements, warranties or conditions </text:span></text:p>
          </draw:text-box>
        </draw:frame>
        <draw:frame draw:style-name="gr201" draw:text-style-name="P2" draw:layer="layout" svg:width="15.478cm" svg:height="0.466cm" svg:x="3.352cm" svg:y="23.535cm">
          <draw:text-box>
            <text:p text:style-name="P1"><text:span text:style-name="T1">affecting this Agreement. There are no implied agreements arising from this </text:span></text:p>
          </draw:text-box>
        </draw:frame>
        <draw:frame draw:style-name="gr202" draw:text-style-name="P2" draw:layer="layout" svg:width="15.592cm" svg:height="0.466cm" svg:x="3.352cm" svg:y="24.464cm">
          <draw:text-box>
            <text:p text:style-name="P1"><text:span text:style-name="T1">Agreement and this Agreement between the parties constitutes the complete </text:span></text:p>
          </draw:text-box>
        </draw:frame>
        <draw:frame draw:style-name="gr203" draw:text-style-name="P2" draw:layer="layout" svg:width="5.347cm" svg:height="0.466cm" svg:x="3.352cm" svg:y="25.398cm">
          <draw:text-box>
            <text:p text:style-name="P1"><text:span text:style-name="T1">agreement between them. </text:span></text:p>
          </draw:text-box>
        </draw:frame>
        <draw:frame draw:style-name="gr177" draw:text-style-name="P2" draw:layer="layout" svg:width="0.456cm" svg:height="0.516cm" svg:x="4.989cm" svg:y="6.742cm">
          <draw:text-box>
            <text:p text:style-name="P1"><text:span text:style-name="T5"><text:s/></text:span></text:p>
          </draw:text-box>
        </draw:frame>
        <draw:frame draw:style-name="gr204" draw:text-style-name="P2" draw:layer="layout" svg:width="0.577cm" svg:height="0.776cm" svg:x="3.224cm" svg:y="6.314cm">
          <draw:text-box>
            <text:p text:style-name="P1"><text:span text:style-name="T1">(d)</text:span></text:p>
          </draw:text-box>
        </draw:frame>
        <draw:frame draw:style-name="gr205" draw:text-style-name="P9" draw:layer="layout" svg:width="15.318cm" svg:height="1.285cm" svg:x="4.282cm" svg:y="6.365cm">
          <draw:text-box>
            <text:p text:style-name="P7"><text:span text:style-name="T9">A copy of all receipts pertaining to the sale of the home will be provided to Skyler</text:span></text:p>
            <text:p text:style-name="P7"><text:span text:style-name="T9">Along with any other paperwork that outlines the use of the funds from the sale</text:span></text:p>
            <text:p text:style-name="P7"><text:span text:style-name="T9">Of the house.</text:span></text:p>
          </draw:text-box>
        </draw:frame>
        <draw:frame draw:style-name="gr206" draw:text-style-name="P2" draw:layer="layout" svg:width="0.634cm" svg:height="0.58cm" svg:x="4.511cm" svg:y="3.593cm">
          <draw:text-box>
            <text:p text:style-name="P1"><text:span text:style-name="T1">(j)</text:span></text:p>
          </draw:text-box>
        </draw:frame>
        <draw:frame draw:style-name="gr206" draw:text-style-name="P2" draw:layer="layout" svg:width="0.634cm" svg:height="0.58cm" svg:x="4.443cm" svg:y="1.726cm">
          <draw:text-box>
            <text:p text:style-name="P1"><text:span text:style-name="T1">(i)</text:span></text:p>
          </draw:text-box>
        </draw:frame>
        <draw:frame draw:style-name="gr206" draw:text-style-name="P2" draw:layer="layout" svg:width="0.634cm" svg:height="0.58cm" svg:x="4.443cm" svg:y="1.726cm">
          <draw:text-box>
            <text:p text:style-name="P1"><text:span text:style-name="T1">(i)</text:span></text:p>
          </draw:text-box>
        </draw:frame>
        <draw:frame draw:style-name="gr207" draw:text-style-name="P2" draw:layer="layout" svg:width="14.383cm" svg:height="0.941cm" svg:x="6.059cm" svg:y="3.728cm">
          <draw:text-box>
            <text:p text:style-name="P1"><text:span text:style-name="T11">Compensation for Skyler’s damaged credit due to previous agreement with Natashia.</text:span></text:p>
            <text:p text:style-name="P1"><text:span text:style-name="T11">Where both parties would split the cost of the higher interest cost to repair his credit.</text:span></text:p>
          </draw:text-box>
        </draw:frame>
        <draw:frame draw:style-name="gr177" draw:text-style-name="P2" draw:layer="layout" svg:width="0.456cm" svg:height="0.516cm" svg:x="4.927cm" svg:y="8.269cm">
          <draw:text-box>
            <text:p text:style-name="P1"><text:span text:style-name="T5"><text:s/></text:span></text:p>
          </draw:text-box>
        </draw:frame>
        <draw:frame draw:style-name="gr204" draw:text-style-name="P2" draw:layer="layout" svg:width="0.577cm" svg:height="0.776cm" svg:x="3.162cm" svg:y="7.841cm">
          <draw:text-box>
            <text:p text:style-name="P1"><text:span text:style-name="T1">(e)</text:span></text:p>
          </draw:text-box>
        </draw:frame>
        <draw:frame draw:style-name="gr208" draw:text-style-name="P9" draw:layer="layout" svg:width="15.852cm" svg:height="1.285cm" svg:x="4.22cm" svg:y="7.892cm">
          <draw:text-box>
            <text:p text:style-name="P7"><text:span text:style-name="T9">Once the sale of the home has concluded, Natashia will transfer Skyler’s proceeds to </text:span></text:p>
            <text:p text:style-name="P7"><text:span text:style-name="T9">Him within 5 business days and will ensure he receives any and all paperwork </text:span></text:p>
            <text:p text:style-name="P7"><text:span text:style-name="T9">Previously discussed before the transfer has commenced.</text:span></text:p>
          </draw:text-box>
        </draw:frame>
      </draw:page>
      <draw:page draw:name="page7" draw:style-name="dp1" draw:master-page-name="master-page28">
        <draw:frame draw:style-name="gr209" draw:text-style-name="P4" draw:layer="layout" svg:width="3.416cm" svg:height="0.351cm" svg:x="1.054cm" svg:y="0.21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8.807cm" svg:height="0.019cm" svg:x="1cm" svg:y="0.6cm" svg:viewBox="0 0 18808 20" draw:points="0,20 18808,20 18808,0 0,0">
          <text:p/>
        </draw:polygon>
        <draw:frame draw:style-name="gr210" draw:text-style-name="P4" draw:layer="layout" svg:width="1.056cm" svg:height="0.351cm" svg:x="18.787cm" svg:y="0.21cm">
          <draw:text-box>
            <text:p text:style-name="P1"><text:span text:style-name="T7">Page 7 </text:span></text:p>
          </draw:text-box>
        </draw:frame>
        <draw:frame draw:style-name="gr211" draw:text-style-name="P2" draw:layer="layout" svg:width="0.444cm" svg:height="0.467cm" svg:x="1.722cm" svg:y="27.246cm">
          <draw:text-box>
            <text:p text:style-name="P1"><text:span text:style-name="T1"><text:s/></text:span></text:p>
          </draw:text-box>
        </draw:frame>
        <draw:frame draw:style-name="gr212" draw:text-style-name="P2" draw:layer="layout" svg:width="0.558cm" svg:height="0.466cm" svg:x="1.722cm" svg:y="1.626cm">
          <draw:text-box>
            <text:p text:style-name="P1"><text:span text:style-name="T1">7.3</text:span></text:p>
          </draw:text-box>
        </draw:frame>
        <draw:frame draw:style-name="gr213" draw:text-style-name="P2" draw:layer="layout" svg:width="0.444cm" svg:height="0.516cm" svg:x="2.278cm" svg:y="1.547cm">
          <draw:text-box>
            <text:p text:style-name="P1"><text:span text:style-name="T5"><text:s/></text:span></text:p>
          </draw:text-box>
        </draw:frame>
        <draw:frame draw:style-name="gr214" draw:text-style-name="P2" draw:layer="layout" svg:width="13.006cm" svg:height="0.466cm" svg:x="3.058cm" svg:y="1.626cm">
          <draw:text-box>
            <text:p text:style-name="P1"><text:span text:style-name="T1">Except as otherwise provided in this Agreement, the invalidity or </text:span></text:p>
          </draw:text-box>
        </draw:frame>
        <draw:frame draw:style-name="gr215" draw:text-style-name="P2" draw:layer="layout" svg:width="15.258cm" svg:height="0.466cm" svg:x="3.058cm" svg:y="2.556cm">
          <draw:text-box>
            <text:p text:style-name="P1"><text:span text:style-name="T1">unenforceability of any term of this Agreement does not affect the validity or </text:span></text:p>
          </draw:text-box>
        </draw:frame>
        <draw:frame draw:style-name="gr216" draw:text-style-name="P2" draw:layer="layout" svg:width="16.148cm" svg:height="0.467cm" svg:x="3.058cm" svg:y="3.491cm">
          <draw:text-box>
            <text:p text:style-name="P1"><text:span text:style-name="T1">enforceability of any other term. Any invalid term will be treated as severed from </text:span></text:p>
          </draw:text-box>
        </draw:frame>
        <draw:frame draw:style-name="gr217" draw:text-style-name="P2" draw:layer="layout" svg:width="4.214cm" svg:height="0.466cm" svg:x="3.058cm" svg:y="4.421cm">
          <draw:text-box>
            <text:p text:style-name="P1"><text:span text:style-name="T1">the remaining terms. </text:span></text:p>
          </draw:text-box>
        </draw:frame>
        <draw:frame draw:style-name="gr218" draw:text-style-name="P2" draw:layer="layout" svg:width="0.558cm" svg:height="0.467cm" svg:x="1.722cm" svg:y="5.581cm">
          <draw:text-box>
            <text:p text:style-name="P1"><text:span text:style-name="T1">7.4</text:span></text:p>
          </draw:text-box>
        </draw:frame>
        <draw:frame draw:style-name="gr213" draw:text-style-name="P2" draw:layer="layout" svg:width="0.444cm" svg:height="0.516cm" svg:x="2.278cm" svg:y="5.502cm">
          <draw:text-box>
            <text:p text:style-name="P1"><text:span text:style-name="T5"><text:s/></text:span></text:p>
          </draw:text-box>
        </draw:frame>
        <draw:frame draw:style-name="gr219" draw:text-style-name="P2" draw:layer="layout" svg:width="15.757cm" svg:height="0.467cm" svg:x="3.058cm" svg:y="5.581cm">
          <draw:text-box>
            <text:p text:style-name="P1"><text:span text:style-name="T1">The section headings contained in this Agreement are for convenience only and </text:span></text:p>
          </draw:text-box>
        </draw:frame>
        <draw:frame draw:style-name="gr220" draw:text-style-name="P2" draw:layer="layout" svg:width="14.67cm" svg:height="0.466cm" svg:x="3.058cm" svg:y="6.515cm">
          <draw:text-box>
            <text:p text:style-name="P1"><text:span text:style-name="T1">do not affect the meaning or interpretation of any term of this Agreement. </text:span></text:p>
          </draw:text-box>
        </draw:frame>
        <draw:frame draw:style-name="gr218" draw:text-style-name="P2" draw:layer="layout" svg:width="0.558cm" svg:height="0.467cm" svg:x="1.722cm" svg:y="7.675cm">
          <draw:text-box>
            <text:p text:style-name="P1"><text:span text:style-name="T1">7.5</text:span></text:p>
          </draw:text-box>
        </draw:frame>
        <draw:frame draw:style-name="gr213" draw:text-style-name="P2" draw:layer="layout" svg:width="0.444cm" svg:height="0.516cm" svg:x="2.278cm" svg:y="7.596cm">
          <draw:text-box>
            <text:p text:style-name="P1"><text:span text:style-name="T5"><text:s/></text:span></text:p>
          </draw:text-box>
        </draw:frame>
        <draw:frame draw:style-name="gr221" draw:text-style-name="P2" draw:layer="layout" svg:width="6.973cm" svg:height="0.467cm" svg:x="3.058cm" svg:y="7.675cm">
          <draw:text-box>
            <text:p text:style-name="P1"><text:span text:style-name="T1">Unless the parties agree otherwise: </text:span></text:p>
          </draw:text-box>
        </draw:frame>
        <draw:frame draw:style-name="gr222" draw:text-style-name="P2" draw:layer="layout" svg:width="0.518cm" svg:height="0.466cm" svg:x="3.058cm" svg:y="8.841cm">
          <draw:text-box>
            <text:p text:style-name="P1"><text:span text:style-name="T1">(a)</text:span></text:p>
          </draw:text-box>
        </draw:frame>
        <draw:frame draw:style-name="gr213" draw:text-style-name="P2" draw:layer="layout" svg:width="0.444cm" svg:height="0.516cm" svg:x="3.578cm" svg:y="8.762cm">
          <draw:text-box>
            <text:p text:style-name="P1"><text:span text:style-name="T5"><text:s/></text:span></text:p>
          </draw:text-box>
        </draw:frame>
        <draw:frame draw:style-name="gr223" draw:text-style-name="P2" draw:layer="layout" svg:width="13.308cm" svg:height="0.466cm" svg:x="4.393cm" svg:y="8.841cm">
          <draw:text-box>
            <text:p text:style-name="P1"><text:span text:style-name="T1">the laws of Ontario apply to this Agreement and its interpretation; <text:s/></text:span></text:p>
          </draw:text-box>
        </draw:frame>
        <draw:frame draw:style-name="gr224" draw:text-style-name="P2" draw:layer="layout" svg:width="0.541cm" svg:height="0.467cm" svg:x="3.058cm" svg:y="10.001cm">
          <draw:text-box>
            <text:p text:style-name="P1"><text:span text:style-name="T1">(b)</text:span></text:p>
          </draw:text-box>
        </draw:frame>
        <draw:frame draw:style-name="gr213" draw:text-style-name="P2" draw:layer="layout" svg:width="0.444cm" svg:height="0.516cm" svg:x="3.601cm" svg:y="9.922cm">
          <draw:text-box>
            <text:p text:style-name="P1"><text:span text:style-name="T5"><text:s/></text:span></text:p>
          </draw:text-box>
        </draw:frame>
        <draw:frame draw:style-name="gr225" draw:text-style-name="P2" draw:layer="layout" svg:width="12.924cm" svg:height="0.467cm" svg:x="4.393cm" svg:y="10.001cm">
          <draw:text-box>
            <text:p text:style-name="P1"><text:span text:style-name="T1">the Ontario Superior Court of Justice, Family Court has exclusive </text:span></text:p>
          </draw:text-box>
        </draw:frame>
        <draw:frame draw:style-name="gr226" draw:text-style-name="P2" draw:layer="layout" svg:width="6.618cm" svg:height="0.466cm" svg:x="4.393cm" svg:y="10.931cm">
          <draw:text-box>
            <text:p text:style-name="P1"><text:span text:style-name="T1">jurisdiction over this Agreement. </text:span></text:p>
          </draw:text-box>
        </draw:frame>
        <draw:frame draw:style-name="gr218" draw:text-style-name="P2" draw:layer="layout" svg:width="0.558cm" svg:height="0.467cm" svg:x="1.722cm" svg:y="12.095cm">
          <draw:text-box>
            <text:p text:style-name="P1"><text:span text:style-name="T1">7.6</text:span></text:p>
          </draw:text-box>
        </draw:frame>
        <draw:frame draw:style-name="gr213" draw:text-style-name="P2" draw:layer="layout" svg:width="0.444cm" svg:height="0.516cm" svg:x="2.278cm" svg:y="12.016cm">
          <draw:text-box>
            <text:p text:style-name="P1"><text:span text:style-name="T5"><text:s/></text:span></text:p>
          </draw:text-box>
        </draw:frame>
        <draw:frame draw:style-name="gr227" draw:text-style-name="P2" draw:layer="layout" svg:width="15.133cm" svg:height="0.467cm" svg:x="3.058cm" svg:y="12.095cm">
          <draw:text-box>
            <text:p text:style-name="P1"><text:span text:style-name="T1">This Agreement survives the death of Natashia and Skyler and enures to the </text:span></text:p>
          </draw:text-box>
        </draw:frame>
        <draw:frame draw:style-name="gr228" draw:text-style-name="P2" draw:layer="layout" svg:width="15.089cm" svg:height="0.466cm" svg:x="3.057cm" svg:y="13.025cm">
          <draw:text-box>
            <text:p text:style-name="P1"><text:span text:style-name="T1">benefit of and binds Natashia's and Skyler's heirs, executors, administrators, </text:span></text:p>
          </draw:text-box>
        </draw:frame>
        <draw:frame draw:style-name="gr229" draw:text-style-name="P2" draw:layer="layout" svg:width="10.441cm" svg:height="0.466cm" svg:x="3.058cm" svg:y="13.955cm">
          <draw:text-box>
            <text:p text:style-name="P1"><text:span text:style-name="T1">estate trustees, personal representatives and assigns. </text:span></text:p>
          </draw:text-box>
        </draw:frame>
        <draw:frame draw:style-name="gr218" draw:text-style-name="P2" draw:layer="layout" svg:width="0.558cm" svg:height="0.467cm" svg:x="1.722cm" svg:y="15.12cm">
          <draw:text-box>
            <text:p text:style-name="P1"><text:span text:style-name="T1">7.7</text:span></text:p>
          </draw:text-box>
        </draw:frame>
        <draw:frame draw:style-name="gr230" draw:text-style-name="P2" draw:layer="layout" svg:width="0.444cm" svg:height="0.517cm" svg:x="2.278cm" svg:y="15.041cm">
          <draw:text-box>
            <text:p text:style-name="P1"><text:span text:style-name="T5"><text:s/></text:span></text:p>
          </draw:text-box>
        </draw:frame>
        <draw:frame draw:style-name="gr231" draw:text-style-name="P2" draw:layer="layout" svg:width="15.075cm" svg:height="0.467cm" svg:x="3.058cm" svg:y="15.12cm">
          <draw:text-box>
            <text:p text:style-name="P1"><text:span text:style-name="T1">Natashia and Skyler will each inform the executors, estate trustees, personal </text:span></text:p>
          </draw:text-box>
        </draw:frame>
        <draw:frame draw:style-name="gr232" draw:text-style-name="P2" draw:layer="layout" svg:width="15.966cm" svg:height="0.467cm" svg:x="3.058cm" svg:y="16.05cm">
          <draw:text-box>
            <text:p text:style-name="P1"><text:span text:style-name="T1">representatives named in each one's will that this Agreement exists, and where a </text:span></text:p>
          </draw:text-box>
        </draw:frame>
        <draw:frame draw:style-name="gr233" draw:text-style-name="P2" draw:layer="layout" svg:width="3.145cm" svg:height="0.467cm" svg:x="3.058cm" svg:y="16.984cm">
          <draw:text-box>
            <text:p text:style-name="P1"><text:span text:style-name="T1">copy is located. </text:span></text:p>
          </draw:text-box>
        </draw:frame>
        <draw:frame draw:style-name="gr218" draw:text-style-name="P2" draw:layer="layout" svg:width="0.558cm" svg:height="0.467cm" svg:x="1.722cm" svg:y="18.144cm">
          <draw:text-box>
            <text:p text:style-name="P1"><text:span text:style-name="T1">7.8</text:span></text:p>
          </draw:text-box>
        </draw:frame>
        <draw:frame draw:style-name="gr213" draw:text-style-name="P2" draw:layer="layout" svg:width="0.444cm" svg:height="0.516cm" svg:x="2.278cm" svg:y="18.065cm">
          <draw:text-box>
            <text:p text:style-name="P1"><text:span text:style-name="T5"><text:s/></text:span></text:p>
          </draw:text-box>
        </draw:frame>
        <draw:frame draw:style-name="gr211" draw:text-style-name="P2" draw:layer="layout" svg:width="0.444cm" svg:height="0.467cm" svg:x="3.058cm" svg:y="18.144cm">
          <draw:text-box>
            <text:p text:style-name="P1"><text:span text:style-name="T1"><text:s text:c="2"/></text:span></text:p>
          </draw:text-box>
        </draw:frame>
        <draw:frame draw:style-name="gr234" draw:text-style-name="P2" draw:layer="layout" svg:width="0.518cm" svg:height="0.467cm" svg:x="3.058cm" svg:y="19.304cm">
          <draw:text-box>
            <text:p text:style-name="P1"><text:span text:style-name="T1">(a)</text:span></text:p>
          </draw:text-box>
        </draw:frame>
        <draw:frame draw:style-name="gr213" draw:text-style-name="P2" draw:layer="layout" svg:width="0.444cm" svg:height="0.516cm" svg:x="3.578cm" svg:y="19.225cm">
          <draw:text-box>
            <text:p text:style-name="P1"><text:span text:style-name="T5"><text:s/></text:span></text:p>
          </draw:text-box>
        </draw:frame>
        <draw:frame draw:style-name="gr235" draw:text-style-name="P2" draw:layer="layout" svg:width="13.673cm" svg:height="0.467cm" svg:x="4.393cm" svg:y="19.304cm">
          <draw:text-box>
            <text:p text:style-name="P1"><text:span text:style-name="T1">Each party has investigated the other's financial circumstances and is </text:span></text:p>
          </draw:text-box>
        </draw:frame>
        <draw:frame draw:style-name="gr236" draw:text-style-name="P2" draw:layer="layout" svg:width="9.249cm" svg:height="0.467cm" svg:x="4.393cm" svg:y="20.238cm">
          <draw:text-box>
            <text:p text:style-name="P1"><text:span text:style-name="T1">satisfied with the disclosure and investigation. </text:span></text:p>
          </draw:text-box>
        </draw:frame>
        <draw:frame draw:style-name="gr224" draw:text-style-name="P2" draw:layer="layout" svg:width="0.541cm" svg:height="0.467cm" svg:x="3.058cm" svg:y="21.399cm">
          <draw:text-box>
            <text:p text:style-name="P1"><text:span text:style-name="T1">(b)</text:span></text:p>
          </draw:text-box>
        </draw:frame>
        <draw:frame draw:style-name="gr213" draw:text-style-name="P2" draw:layer="layout" svg:width="0.444cm" svg:height="0.516cm" svg:x="3.601cm" svg:y="21.319cm">
          <draw:text-box>
            <text:p text:style-name="P1"><text:span text:style-name="T5"><text:s/></text:span></text:p>
          </draw:text-box>
        </draw:frame>
        <draw:frame draw:style-name="gr237" draw:text-style-name="P2" draw:layer="layout" svg:width="14.457cm" svg:height="0.467cm" svg:x="4.393cm" svg:y="21.399cm">
          <draw:text-box>
            <text:p text:style-name="P1"><text:span text:style-name="T1">The parties acknowledge that their respective solicitors have drawn their </text:span></text:p>
          </draw:text-box>
        </draw:frame>
        <draw:frame draw:style-name="gr238" draw:text-style-name="P2" draw:layer="layout" svg:width="14.732cm" svg:height="0.466cm" svg:x="4.393cm" svg:y="22.33cm">
          <draw:text-box>
            <text:p text:style-name="P1"><text:span text:style-name="T1">attention to section 56(4)(a) of the </text:span><text:span text:style-name="T6">Family Law Act</text:span><text:span text:style-name="T1">, that provides as follows: </text:span></text:p>
          </draw:text-box>
        </draw:frame>
        <draw:frame draw:style-name="gr239" draw:text-style-name="P2" draw:layer="layout" svg:width="13.678cm" svg:height="0.466cm" svg:x="4.393cm" svg:y="23.494cm">
          <draw:text-box>
            <text:p text:style-name="P1"><text:span text:style-name="T1">"56(4) <text:s/>A court may, on application, set aside a domestic contract or a </text:span></text:p>
          </draw:text-box>
        </draw:frame>
        <draw:frame draw:style-name="gr240" draw:text-style-name="P2" draw:layer="layout" svg:width="2.998cm" svg:height="0.466cm" svg:x="4.393cm" svg:y="24.425cm">
          <draw:text-box>
            <text:p text:style-name="P1"><text:span text:style-name="T1">provision in it, </text:span></text:p>
          </draw:text-box>
        </draw:frame>
        <draw:frame draw:style-name="gr241" draw:text-style-name="P2" draw:layer="layout" svg:width="12.364cm" svg:height="0.466cm" svg:x="5.061cm" svg:y="25.584cm">
          <draw:text-box>
            <text:p text:style-name="P1"><text:span text:style-name="T1">(a) if a party failed to disclose to the other significant assets, or </text:span></text:p>
          </draw:text-box>
        </draw:frame>
      </draw:page>
      <draw:page draw:name="page8" draw:style-name="dp1" draw:master-page-name="master-page28">
        <draw:frame draw:style-name="gr242" draw:text-style-name="P4" draw:layer="layout" svg:width="3.46cm" svg:height="0.355cm" svg:x="1.054cm" svg:y="0.175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9.044cm" svg:height="0.019cm" svg:x="1cm" svg:y="0.569cm" svg:viewBox="0 0 19045 20" draw:points="0,20 19045,20 19045,0 0,0">
          <text:p/>
        </draw:polygon>
        <draw:frame draw:style-name="gr243" draw:text-style-name="P4" draw:layer="layout" svg:width="1.07cm" svg:height="0.355cm" svg:x="19.011cm" svg:y="0.175cm">
          <draw:text-box>
            <text:p text:style-name="P1"><text:span text:style-name="T7">Page 8 </text:span></text:p>
          </draw:text-box>
        </draw:frame>
        <draw:frame draw:style-name="gr244" draw:text-style-name="P2" draw:layer="layout" svg:width="0.449cm" svg:height="0.471cm" svg:x="1.732cm" svg:y="27.469cm">
          <draw:text-box>
            <text:p text:style-name="P1"><text:span text:style-name="T1"><text:s/></text:span></text:p>
          </draw:text-box>
        </draw:frame>
        <draw:frame draw:style-name="gr245" draw:text-style-name="P2" draw:layer="layout" svg:width="12.678cm" svg:height="0.471cm" svg:x="5.113cm" svg:y="1.604cm">
          <draw:text-box>
            <text:p text:style-name="P1"><text:span text:style-name="T1">significant debts or other liabilities, existing when the domestic </text:span></text:p>
          </draw:text-box>
        </draw:frame>
        <draw:frame draw:style-name="gr246" draw:text-style-name="P2" draw:layer="layout" svg:width="4.131cm" svg:height="0.471cm" svg:x="5.113cm" svg:y="2.543cm">
          <draw:text-box>
            <text:p text:style-name="P1"><text:span text:style-name="T1">contract was made." </text:span></text:p>
          </draw:text-box>
        </draw:frame>
        <draw:frame draw:style-name="gr247" draw:text-style-name="P2" draw:layer="layout" svg:width="0.565cm" svg:height="0.471cm" svg:x="1.732cm" svg:y="3.719cm">
          <draw:text-box>
            <text:p text:style-name="P1"><text:span text:style-name="T1">7.9</text:span></text:p>
          </draw:text-box>
        </draw:frame>
        <draw:frame draw:style-name="gr248" draw:text-style-name="P2" draw:layer="layout" svg:width="0.449cm" svg:height="0.521cm" svg:x="2.295cm" svg:y="3.639cm">
          <draw:text-box>
            <text:p text:style-name="P1"><text:span text:style-name="T5"><text:s/></text:span></text:p>
          </draw:text-box>
        </draw:frame>
        <draw:frame draw:style-name="gr249" draw:text-style-name="P2" draw:layer="layout" svg:width="14.599cm" svg:height="0.471cm" svg:x="3.084cm" svg:y="3.719cm">
          <draw:text-box>
            <text:p text:style-name="P1"><text:span text:style-name="T1">The parties will pay their own costs for the negotiation, preparation, and </text:span></text:p>
          </draw:text-box>
        </draw:frame>
        <draw:frame draw:style-name="gr250" draw:text-style-name="P2" draw:layer="layout" svg:width="5.858cm" svg:height="0.471cm" svg:x="3.084cm" svg:y="4.659cm">
          <draw:text-box>
            <text:p text:style-name="P1"><text:span text:style-name="T1">execution of this Agreement. </text:span></text:p>
          </draw:text-box>
        </draw:frame>
        <draw:frame draw:style-name="gr251" draw:text-style-name="P2" draw:layer="layout" svg:width="0.79cm" svg:height="0.471cm" svg:x="1.732cm" svg:y="5.829cm">
          <draw:text-box>
            <text:p text:style-name="P1"><text:span text:style-name="T1">7.10</text:span></text:p>
          </draw:text-box>
        </draw:frame>
        <draw:frame draw:style-name="gr252" draw:text-style-name="P2" draw:layer="layout" svg:width="0.45cm" svg:height="0.521cm" svg:x="2.52cm" svg:y="5.749cm">
          <draw:text-box>
            <text:p text:style-name="P1"><text:span text:style-name="T5"><text:s/></text:span></text:p>
          </draw:text-box>
        </draw:frame>
        <draw:frame draw:style-name="gr253" draw:text-style-name="P2" draw:layer="layout" svg:width="0.45cm" svg:height="0.471cm" svg:x="3.084cm" svg:y="5.829cm">
          <draw:text-box>
            <text:p text:style-name="P1"><text:span text:style-name="T1"><text:s text:c="2"/></text:span></text:p>
          </draw:text-box>
        </draw:frame>
        <draw:frame draw:style-name="gr254" draw:text-style-name="P2" draw:layer="layout" svg:width="0.525cm" svg:height="0.471cm" svg:x="3.084cm" svg:y="7.004cm">
          <draw:text-box>
            <text:p text:style-name="P1"><text:span text:style-name="T1">(a)</text:span></text:p>
          </draw:text-box>
        </draw:frame>
        <draw:frame draw:style-name="gr255" draw:text-style-name="P2" draw:layer="layout" svg:width="0.45cm" svg:height="0.522cm" svg:x="3.611cm" svg:y="6.924cm">
          <draw:text-box>
            <text:p text:style-name="P1"><text:span text:style-name="T5"><text:s/></text:span></text:p>
          </draw:text-box>
        </draw:frame>
        <draw:frame draw:style-name="gr256" draw:text-style-name="P6" draw:layer="layout" svg:width="14.353cm" svg:height="0.857cm" svg:x="4.436cm" svg:y="7.004cm">
          <draw:text-box>
            <text:p text:style-name="P1"><text:span text:style-name="T1">Natashia has had independent legal advice, from M. Anne Vespry</text:span></text:p>
            <text:p text:style-name="P1"><text:span text:style-name="T1"><text:s/></text:span><text:span text:style-name="T1">as evidenced by the execution of the certificates attached to this Agreement. </text:span></text:p>
          </draw:text-box>
        </draw:frame>
        <draw:frame draw:style-name="gr257" draw:text-style-name="P2" draw:layer="layout" svg:width="0.548cm" svg:height="0.471cm" svg:x="3.084cm" svg:y="10.059cm">
          <draw:text-box>
            <text:p text:style-name="P1"><text:span text:style-name="T1">(b)</text:span></text:p>
          </draw:text-box>
        </draw:frame>
        <draw:frame draw:style-name="gr258" draw:text-style-name="P2" draw:layer="layout" svg:width="0.449cm" svg:height="0.522cm" svg:x="3.634cm" svg:y="9.979cm">
          <draw:text-box>
            <text:p text:style-name="P1"><text:span text:style-name="T5"><text:s/></text:span></text:p>
          </draw:text-box>
        </draw:frame>
        <draw:frame draw:style-name="gr259" draw:text-style-name="P2" draw:layer="layout" svg:width="4.263cm" svg:height="0.471cm" svg:x="4.436cm" svg:y="10.059cm">
          <draw:text-box>
            <text:p text:style-name="P1"><text:span text:style-name="T1">Natashia and Skyler: </text:span></text:p>
          </draw:text-box>
        </draw:frame>
        <draw:frame draw:style-name="gr260" draw:text-style-name="P2" draw:layer="layout" svg:width="0.45cm" svg:height="0.47cm" svg:x="4.436cm" svg:y="11.231cm">
          <draw:text-box>
            <text:p text:style-name="P1"><text:span text:style-name="T1">(i)</text:span></text:p>
          </draw:text-box>
        </draw:frame>
        <draw:frame draw:style-name="gr252" draw:text-style-name="P2" draw:layer="layout" svg:width="0.45cm" svg:height="0.521cm" svg:x="4.869cm" svg:y="11.15cm">
          <draw:text-box>
            <text:p text:style-name="P1"><text:span text:style-name="T5"><text:s/></text:span></text:p>
          </draw:text-box>
        </draw:frame>
        <draw:frame draw:style-name="gr261" draw:text-style-name="P2" draw:layer="layout" svg:width="12.236cm" svg:height="0.47cm" svg:x="5.789cm" svg:y="11.231cm">
          <draw:text-box>
            <text:p text:style-name="P1"><text:span text:style-name="T1">understand their respective rights and obligations under this </text:span></text:p>
          </draw:text-box>
        </draw:frame>
        <draw:frame draw:style-name="gr262" draw:text-style-name="P2" draw:layer="layout" svg:width="9.045cm" svg:height="0.471cm" svg:x="5.789cm" svg:y="12.173cm">
          <draw:text-box>
            <text:p text:style-name="P1"><text:span text:style-name="T1">Agreement and its nature and consequences; </text:span></text:p>
          </draw:text-box>
        </draw:frame>
        <draw:frame draw:style-name="gr263" draw:text-style-name="P2" draw:layer="layout" svg:width="0.561cm" svg:height="0.471cm" svg:x="4.436cm" svg:y="13.344cm">
          <draw:text-box>
            <text:p text:style-name="P1"><text:span text:style-name="T1">(ii)</text:span></text:p>
          </draw:text-box>
        </draw:frame>
        <draw:frame draw:style-name="gr255" draw:text-style-name="P2" draw:layer="layout" svg:width="0.45cm" svg:height="0.522cm" svg:x="5cm" svg:y="13.264cm">
          <draw:text-box>
            <text:p text:style-name="P1"><text:span text:style-name="T5"><text:s/></text:span></text:p>
          </draw:text-box>
        </draw:frame>
        <draw:frame draw:style-name="gr264" draw:text-style-name="P2" draw:layer="layout" svg:width="11.329cm" svg:height="0.471cm" svg:x="5.789cm" svg:y="13.344cm">
          <draw:text-box>
            <text:p text:style-name="P1"><text:span text:style-name="T1">acknowledge that this Agreement is fair and reasonable; </text:span></text:p>
          </draw:text-box>
        </draw:frame>
        <draw:frame draw:style-name="gr265" draw:text-style-name="P2" draw:layer="layout" svg:width="0.692cm" svg:height="0.471cm" svg:x="4.436cm" svg:y="14.516cm">
          <draw:text-box>
            <text:p text:style-name="P1"><text:span text:style-name="T1">(iii)</text:span></text:p>
          </draw:text-box>
        </draw:frame>
        <draw:frame draw:style-name="gr252" draw:text-style-name="P2" draw:layer="layout" svg:width="0.45cm" svg:height="0.521cm" svg:x="5.13cm" svg:y="14.435cm">
          <draw:text-box>
            <text:p text:style-name="P1"><text:span text:style-name="T5"><text:s/></text:span></text:p>
          </draw:text-box>
        </draw:frame>
        <draw:frame draw:style-name="gr266" draw:text-style-name="P2" draw:layer="layout" svg:width="12.217cm" svg:height="0.471cm" svg:x="5.789cm" svg:y="14.516cm">
          <draw:text-box>
            <text:p text:style-name="P1"><text:span text:style-name="T1">acknowledge that they are not under any undue influence or </text:span></text:p>
          </draw:text-box>
        </draw:frame>
        <draw:frame draw:style-name="gr267" draw:text-style-name="P2" draw:layer="layout" svg:width="2.423cm" svg:height="0.471cm" svg:x="5.789cm" svg:y="15.46cm">
          <draw:text-box>
            <text:p text:style-name="P1"><text:span text:style-name="T1">duress; and </text:span></text:p>
          </draw:text-box>
        </draw:frame>
        <draw:frame draw:style-name="gr268" draw:text-style-name="P2" draw:layer="layout" svg:width="0.683cm" svg:height="0.471cm" svg:x="4.436cm" svg:y="16.63cm">
          <draw:text-box>
            <text:p text:style-name="P1"><text:span text:style-name="T1">(iv)</text:span></text:p>
          </draw:text-box>
        </draw:frame>
        <draw:frame draw:style-name="gr255" draw:text-style-name="P2" draw:layer="layout" svg:width="0.45cm" svg:height="0.522cm" svg:x="5.121cm" svg:y="16.55cm">
          <draw:text-box>
            <text:p text:style-name="P1"><text:span text:style-name="T5"><text:s/></text:span></text:p>
          </draw:text-box>
        </draw:frame>
        <draw:frame draw:style-name="gr269" draw:text-style-name="P2" draw:layer="layout" svg:width="12.659cm" svg:height="0.471cm" svg:x="5.789cm" svg:y="16.63cm">
          <draw:text-box>
            <text:p text:style-name="P1"><text:span text:style-name="T1">acknowledge that both are signing this Agreement voluntarily. </text:span></text:p>
          </draw:text-box>
        </draw:frame>
        <draw:frame draw:style-name="gr251" draw:text-style-name="P2" draw:layer="layout" svg:width="0.79cm" svg:height="0.471cm" svg:x="1.732cm" svg:y="17.806cm">
          <draw:text-box>
            <text:p text:style-name="P1"><text:span text:style-name="T1">7.11</text:span></text:p>
          </draw:text-box>
        </draw:frame>
        <draw:frame draw:style-name="gr252" draw:text-style-name="P2" draw:layer="layout" svg:width="0.45cm" svg:height="0.521cm" svg:x="2.52cm" svg:y="17.726cm">
          <draw:text-box>
            <text:p text:style-name="P1"><text:span text:style-name="T5"><text:s/></text:span></text:p>
          </draw:text-box>
        </draw:frame>
        <draw:frame draw:style-name="gr270" draw:text-style-name="P2" draw:layer="layout" svg:width="11.776cm" svg:height="0.471cm" svg:x="3.084cm" svg:y="17.806cm">
          <draw:text-box>
            <text:p text:style-name="P1"><text:span text:style-name="T1">The Agreement may be executed and delivered as follows: </text:span></text:p>
          </draw:text-box>
        </draw:frame>
        <draw:frame draw:style-name="gr254" draw:text-style-name="P2" draw:layer="layout" svg:width="0.525cm" svg:height="0.471cm" svg:x="3.084cm" svg:y="18.977cm">
          <draw:text-box>
            <text:p text:style-name="P1"><text:span text:style-name="T1">(a)</text:span></text:p>
          </draw:text-box>
        </draw:frame>
        <draw:frame draw:style-name="gr252" draw:text-style-name="P2" draw:layer="layout" svg:width="0.45cm" svg:height="0.521cm" svg:x="3.611cm" svg:y="18.897cm">
          <draw:text-box>
            <text:p text:style-name="P1"><text:span text:style-name="T5"><text:s/></text:span></text:p>
          </draw:text-box>
        </draw:frame>
        <draw:frame draw:style-name="gr271" draw:text-style-name="P2" draw:layer="layout" svg:width="14.219cm" svg:height="0.471cm" svg:x="4.436cm" svg:y="18.977cm">
          <draw:text-box>
            <text:p text:style-name="P1"><text:span text:style-name="T1">This Agreement may be signed in one or more counterparts, as may be </text:span></text:p>
          </draw:text-box>
        </draw:frame>
        <draw:frame draw:style-name="gr272" draw:text-style-name="P2" draw:layer="layout" svg:width="12.871cm" svg:height="0.471cm" svg:x="4.436cm" svg:y="19.916cm">
          <draw:text-box>
            <text:p text:style-name="P1"><text:span text:style-name="T1">convenient or required. <text:s/>All counterparts of this Agreement will </text:span></text:p>
          </draw:text-box>
        </draw:frame>
        <draw:frame draw:style-name="gr273" draw:text-style-name="P2" draw:layer="layout" svg:width="7.521cm" svg:height="0.471cm" svg:x="4.436cm" svg:y="20.86cm">
          <draw:text-box>
            <text:p text:style-name="P1"><text:span text:style-name="T1">collectively constitute one document. </text:span></text:p>
          </draw:text-box>
        </draw:frame>
        <draw:frame draw:style-name="gr257" draw:text-style-name="P2" draw:layer="layout" svg:width="0.548cm" svg:height="0.471cm" svg:x="3.084cm" svg:y="22.032cm">
          <draw:text-box>
            <text:p text:style-name="P1"><text:span text:style-name="T1">(b)</text:span></text:p>
          </draw:text-box>
        </draw:frame>
        <draw:frame draw:style-name="gr248" draw:text-style-name="P2" draw:layer="layout" svg:width="0.449cm" svg:height="0.521cm" svg:x="3.634cm" svg:y="21.951cm">
          <draw:text-box>
            <text:p text:style-name="P1"><text:span text:style-name="T5"><text:s/></text:span></text:p>
          </draw:text-box>
        </draw:frame>
        <draw:frame draw:style-name="gr274" draw:text-style-name="P2" draw:layer="layout" svg:width="14.54cm" svg:height="0.471cm" svg:x="4.436cm" svg:y="22.032cm">
          <draw:text-box>
            <text:p text:style-name="P1"><text:span text:style-name="T1">This Agreement or any counterparts may be signed by electronic means, </text:span></text:p>
          </draw:text-box>
        </draw:frame>
        <draw:frame draw:style-name="gr275" draw:text-style-name="P2" draw:layer="layout" svg:width="14.022cm" svg:height="0.471cm" svg:x="4.436cm" svg:y="22.971cm">
          <draw:text-box>
            <text:p text:style-name="P1"><text:span text:style-name="T1">and will bind any such party the same way as the party's handwritten </text:span></text:p>
          </draw:text-box>
        </draw:frame>
        <draw:frame draw:style-name="gr276" draw:text-style-name="P2" draw:layer="layout" svg:width="3.514cm" svg:height="0.471cm" svg:x="4.436cm" svg:y="23.913cm">
          <draw:text-box>
            <text:p text:style-name="P1"><text:span text:style-name="T1">signature would. </text:span></text:p>
          </draw:text-box>
        </draw:frame>
        <draw:frame draw:style-name="gr277" draw:text-style-name="P2" draw:layer="layout" svg:width="0.498cm" svg:height="0.471cm" svg:x="3.084cm" svg:y="25.085cm">
          <draw:text-box>
            <text:p text:style-name="P1"><text:span text:style-name="T1">(c)</text:span></text:p>
          </draw:text-box>
        </draw:frame>
        <draw:frame draw:style-name="gr252" draw:text-style-name="P2" draw:layer="layout" svg:width="0.45cm" svg:height="0.521cm" svg:x="3.584cm" svg:y="25.005cm">
          <draw:text-box>
            <text:p text:style-name="P1"><text:span text:style-name="T5"><text:s/></text:span></text:p>
          </draw:text-box>
        </draw:frame>
        <draw:frame draw:style-name="gr278" draw:text-style-name="P2" draw:layer="layout" svg:width="14.454cm" svg:height="0.471cm" svg:x="4.436cm" svg:y="25.085cm">
          <draw:text-box>
            <text:p text:style-name="P1"><text:span text:style-name="T1">Delivery of a signed Agreement or any signed counterparts by facsimile </text:span></text:p>
          </draw:text-box>
        </draw:frame>
        <draw:frame draw:style-name="gr279" draw:text-style-name="P2" draw:layer="layout" svg:width="14.625cm" svg:height="0.471cm" svg:x="4.436cm" svg:y="26.023cm">
          <draw:text-box>
            <text:p text:style-name="P1"><text:span text:style-name="T1">and/or electronic mail or other electronic means will be sufficient, and an </text:span></text:p>
          </draw:text-box>
        </draw:frame>
      </draw:page>
      <draw:page draw:name="page9" draw:style-name="dp1" draw:master-page-name="master-page28">
        <draw:frame draw:style-name="gr251" draw:text-style-name="P2" draw:layer="layout" svg:width="0.79cm" svg:height="0.471cm" svg:x="1.599cm" svg:y="5.731cm">
          <draw:text-box>
            <text:p text:style-name="P1"><text:span text:style-name="T1">9</text:span></text:p>
          </draw:text-box>
        </draw:frame>
        <draw:frame draw:style-name="gr252" draw:text-style-name="P2" draw:layer="layout" svg:width="0.45cm" svg:height="0.521cm" svg:x="2.387cm" svg:y="5.651cm">
          <draw:text-box>
            <text:p text:style-name="P1"><text:span text:style-name="T5"><text:s/></text:span></text:p>
          </draw:text-box>
        </draw:frame>
        <draw:frame draw:style-name="gr270" draw:text-style-name="P2" draw:layer="layout" svg:width="11.776cm" svg:height="0.471cm" svg:x="2.951cm" svg:y="5.731cm">
          <draw:text-box>
            <text:p text:style-name="P1"><text:span text:style-name="T1">Home insurance</text:span></text:p>
          </draw:text-box>
        </draw:frame>
        <draw:frame draw:style-name="gr254" draw:text-style-name="P2" draw:layer="layout" svg:width="0.525cm" svg:height="0.471cm" svg:x="2.951cm" svg:y="6.902cm">
          <draw:text-box>
            <text:p text:style-name="P1"><text:span text:style-name="T1">(a)</text:span></text:p>
          </draw:text-box>
        </draw:frame>
        <draw:frame draw:style-name="gr252" draw:text-style-name="P2" draw:layer="layout" svg:width="0.45cm" svg:height="0.521cm" svg:x="3.478cm" svg:y="6.822cm">
          <draw:text-box>
            <text:p text:style-name="P1"><text:span text:style-name="T5"><text:s/></text:span></text:p>
          </draw:text-box>
        </draw:frame>
        <draw:frame draw:style-name="gr280" draw:text-style-name="P2" draw:layer="layout" svg:width="15.204cm" svg:height="0.857cm" svg:x="4.303cm" svg:y="6.902cm">
          <draw:text-box>
            <text:p text:style-name="P1"><text:span text:style-name="T1">Skyler will be able to make a claim on the house insurance in regards to the items</text:span></text:p>
            <text:p text:style-name="P1"><text:span text:style-name="T1">That were stolen before the sale of their home.</text:span></text:p>
          </draw:text-box>
        </draw:frame>
        <draw:frame draw:style-name="gr281" draw:text-style-name="P2" draw:layer="layout" svg:width="0.795cm" svg:height="0.429cm" svg:x="1.56cm" svg:y="8.717cm">
          <draw:text-box draw:corner-radius="0.204cm">
            <text:p text:style-name="P1"><text:span text:style-name="T1">10</text:span></text:p>
          </draw:text-box>
        </draw:frame>
        <draw:frame draw:style-name="gr252" draw:text-style-name="P2" draw:layer="layout" svg:width="0.45cm" svg:height="0.521cm" svg:x="2.353cm" svg:y="8.568cm">
          <draw:text-box>
            <text:p text:style-name="P1"><text:span text:style-name="T5"><text:s/></text:span></text:p>
          </draw:text-box>
        </draw:frame>
        <draw:frame draw:style-name="gr270" draw:text-style-name="P2" draw:layer="layout" svg:width="11.776cm" svg:height="0.471cm" svg:x="2.917cm" svg:y="8.648cm">
          <draw:text-box>
            <text:p text:style-name="P1"><text:span text:style-name="T1">Claim of ownership</text:span></text:p>
          </draw:text-box>
        </draw:frame>
        <draw:frame draw:style-name="gr254" draw:text-style-name="P2" draw:layer="layout" svg:width="0.525cm" svg:height="0.471cm" svg:x="2.815cm" svg:y="10.769cm">
          <draw:text-box>
            <text:p text:style-name="P1"><text:span text:style-name="T1">(a)</text:span></text:p>
          </draw:text-box>
        </draw:frame>
        <draw:frame draw:style-name="gr252" draw:text-style-name="P2" draw:layer="layout" svg:width="0.45cm" svg:height="0.521cm" svg:x="3.342cm" svg:y="10.689cm">
          <draw:text-box>
            <text:p text:style-name="P1"><text:span text:style-name="T5"><text:s/></text:span></text:p>
          </draw:text-box>
        </draw:frame>
        <draw:frame draw:style-name="gr280" draw:text-style-name="P2" draw:layer="layout" svg:width="15.204cm" svg:height="0.857cm" svg:x="4.167cm" svg:y="10.769cm">
          <draw:text-box>
            <text:p text:style-name="P1"><text:span text:style-name="T1">Resulting trust: Transferred half of the home into Natashias name but did not </text:span></text:p>
            <text:p text:style-name="P1"><text:span text:style-name="T1">Compensate Skyler for the transfer and was not meant as a gift to Natashia.</text:span></text:p>
          </draw:text-box>
        </draw:frame>
        <draw:frame draw:style-name="gr254" draw:text-style-name="P2" draw:layer="layout" svg:width="0.525cm" svg:height="0.471cm" svg:x="2.815cm" svg:y="12.127cm">
          <draw:text-box>
            <text:p text:style-name="P1"><text:span text:style-name="T1">(b)</text:span></text:p>
          </draw:text-box>
        </draw:frame>
        <draw:frame draw:style-name="gr252" draw:text-style-name="P2" draw:layer="layout" svg:width="0.45cm" svg:height="0.521cm" svg:x="3.342cm" svg:y="12.047cm">
          <draw:text-box>
            <text:p text:style-name="P1"><text:span text:style-name="T5"><text:s/></text:span></text:p>
          </draw:text-box>
        </draw:frame>
        <draw:frame draw:style-name="gr282" draw:text-style-name="P2" draw:layer="layout" svg:width="15.377cm" svg:height="0.857cm" svg:x="4.167cm" svg:y="12.127cm">
          <draw:text-box>
            <text:p text:style-name="P1"><text:span text:style-name="T1">At the time of signing Skyler was not in the right state of mind to sign the contract</text:span></text:p>
            <text:p text:style-name="P1"><text:span text:style-name="T1">And was explained to him in as way where it was deceiving.</text:span></text:p>
          </draw:text-box>
        </draw:frame>
        <draw:frame draw:style-name="gr271" draw:text-style-name="P2" draw:layer="layout" svg:width="14.219cm" svg:height="0.471cm" svg:x="4.025cm" svg:y="9.413cm">
          <draw:text-box>
            <text:p text:style-name="P1"><text:span text:style-name="T1">Two seperate ways to look at the situation</text:span></text:p>
          </draw:text-box>
        </draw:frame>
      </draw:page>
      <draw:page draw:name="page10" draw:style-name="dp1" draw:master-page-name="master-page28">
        <draw:frame draw:style-name="gr283" draw:text-style-name="P4" draw:layer="layout" svg:width="3.46cm" svg:height="0.348cm" svg:x="1.054cm" svg:y="0.379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9.044cm" svg:height="0.018cm" svg:x="1cm" svg:y="0.766cm" svg:viewBox="0 0 19045 19" draw:points="0,19 19045,19 19045,0 0,0">
          <text:p/>
        </draw:polygon>
        <draw:frame draw:style-name="gr284" draw:text-style-name="P4" draw:layer="layout" svg:width="1.07cm" svg:height="0.348cm" svg:x="19.011cm" svg:y="0.379cm">
          <draw:text-box>
            <text:p text:style-name="P1"><text:span text:style-name="T7">Page 9 </text:span></text:p>
          </draw:text-box>
        </draw:frame>
        <draw:frame draw:style-name="gr285" draw:text-style-name="P2" draw:layer="layout" svg:width="0.449cm" svg:height="0.463cm" svg:x="1.732cm" svg:y="27.183cm">
          <draw:text-box>
            <text:p text:style-name="P1"><text:span text:style-name="T1"><text:s/></text:span></text:p>
          </draw:text-box>
        </draw:frame>
        <draw:frame draw:style-name="gr286" draw:text-style-name="P2" draw:layer="layout" svg:width="12.827cm" svg:height="0.462cm" svg:x="4.436cm" svg:y="1.783cm">
          <draw:text-box>
            <text:p text:style-name="P1"><text:span text:style-name="T1">electronic copy will have the same effect as an original executed </text:span></text:p>
          </draw:text-box>
        </draw:frame>
        <draw:frame draw:style-name="gr287" draw:text-style-name="P2" draw:layer="layout" svg:width="2.693cm" svg:height="0.462cm" svg:x="4.436cm" svg:y="2.705cm">
          <draw:text-box>
            <text:p text:style-name="P1"><text:span text:style-name="T1">Agreement. <text:s text:c="2"/></text:span></text:p>
          </draw:text-box>
        </draw:frame>
        <draw:frame draw:style-name="gr288" draw:text-style-name="P2" draw:layer="layout" svg:width="0.79cm" svg:height="0.462cm" svg:x="1.732cm" svg:y="3.86cm">
          <draw:text-box>
            <text:p text:style-name="P1"><text:span text:style-name="T1">7.12</text:span></text:p>
          </draw:text-box>
        </draw:frame>
        <draw:frame draw:style-name="gr289" draw:text-style-name="P2" draw:layer="layout" svg:width="0.45cm" svg:height="0.512cm" svg:x="2.52cm" svg:y="3.781cm">
          <draw:text-box>
            <text:p text:style-name="P1"><text:span text:style-name="T5"><text:s/></text:span></text:p>
          </draw:text-box>
        </draw:frame>
        <draw:frame draw:style-name="gr290" draw:text-style-name="P2" draw:layer="layout" svg:width="16.163cm" svg:height="0.462cm" svg:x="3.084cm" svg:y="3.86cm">
          <draw:text-box>
            <text:p text:style-name="P1"><text:span text:style-name="T1">The effective date of this Agreement is the date on which the latter party signs it. </text:span></text:p>
          </draw:text-box>
        </draw:frame>
        <draw:frame draw:style-name="gr291" draw:text-style-name="P2" draw:layer="layout" svg:width="16.576cm" svg:height="0.462cm" svg:x="1.732cm" svg:y="5.01cm">
          <draw:text-box>
            <text:p text:style-name="P1"><text:span text:style-name="T1">TO EVIDENCE THEIR AGREEMENT NATASHIA AND SKYLER HAVE SIGNED </text:span></text:p>
          </draw:text-box>
        </draw:frame>
        <draw:frame draw:style-name="gr292" draw:text-style-name="P2" draw:layer="layout" svg:width="8.697cm" svg:height="0.463cm" svg:x="1.732cm" svg:y="5.626cm">
          <draw:text-box>
            <text:p text:style-name="P1"><text:span text:style-name="T1">THIS AGREEMENT BEFORE A WITNESS. </text:span></text:p>
          </draw:text-box>
        </draw:frame>
        <draw:frame draw:style-name="gr293" draw:text-style-name="P2" draw:layer="layout" svg:width="0.449cm" svg:height="0.462cm" svg:x="1.732cm" svg:y="6.242cm">
          <draw:text-box>
            <text:p text:style-name="P1"><text:span text:style-name="T1"><text:s/></text:span></text:p>
          </draw:text-box>
        </draw:frame>
        <draw:frame draw:style-name="gr285" draw:text-style-name="P2" draw:layer="layout" svg:width="0.449cm" svg:height="0.463cm" svg:x="1.732cm" svg:y="6.858cm">
          <draw:text-box>
            <text:p text:style-name="P1"><text:span text:style-name="T1"><text:s/></text:span></text:p>
          </draw:text-box>
        </draw:frame>
        <draw:frame draw:style-name="gr294" draw:text-style-name="P2" draw:layer="layout" svg:width="1.476cm" svg:height="0.462cm" svg:x="1.732cm" svg:y="7.474cm">
          <draw:text-box>
            <text:p text:style-name="P1"><text:span text:style-name="T1">DATE: </text:span></text:p>
          </draw:text-box>
        </draw:frame>
        <draw:frame draw:style-name="gr285" draw:text-style-name="P2" draw:layer="layout" svg:width="0.449cm" svg:height="0.463cm" svg:x="1.732cm" svg:y="8.091cm">
          <draw:text-box>
            <text:p text:style-name="P1"><text:span text:style-name="T1"><text:s/></text:span></text:p>
          </draw:text-box>
        </draw:frame>
        <draw:frame draw:style-name="gr293" draw:text-style-name="P2" draw:layer="layout" svg:width="0.449cm" svg:height="0.462cm" svg:x="1.732cm" svg:y="8.703cm">
          <draw:text-box>
            <text:p text:style-name="P1"><text:span text:style-name="T1"><text:s/></text:span></text:p>
          </draw:text-box>
        </draw:frame>
        <draw:frame draw:style-name="gr295" draw:text-style-name="P2" draw:layer="layout" svg:width="5.75cm" svg:height="0.462cm" svg:x="1.732cm" svg:y="9.32cm">
          <draw:text-box>
            <text:p text:style-name="P1"><text:span text:style-name="T1">_________________________ </text:span></text:p>
          </draw:text-box>
        </draw:frame>
        <draw:frame draw:style-name="gr293" draw:text-style-name="P2" draw:layer="layout" svg:width="0.449cm" svg:height="0.462cm" svg:x="8.494cm" svg:y="9.32cm">
          <draw:text-box>
            <text:p text:style-name="P1"><text:span text:style-name="T1"><text:s/></text:span></text:p>
          </draw:text-box>
        </draw:frame>
        <draw:frame draw:style-name="gr296" draw:text-style-name="P2" draw:layer="layout" svg:width="5.751cm" svg:height="0.462cm" svg:x="9.845cm" svg:y="9.32cm">
          <draw:text-box>
            <text:p text:style-name="P1"><text:span text:style-name="T1">_________________________ </text:span></text:p>
          </draw:text-box>
        </draw:frame>
        <draw:frame draw:style-name="gr297" draw:text-style-name="P2" draw:layer="layout" svg:width="1.701cm" svg:height="0.463cm" svg:x="1.732cm" svg:y="9.935cm">
          <draw:text-box>
            <text:p text:style-name="P1"><text:span text:style-name="T1">Witness </text:span></text:p>
          </draw:text-box>
        </draw:frame>
        <draw:frame draw:style-name="gr298" draw:text-style-name="P2" draw:layer="layout" svg:width="0.45cm" svg:height="0.463cm" svg:x="4.436cm" svg:y="9.935cm">
          <draw:text-box>
            <text:p text:style-name="P1"><text:span text:style-name="T1"><text:s/></text:span></text:p>
          </draw:text-box>
        </draw:frame>
        <draw:frame draw:style-name="gr298" draw:text-style-name="P2" draw:layer="layout" svg:width="0.45cm" svg:height="0.463cm" svg:x="5.789cm" svg:y="9.935cm">
          <draw:text-box>
            <text:p text:style-name="P1"><text:span text:style-name="T1"><text:s/></text:span></text:p>
          </draw:text-box>
        </draw:frame>
        <draw:frame draw:style-name="gr285" draw:text-style-name="P2" draw:layer="layout" svg:width="0.449cm" svg:height="0.463cm" svg:x="7.142cm" svg:y="9.935cm">
          <draw:text-box>
            <text:p text:style-name="P1"><text:span text:style-name="T1"><text:s/></text:span></text:p>
          </draw:text-box>
        </draw:frame>
        <draw:frame draw:style-name="gr285" draw:text-style-name="P2" draw:layer="layout" svg:width="0.449cm" svg:height="0.463cm" svg:x="8.494cm" svg:y="9.935cm">
          <draw:text-box>
            <text:p text:style-name="P1"><text:span text:style-name="T1"><text:s/></text:span></text:p>
          </draw:text-box>
        </draw:frame>
        <draw:frame draw:style-name="gr299" draw:text-style-name="P2" draw:layer="layout" svg:width="5.155cm" svg:height="0.463cm" svg:x="9.845cm" svg:y="9.935cm">
          <draw:text-box>
            <text:p text:style-name="P1"><text:span text:style-name="T1">Natashia Lynn Michinski </text:span></text:p>
          </draw:text-box>
        </draw:frame>
        <draw:frame draw:style-name="gr293" draw:text-style-name="P2" draw:layer="layout" svg:width="0.449cm" svg:height="0.462cm" svg:x="1.732cm" svg:y="10.552cm">
          <draw:text-box>
            <text:p text:style-name="P1"><text:span text:style-name="T1"><text:s/></text:span></text:p>
          </draw:text-box>
        </draw:frame>
        <draw:frame draw:style-name="gr285" draw:text-style-name="P2" draw:layer="layout" svg:width="0.449cm" svg:height="0.463cm" svg:x="1.732cm" svg:y="11.167cm">
          <draw:text-box>
            <text:p text:style-name="P1"><text:span text:style-name="T1"><text:s/></text:span></text:p>
          </draw:text-box>
        </draw:frame>
        <draw:frame draw:style-name="gr294" draw:text-style-name="P2" draw:layer="layout" svg:width="1.476cm" svg:height="0.462cm" svg:x="1.732cm" svg:y="11.784cm">
          <draw:text-box>
            <text:p text:style-name="P1"><text:span text:style-name="T1">DATE: </text:span></text:p>
          </draw:text-box>
        </draw:frame>
        <draw:frame draw:style-name="gr285" draw:text-style-name="P2" draw:layer="layout" svg:width="0.449cm" svg:height="0.463cm" svg:x="1.732cm" svg:y="12.399cm">
          <draw:text-box>
            <text:p text:style-name="P1"><text:span text:style-name="T1"><text:s/></text:span></text:p>
          </draw:text-box>
        </draw:frame>
        <draw:frame draw:style-name="gr293" draw:text-style-name="P2" draw:layer="layout" svg:width="0.449cm" svg:height="0.462cm" svg:x="1.732cm" svg:y="13.016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5.75cm" svg:height="0.463cm" svg:x="1.732cm" svg:y="13.631cm">
          <draw:text-box>
            <text:p text:style-name="P1"><text:span text:style-name="T1">_________________________ </text:span></text:p>
          </draw:text-box>
        </draw:frame>
        <draw:frame draw:style-name="gr285" draw:text-style-name="P2" draw:layer="layout" svg:width="0.449cm" svg:height="0.463cm" svg:x="8.494cm" svg:y="13.631cm">
          <draw:text-box>
            <text:p text:style-name="P1"><text:span text:style-name="T1"><text:s/></text:span></text:p>
          </draw:text-box>
        </draw:frame>
        <draw:frame draw:style-name="gr301" draw:text-style-name="P2" draw:layer="layout" svg:width="5.751cm" svg:height="0.463cm" svg:x="9.845cm" svg:y="13.631cm">
          <draw:text-box>
            <text:p text:style-name="P1"><text:span text:style-name="T1">_________________________ </text:span></text:p>
          </draw:text-box>
        </draw:frame>
        <draw:frame draw:style-name="gr302" draw:text-style-name="P2" draw:layer="layout" svg:width="1.701cm" svg:height="0.462cm" svg:x="1.732cm" svg:y="14.249cm">
          <draw:text-box>
            <text:p text:style-name="P1"><text:span text:style-name="T1">Witness </text:span></text:p>
          </draw:text-box>
        </draw:frame>
        <draw:frame draw:style-name="gr303" draw:text-style-name="P2" draw:layer="layout" svg:width="0.45cm" svg:height="0.462cm" svg:x="4.436cm" svg:y="14.249cm">
          <draw:text-box>
            <text:p text:style-name="P1"><text:span text:style-name="T1"><text:s/></text:span></text:p>
          </draw:text-box>
        </draw:frame>
        <draw:frame draw:style-name="gr303" draw:text-style-name="P2" draw:layer="layout" svg:width="0.45cm" svg:height="0.462cm" svg:x="5.789cm" svg:y="14.249cm">
          <draw:text-box>
            <text:p text:style-name="P1"><text:span text:style-name="T1"><text:s/></text:span></text:p>
          </draw:text-box>
        </draw:frame>
        <draw:frame draw:style-name="gr293" draw:text-style-name="P2" draw:layer="layout" svg:width="0.449cm" svg:height="0.462cm" svg:x="7.142cm" svg:y="14.249cm">
          <draw:text-box>
            <text:p text:style-name="P1"><text:span text:style-name="T1"><text:s/></text:span></text:p>
          </draw:text-box>
        </draw:frame>
        <draw:frame draw:style-name="gr293" draw:text-style-name="P2" draw:layer="layout" svg:width="0.449cm" svg:height="0.462cm" svg:x="8.494cm" svg:y="14.249cm">
          <draw:text-box>
            <text:p text:style-name="P1"><text:span text:style-name="T1"><text:s/></text:span></text:p>
          </draw:text-box>
        </draw:frame>
        <draw:frame draw:style-name="gr304" draw:text-style-name="P2" draw:layer="layout" svg:width="3.956cm" svg:height="0.462cm" svg:x="9.845cm" svg:y="14.249cm">
          <draw:text-box>
            <text:p text:style-name="P1"><text:span text:style-name="T1">Justin Skyler Zanth </text:span></text:p>
          </draw:text-box>
        </draw:frame>
      </draw:page>
      <draw:page draw:name="page11" draw:style-name="dp1" draw:master-page-name="master-page41">
        <draw:frame draw:style-name="gr305" draw:text-style-name="P2" draw:layer="layout" svg:width="0.456cm" svg:height="0.571cm" svg:x="1.5cm" svg:y="1.914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1.5cm" svg:y="34.963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1.5cm" svg:y="3.604cm">
          <draw:text-box>
            <text:p text:style-name="P1"><text:span text:style-name="T1"><text:s/></text:span></text:p>
          </draw:text-box>
        </draw:frame>
        <draw:frame draw:style-name="gr306" draw:text-style-name="P2" draw:layer="layout" svg:width="10.911cm" svg:height="0.571cm" svg:x="5.015cm" svg:y="4.366cm">
          <draw:text-box>
            <text:p text:style-name="P1"><text:span text:style-name="T1">CERTIFICATE OF INDEPENDENT LEGAL ADVICE </text:span></text:p>
          </draw:text-box>
        </draw:frame>
        <draw:frame draw:style-name="gr305" draw:text-style-name="P2" draw:layer="layout" svg:width="0.456cm" svg:height="0.571cm" svg:x="1.5cm" svg:y="5.126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1.5cm" svg:y="5.887cm">
          <draw:text-box>
            <text:p text:style-name="P1"><text:span text:style-name="T1"><text:s/></text:span></text:p>
          </draw:text-box>
        </draw:frame>
        <draw:frame draw:style-name="gr307" draw:text-style-name="P2" draw:layer="layout" svg:width="16.282cm" svg:height="0.571cm" svg:x="1.5cm" svg:y="6.647cm">
          <draw:text-box>
            <text:p text:style-name="P1"><text:span text:style-name="T1">I, M. Anne Vespry, of the City of [specify] in the Municipality of [specify], in the </text:span></text:p>
          </draw:text-box>
        </draw:frame>
        <draw:frame draw:style-name="gr308" draw:text-style-name="P2" draw:layer="layout" svg:width="16.995cm" svg:height="0.571cm" svg:x="1.5cm" svg:y="7.403cm">
          <draw:text-box>
            <text:p text:style-name="P1"><text:span text:style-name="T1">Province of Ontario, Barrister and Solicitor, certify that I was consulted by Natashia </text:span></text:p>
          </draw:text-box>
        </draw:frame>
        <draw:frame draw:style-name="gr309" draw:text-style-name="P2" draw:layer="layout" svg:width="17.905cm" svg:height="0.571cm" svg:x="1.5cm" svg:y="8.163cm">
          <draw:text-box>
            <text:p text:style-name="P1"><text:span text:style-name="T1">Lynn Michinski, one of the parties to the attached Separation Agreement with respect to </text:span></text:p>
          </draw:text-box>
        </draw:frame>
        <draw:frame draw:style-name="gr310" draw:text-style-name="P2" draw:layer="layout" svg:width="10.014cm" svg:height="0.571cm" svg:x="1.5cm" svg:y="8.924cm">
          <draw:text-box>
            <text:p text:style-name="P1"><text:span text:style-name="T1">her rights and obligations under this Agreement. </text:span></text:p>
          </draw:text-box>
        </draw:frame>
        <draw:frame draw:style-name="gr305" draw:text-style-name="P2" draw:layer="layout" svg:width="0.456cm" svg:height="0.571cm" svg:x="1.5cm" svg:y="9.684cm">
          <draw:text-box>
            <text:p text:style-name="P1"><text:span text:style-name="T1"><text:s/></text:span></text:p>
          </draw:text-box>
        </draw:frame>
        <draw:frame draw:style-name="gr311" draw:text-style-name="P2" draw:layer="layout" svg:width="16.831cm" svg:height="0.571cm" svg:x="1.5cm" svg:y="10.445cm">
          <draw:text-box>
            <text:p text:style-name="P1"><text:span text:style-name="T1">I acted only for Natashia Lynn Michinski and fully explained to her the nature and </text:span></text:p>
          </draw:text-box>
        </draw:frame>
        <draw:frame draw:style-name="gr312" draw:text-style-name="P2" draw:layer="layout" svg:width="17.334cm" svg:height="0.571cm" svg:x="1.5cm" svg:y="11.205cm">
          <draw:text-box>
            <text:p text:style-name="P1"><text:span text:style-name="T1">effect of the Agreement. Natashia Lynn Michinski acknowledged that she completely </text:span></text:p>
          </draw:text-box>
        </draw:frame>
        <draw:frame draw:style-name="gr313" draw:text-style-name="P2" draw:layer="layout" svg:width="17.644cm" svg:height="0.571cm" svg:x="1.5cm" svg:y="11.968cm">
          <draw:text-box>
            <text:p text:style-name="P1"><text:span text:style-name="T1">understood the nature and effect of the Agreement. Natashia Lynn Michinski executed </text:span></text:p>
          </draw:text-box>
        </draw:frame>
        <draw:frame draw:style-name="gr314" draw:text-style-name="P2" draw:layer="layout" svg:width="17.566cm" svg:height="0.571cm" svg:x="1.5cm" svg:y="12.728cm">
          <draw:text-box>
            <text:p text:style-name="P1"><text:span text:style-name="T1">the Agreement in front of me and confirmed that she was entering into the Agreement </text:span></text:p>
          </draw:text-box>
        </draw:frame>
        <draw:frame draw:style-name="gr315" draw:text-style-name="P2" draw:layer="layout" svg:width="17.521cm" svg:height="0.571cm" svg:x="1.5cm" svg:y="13.489cm">
          <draw:text-box>
            <text:p text:style-name="P1"><text:span text:style-name="T1">of her own volition without any fear, threats, compulsion or influence by Skyler Justin </text:span></text:p>
          </draw:text-box>
        </draw:frame>
        <draw:frame draw:style-name="gr316" draw:text-style-name="P2" draw:layer="layout" svg:width="5.543cm" svg:height="0.571cm" svg:x="1.5cm" svg:y="14.249cm">
          <draw:text-box>
            <text:p text:style-name="P1"><text:span text:style-name="T1">Zanth or any other person. </text:span></text:p>
          </draw:text-box>
        </draw:frame>
        <draw:frame draw:style-name="gr305" draw:text-style-name="P2" draw:layer="layout" svg:width="0.456cm" svg:height="0.571cm" svg:x="1.5cm" svg:y="15.01cm">
          <draw:text-box>
            <text:p text:style-name="P1"><text:span text:style-name="T1"><text:s/></text:span></text:p>
          </draw:text-box>
        </draw:frame>
        <draw:frame draw:style-name="gr317" draw:text-style-name="P2" draw:layer="layout" svg:width="5.259cm" svg:height="0.571cm" svg:x="1.5cm" svg:y="15.77cm">
          <draw:text-box>
            <text:p text:style-name="P1"><text:span text:style-name="T1">Dated at [city] this [date]: </text:span></text:p>
          </draw:text-box>
        </draw:frame>
        <draw:frame draw:style-name="gr305" draw:text-style-name="P2" draw:layer="layout" svg:width="0.456cm" svg:height="0.571cm" svg:x="1.5cm" svg:y="16.525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1.5cm" svg:y="17.286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1.5cm" svg:y="18.046cm">
          <draw:text-box>
            <text:p text:style-name="P1"><text:span text:style-name="T1"><text:s/></text:span></text:p>
          </draw:text-box>
        </draw:frame>
        <draw:frame draw:style-name="gr318" draw:text-style-name="P2" draw:layer="layout" svg:width="6.974cm" svg:height="0.571cm" svg:x="1.5cm" svg:y="18.807cm">
          <draw:text-box>
            <text:p text:style-name="P1"><text:span text:style-name="T1">______________________________ </text:span></text:p>
          </draw:text-box>
        </draw:frame>
        <draw:frame draw:style-name="gr319" draw:text-style-name="P2" draw:layer="layout" svg:width="3.454cm" svg:height="0.571cm" svg:x="1.5cm" svg:y="19.567cm">
          <draw:text-box>
            <text:p text:style-name="P1"><text:span text:style-name="T1">M. Anne Vespry </text:span></text:p>
          </draw:text-box>
        </draw:frame>
        <draw:frame draw:style-name="gr305" draw:text-style-name="P2" draw:layer="layout" svg:width="0.456cm" svg:height="0.571cm" svg:x="1.5cm" svg:y="20.33cm">
          <draw:text-box>
            <text:p text:style-name="P1"><text:span text:style-name="T1"><text:s/></text:span></text:p>
          </draw:text-box>
        </draw:frame>
      </draw:page>
      <draw:page draw:name="page12" draw:style-name="dp1" draw:master-page-name="master-page41">
        <draw:frame draw:style-name="gr305" draw:text-style-name="P2" draw:layer="layout" svg:width="0.456cm" svg:height="0.571cm" svg:x="1.737cm" svg:y="0.218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1.737cm" svg:y="33.267cm">
          <draw:text-box>
            <text:p text:style-name="P1"><text:span text:style-name="T1"><text:s/></text:span></text:p>
          </draw:text-box>
        </draw:frame>
        <draw:frame draw:style-name="gr306" draw:text-style-name="P2" draw:layer="layout" svg:width="10.911cm" svg:height="0.571cm" svg:x="5.252cm" svg:y="1.908cm">
          <draw:text-box>
            <text:p text:style-name="P1"><text:span text:style-name="T1">CERTIFICATE OF INDEPENDENT LEGAL ADVICE </text:span></text:p>
          </draw:text-box>
        </draw:frame>
        <draw:frame draw:style-name="gr305" draw:text-style-name="P2" draw:layer="layout" svg:width="0.456cm" svg:height="0.571cm" svg:x="1.737cm" svg:y="2.67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1.737cm" svg:y="3.43cm">
          <draw:text-box>
            <text:p text:style-name="P1"><text:span text:style-name="T1"><text:s/></text:span></text:p>
          </draw:text-box>
        </draw:frame>
        <draw:frame draw:style-name="gr320" draw:text-style-name="P2" draw:layer="layout" svg:width="17.58cm" svg:height="0.571cm" svg:x="1.737cm" svg:y="4.191cm">
          <draw:text-box>
            <text:p text:style-name="P1"><text:span text:style-name="T1">I, [full name], of the City of [specify] in the Municipality of [specify], in the Province of </text:span></text:p>
          </draw:text-box>
        </draw:frame>
        <draw:frame draw:style-name="gr321" draw:text-style-name="P2" draw:layer="layout" svg:width="17.635cm" svg:height="0.571cm" svg:x="1.737cm" svg:y="4.951cm">
          <draw:text-box>
            <text:p text:style-name="P1"><text:span text:style-name="T1">Ontario, Barrister and Solicitor, certify that I was consulted by Skyler Justin Zanth, one </text:span></text:p>
          </draw:text-box>
        </draw:frame>
        <draw:frame draw:style-name="gr322" draw:text-style-name="P2" draw:layer="layout" svg:width="16.52cm" svg:height="0.571cm" svg:x="1.737cm" svg:y="5.707cm">
          <draw:text-box>
            <text:p text:style-name="P1"><text:span text:style-name="T1">of the parties to the attached Separation Agreement with respect to his rights and </text:span></text:p>
          </draw:text-box>
        </draw:frame>
        <draw:frame draw:style-name="gr323" draw:text-style-name="P2" draw:layer="layout" svg:width="7.052cm" svg:height="0.571cm" svg:x="1.737cm" svg:y="6.467cm">
          <draw:text-box>
            <text:p text:style-name="P1"><text:span text:style-name="T1">obligations under this Agreement. </text:span></text:p>
          </draw:text-box>
        </draw:frame>
        <draw:frame draw:style-name="gr305" draw:text-style-name="P2" draw:layer="layout" svg:width="0.456cm" svg:height="0.571cm" svg:x="1.737cm" svg:y="7.228cm">
          <draw:text-box>
            <text:p text:style-name="P1"><text:span text:style-name="T1"><text:s/></text:span></text:p>
          </draw:text-box>
        </draw:frame>
        <draw:frame draw:style-name="gr324" draw:text-style-name="P2" draw:layer="layout" svg:width="17.466cm" svg:height="0.571cm" svg:x="1.737cm" svg:y="7.988cm">
          <draw:text-box>
            <text:p text:style-name="P1"><text:span text:style-name="T1">I acted only for Skyler Justin Zanth and fully explained to him the nature and effect of </text:span></text:p>
          </draw:text-box>
        </draw:frame>
        <draw:frame draw:style-name="gr325" draw:text-style-name="P2" draw:layer="layout" svg:width="17.416cm" svg:height="0.571cm" svg:x="1.737cm" svg:y="8.749cm">
          <draw:text-box>
            <text:p text:style-name="P1"><text:span text:style-name="T1">the Agreement. Skyler Justin Zanth acknowledged that he completely understood the </text:span></text:p>
          </draw:text-box>
        </draw:frame>
        <draw:frame draw:style-name="gr326" draw:text-style-name="P2" draw:layer="layout" svg:width="16.867cm" svg:height="0.571cm" svg:x="1.737cm" svg:y="9.509cm">
          <draw:text-box>
            <text:p text:style-name="P1"><text:span text:style-name="T1">nature and effect of the Agreement. Skyler Justin Zanth executed the Agreement in </text:span></text:p>
          </draw:text-box>
        </draw:frame>
        <draw:frame draw:style-name="gr313" draw:text-style-name="P2" draw:layer="layout" svg:width="17.644cm" svg:height="0.571cm" svg:x="1.737cm" svg:y="10.272cm">
          <draw:text-box>
            <text:p text:style-name="P1"><text:span text:style-name="T1">front of me and confirmed that he was entering into the Agreement of his own volition </text:span></text:p>
          </draw:text-box>
        </draw:frame>
        <draw:frame draw:style-name="gr327" draw:text-style-name="P2" draw:layer="layout" svg:width="17.484cm" svg:height="0.571cm" svg:x="1.737cm" svg:y="11.032cm">
          <draw:text-box>
            <text:p text:style-name="P1"><text:span text:style-name="T1">without any fear, threats, compulsion or influence by Natashia Lynn Michinski or any </text:span></text:p>
          </draw:text-box>
        </draw:frame>
        <draw:frame draw:style-name="gr328" draw:text-style-name="P2" draw:layer="layout" svg:width="2.8cm" svg:height="0.571cm" svg:x="1.737cm" svg:y="11.793cm">
          <draw:text-box>
            <text:p text:style-name="P1"><text:span text:style-name="T1">other person. </text:span></text:p>
          </draw:text-box>
        </draw:frame>
        <draw:frame draw:style-name="gr305" draw:text-style-name="P2" draw:layer="layout" svg:width="0.456cm" svg:height="0.571cm" svg:x="1.737cm" svg:y="12.553cm">
          <draw:text-box>
            <text:p text:style-name="P1"><text:span text:style-name="T1"><text:s/></text:span></text:p>
          </draw:text-box>
        </draw:frame>
        <draw:frame draw:style-name="gr317" draw:text-style-name="P2" draw:layer="layout" svg:width="5.259cm" svg:height="0.571cm" svg:x="1.737cm" svg:y="13.314cm">
          <draw:text-box>
            <text:p text:style-name="P1"><text:span text:style-name="T1">Dated at [city] this [date]: </text:span></text:p>
          </draw:text-box>
        </draw:frame>
        <draw:frame draw:style-name="gr305" draw:text-style-name="P2" draw:layer="layout" svg:width="0.456cm" svg:height="0.571cm" svg:x="1.737cm" svg:y="14.074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1.737cm" svg:y="14.829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1.737cm" svg:y="15.59cm">
          <draw:text-box>
            <text:p text:style-name="P1"><text:span text:style-name="T1"><text:s/></text:span></text:p>
          </draw:text-box>
        </draw:frame>
        <draw:frame draw:style-name="gr318" draw:text-style-name="P2" draw:layer="layout" svg:width="6.974cm" svg:height="0.571cm" svg:x="1.737cm" svg:y="16.35cm">
          <draw:text-box>
            <text:p text:style-name="P1"><text:span text:style-name="T1">______________________________ </text:span></text:p>
          </draw:text-box>
        </draw:frame>
        <draw:frame draw:style-name="gr329" draw:text-style-name="P2" draw:layer="layout" svg:width="2.338cm" svg:height="0.571cm" svg:x="1.737cm" svg:y="17.111cm">
          <draw:text-box>
            <text:p text:style-name="P1"><text:span text:style-name="T1">[full name] </text:span></text:p>
          </draw:text-box>
        </draw:frame>
        <draw:frame draw:style-name="gr305" draw:text-style-name="P2" draw:layer="layout" svg:width="0.456cm" svg:height="0.571cm" svg:x="1.737cm" svg:y="17.871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1.737cm" svg:y="18.634cm">
          <draw:text-box>
            <text:p text:style-name="P1"><text:span text:style-name="T1"><text:s/></text:span></text:p>
          </draw:text-box>
        </draw:frame>
      </draw:page>
      <draw:page draw:name="page13" draw:style-name="dp1" draw:master-page-name="master-page44">
        <draw:frame draw:style-name="gr305" draw:text-style-name="P2" draw:layer="layout" svg:width="0.456cm" svg:height="0.571cm" svg:x="5.304cm" svg:y="0.558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5.304cm" svg:y="25.156cm">
          <draw:text-box>
            <text:p text:style-name="P1"><text:span text:style-name="T1"><text:s/></text:span></text:p>
          </draw:text-box>
        </draw:frame>
        <draw:polygon draw:style-name="gr35" draw:text-style-name="P5" draw:layer="layout" svg:width="11.085cm" svg:height="0.023cm" svg:x="5.248cm" svg:y="2.83cm" svg:viewBox="0 0 11086 24" draw:points="0,24 11086,24 11086,0 0,0">
          <text:p/>
        </draw:polygon>
        <draw:frame draw:style-name="gr330" draw:text-style-name="P2" draw:layer="layout" svg:width="1.849cm" svg:height="0.571cm" svg:x="5.304cm" svg:y="2.248cm">
          <draw:text-box>
            <text:p text:style-name="P1"><text:span text:style-name="T1">DATED: </text:span></text:p>
          </draw:text-box>
        </draw:frame>
        <draw:frame draw:style-name="gr305" draw:text-style-name="P2" draw:layer="layout" svg:width="0.456cm" svg:height="0.571cm" svg:x="5.304cm" svg:y="3.032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5.304cm" svg:y="3.792cm">
          <draw:text-box>
            <text:p text:style-name="P1"><text:span text:style-name="T1"><text:s/></text:span></text:p>
          </draw:text-box>
        </draw:frame>
        <draw:frame draw:style-name="gr331" draw:text-style-name="P2" draw:layer="layout" svg:width="1.963cm" svg:height="0.571cm" svg:x="5.304cm" svg:y="4.554cm">
          <draw:text-box>
            <text:p text:style-name="P1"><text:span text:style-name="T1">Between: </text:span></text:p>
          </draw:text-box>
        </draw:frame>
        <draw:frame draw:style-name="gr305" draw:text-style-name="P2" draw:layer="layout" svg:width="0.456cm" svg:height="0.571cm" svg:x="5.304cm" svg:y="5.313cm">
          <draw:text-box>
            <text:p text:style-name="P1"><text:span text:style-name="T1"><text:s/></text:span></text:p>
          </draw:text-box>
        </draw:frame>
        <draw:frame draw:style-name="gr332" draw:text-style-name="P2" draw:layer="layout" svg:width="5.228cm" svg:height="0.571cm" svg:x="8.23cm" svg:y="6.075cm">
          <draw:text-box>
            <text:p text:style-name="P1"><text:span text:style-name="T1">Natashia Lynn Michinski </text:span></text:p>
          </draw:text-box>
        </draw:frame>
        <draw:frame draw:style-name="gr305" draw:text-style-name="P2" draw:layer="layout" svg:width="0.456cm" svg:height="0.571cm" svg:x="5.304cm" svg:y="6.835cm">
          <draw:text-box>
            <text:p text:style-name="P1"><text:span text:style-name="T1"><text:s/></text:span></text:p>
          </draw:text-box>
        </draw:frame>
        <draw:frame draw:style-name="gr333" draw:text-style-name="P2" draw:layer="layout" svg:width="0.889cm" svg:height="0.571cm" svg:x="10.402cm" svg:y="7.592cm">
          <draw:text-box>
            <text:p text:style-name="P1"><text:span text:style-name="T1">and </text:span></text:p>
          </draw:text-box>
        </draw:frame>
        <draw:frame draw:style-name="gr305" draw:text-style-name="P2" draw:layer="layout" svg:width="0.456cm" svg:height="0.571cm" svg:x="5.304cm" svg:y="8.352cm">
          <draw:text-box>
            <text:p text:style-name="P1"><text:span text:style-name="T1"><text:s/></text:span></text:p>
          </draw:text-box>
        </draw:frame>
        <draw:frame draw:style-name="gr334" draw:text-style-name="P2" draw:layer="layout" svg:width="4.012cm" svg:height="0.571cm" svg:x="8.843cm" svg:y="9.113cm">
          <draw:text-box>
            <text:p text:style-name="P1"><text:span text:style-name="T1">Skyler Justin Zanth </text:span></text:p>
          </draw:text-box>
        </draw:frame>
        <draw:frame draw:style-name="gr305" draw:text-style-name="P2" draw:layer="layout" svg:width="0.456cm" svg:height="0.571cm" svg:x="5.304cm" svg:y="9.873cm">
          <draw:text-box>
            <text:p text:style-name="P1"><text:span text:style-name="T1"><text:s/></text:span></text:p>
          </draw:text-box>
        </draw:frame>
        <draw:polygon draw:style-name="gr35" draw:text-style-name="P5" draw:layer="layout" svg:width="11.085cm" svg:height="0.023cm" svg:x="5.248cm" svg:y="11.215cm" svg:viewBox="0 0 11086 24" draw:points="0,24 11086,24 11086,0 0,0">
          <text:p/>
        </draw:polygon>
        <draw:frame draw:style-name="gr305" draw:text-style-name="P2" draw:layer="layout" svg:width="0.456cm" svg:height="0.571cm" svg:x="5.304cm" svg:y="10.634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5.304cm" svg:y="11.417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5.304cm" svg:y="12.178cm">
          <draw:text-box>
            <text:p text:style-name="P1"><text:span text:style-name="T1"><text:s/></text:span></text:p>
          </draw:text-box>
        </draw:frame>
        <draw:frame draw:style-name="gr335" draw:text-style-name="P2" draw:layer="layout" svg:width="6.389cm" svg:height="0.571cm" svg:x="7.655cm" svg:y="12.938cm">
          <draw:text-box>
            <text:p text:style-name="P1"><text:span text:style-name="T3">SEPARATION AGREEMENT </text:span></text:p>
          </draw:text-box>
        </draw:frame>
        <draw:frame draw:style-name="gr305" draw:text-style-name="P2" draw:layer="layout" svg:width="0.456cm" svg:height="0.571cm" svg:x="5.304cm" svg:y="13.699cm">
          <draw:text-box>
            <text:p text:style-name="P1"><text:span text:style-name="T1"><text:s/></text:span></text:p>
          </draw:text-box>
        </draw:frame>
        <draw:polygon draw:style-name="gr35" draw:text-style-name="P5" draw:layer="layout" svg:width="11.085cm" svg:height="0.023cm" svg:x="5.248cm" svg:y="15.041cm" svg:viewBox="0 0 11086 24" draw:points="0,24 11086,24 11086,0 0,0">
          <text:p/>
        </draw:polygon>
        <draw:frame draw:style-name="gr305" draw:text-style-name="P2" draw:layer="layout" svg:width="0.456cm" svg:height="0.571cm" svg:x="5.304cm" svg:y="14.461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5.304cm" svg:y="15.243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0.456cm" svg:height="0.571cm" svg:x="5.304cm" svg:y="16.005cm">
          <draw:text-box>
            <text:p text:style-name="P1"><text:span text:style-name="T1"><text:s/></text:span></text:p>
          </draw:text-box>
        </draw:frame>
        <draw:frame draw:style-name="gr319" draw:text-style-name="P2" draw:layer="layout" svg:width="3.454cm" svg:height="0.571cm" svg:x="9.122cm" svg:y="16.765cm">
          <draw:text-box>
            <text:p text:style-name="P1"><text:span text:style-name="T1">M. Anne Vespry </text:span></text:p>
          </draw:text-box>
        </draw:frame>
        <draw:frame draw:style-name="gr336" draw:text-style-name="P2" draw:layer="layout" svg:width="4.542cm" svg:height="0.571cm" svg:x="8.582cm" svg:y="17.526cm">
          <draw:text-box>
            <text:p text:style-name="P1"><text:span text:style-name="T1">Barrister and Solicitor </text:span></text:p>
          </draw:text-box>
        </draw:frame>
        <draw:frame draw:style-name="gr337" draw:text-style-name="P2" draw:layer="layout" svg:width="1.931cm" svg:height="0.571cm" svg:x="9.881cm" svg:y="18.286cm">
          <draw:text-box>
            <text:p text:style-name="P1"><text:span text:style-name="T1">Suite 642 </text:span></text:p>
          </draw:text-box>
        </draw:frame>
        <draw:frame draw:style-name="gr338" draw:text-style-name="P2" draw:layer="layout" svg:width="4.967cm" svg:height="0.571cm" svg:x="8.368cm" svg:y="19.04cm">
          <draw:text-box>
            <text:p text:style-name="P1"><text:span text:style-name="T1">99 - 1568 Merivale Road </text:span></text:p>
          </draw:text-box>
        </draw:frame>
        <draw:frame draw:style-name="gr339" draw:text-style-name="P2" draw:layer="layout" svg:width="5.415cm" svg:height="0.571cm" svg:x="8.134cm" svg:y="19.802cm">
          <draw:text-box>
            <text:p text:style-name="P1"><text:span text:style-name="T1">Ottawa, Ontario <text:s/>K2G 5Y7 </text:span></text:p>
          </draw:text-box>
        </draw:frame>
        <draw:frame draw:style-name="gr340" draw:text-style-name="P2" draw:layer="layout" svg:width="3.49cm" svg:height="0.571cm" svg:x="9.104cm" svg:y="20.563cm">
          <draw:text-box>
            <text:p text:style-name="P1"><text:span text:style-name="T1">Tel: 613 800 8334 </text:span></text:p>
          </draw:text-box>
        </draw:frame>
        <draw:frame draw:style-name="gr341" draw:text-style-name="P2" draw:layer="layout" svg:width="3.582cm" svg:height="0.571cm" svg:x="9.058cm" svg:y="21.324cm">
          <draw:text-box>
            <text:p text:style-name="P1"><text:span text:style-name="T1">Fax: 613 800 8334 </text:span></text:p>
          </draw:text-box>
        </draw:frame>
        <draw:frame draw:style-name="gr342" draw:text-style-name="P2" draw:layer="layout" svg:width="3.331cm" svg:height="0.571cm" svg:x="9.182cm" svg:y="22.084cm">
          <draw:text-box>
            <text:p text:style-name="P1"><text:span text:style-name="T1">anne@vespry.ca </text:span></text:p>
          </draw:text-box>
        </draw:frame>
        <draw:frame draw:style-name="gr305" draw:text-style-name="P2" draw:layer="layout" svg:width="0.456cm" svg:height="0.571cm" svg:x="5.304cm" svg:y="22.845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pitch="variable"/>
    <style:font-face style:name="Palatino Linotype1" svg:font-family="'Palatino Linotype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  <style:master-page style:name="master-page41" style:page-layout-name="PM0" draw:style-name="Mdp1"/>
    <style:master-page style:name="master-page44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25T21:22:41.796000000</dc:date>
    <meta:editing-duration>PT1H16M48S</meta:editing-duration>
    <meta:editing-cycles>5</meta:editing-cycles>
    <meta:generator>LibreOffice/7.5.2.2$Windows_X86_64 LibreOffice_project/53bb9681a964705cf672590721dbc85eb4d0c3a2</meta:generator>
    <meta:document-statistic meta:object-count="553"/>
  </office:meta>
</office:document-meta>
</file>